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47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1.408cm"/>
    </style:style>
    <style:style style:name="co7" style:family="table-column">
      <style:table-column-properties fo:break-before="auto" style:column-width="11.317cm"/>
    </style:style>
    <style:style style:name="co8" style:family="table-column">
      <style:table-column-properties fo:break-before="auto" style:column-width="6.422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3.944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4.427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1.748cm"/>
    </style:style>
    <style:style style:name="co17" style:family="table-column">
      <style:table-column-properties fo:break-before="auto" style:column-width="10.442cm"/>
    </style:style>
    <style:style style:name="co18" style:family="table-column">
      <style:table-column-properties fo:break-before="auto" style:column-width="1.201cm"/>
    </style:style>
    <style:style style:name="co19" style:family="table-column">
      <style:table-column-properties fo:break-before="auto" style:column-width="6.068cm"/>
    </style:style>
    <style:style style:name="co20" style:family="table-column">
      <style:table-column-properties fo:break-before="auto" style:column-width="3.362cm"/>
    </style:style>
    <style:style style:name="co21" style:family="table-column">
      <style:table-column-properties fo:break-before="auto" style:column-width="2.925cm"/>
    </style:style>
    <style:style style:name="co22" style:family="table-column">
      <style:table-column-properties fo:break-before="auto" style:column-width="4.893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5.576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5.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number-columns-repeated="1024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ID</text:p>
          </table:table-cell>
          <table:table-cell office:value-type="string">
            <text:p>Mandant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A2];&quot;','&quot;;[.B2];&quot;','&quot;;[.C2];&quot;','&quot;;[.D2];&quot;');&quot;)" office:value-type="string" office:string-value="insert  into authoritys (id, mandant, oid, auth_authority) values ('2','2','2','ADMIN');">
            <text:p>insert <text:s/>into authoritys (id, mandant, oid, auth_authority) values ('2','2','2','ADMIN');</text:p>
          </table:table-cell>
        </table:table-row>
        <table:table-row table:style-name="ro1">
          <table:table-cell table:number-columns-repeated="5"/>
        </table:table-row>
      </table:table>
      <table:table table:name="USERS_AUTHORITIE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5"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2"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 perm_permission,oid) values ('&quot;;[.A2];&quot;','&quot;;[.C2];&quot;','&quot;;[.D2];&quot;');&quot;)" office:value-type="string" office:string-value="insert  into permissions (id, perm_permission,oid) values ('1000','PERM_newAdresse','1000');">
            <text:p>insert <text:s/>into permissions (id, perm_permission,oid) values ('1000','PERM_newAdresse','1000');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/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 perm_permission,oid) values ('&quot;;[.A3];&quot;','&quot;;[.C3];&quot;','&quot;;[.D3];&quot;');&quot;)" office:value-type="string" office:string-value="insert  into permissions (id, perm_permission,oid) values ('1001','PERM_queryAdresse','1001');">
            <text:p>insert <text:s/>into permissions (id, perm_permission,oid) values ('1001','PERM_queryAdresse','1001');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/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 perm_permission,oid) values ('&quot;;[.A4];&quot;','&quot;;[.C4];&quot;','&quot;;[.D4];&quot;');&quot;)" office:value-type="string" office:string-value="insert  into permissions (id, perm_permission,oid) values ('1002','PERM_copyAdresse','1002');">
            <text:p>insert <text:s/>into permissions (id, perm_permission,oid) values ('1002','PERM_copyAdresse','1002');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/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 perm_permission,oid) values ('&quot;;[.A5];&quot;','&quot;;[.C5];&quot;','&quot;;[.D5];&quot;');&quot;)" office:value-type="string" office:string-value="insert  into permissions (id, perm_permission,oid) values ('1003','PERM_readAdresse','1003');">
            <text:p>insert <text:s/>into permissions (id, perm_permission,oid) values ('1003','PERM_readAdresse','1003');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/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 perm_permission,oid) values ('&quot;;[.A6];&quot;','&quot;;[.C6];&quot;','&quot;;[.D6];&quot;');&quot;)" office:value-type="string" office:string-value="insert  into permissions (id, perm_permission,oid) values ('1004','PERM_updateAdresse','1004');">
            <text:p>insert <text:s/>into permissions (id, perm_permission,oid) values ('1004','PERM_updateAdresse','1004');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/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 perm_permission,oid) values ('&quot;;[.A7];&quot;','&quot;;[.C7];&quot;','&quot;;[.D7];&quot;');&quot;)" office:value-type="string" office:string-value="insert  into permissions (id, perm_permission,oid) values ('1005','PERM_saveAdresse','1005');">
            <text:p>insert <text:s/>into permissions (id, perm_permission,oid) values ('1005','PERM_saveAdresse','1005');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/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 perm_permission,oid) values ('&quot;;[.A8];&quot;','&quot;;[.C8];&quot;','&quot;;[.D8];&quot;');&quot;)" office:value-type="string" office:string-value="insert  into permissions (id, perm_permission,oid) values ('1006','PERM_deleteAdresse','1006');">
            <text:p>insert <text:s/>into permissions (id, perm_permission,oid) values ('1006','PERM_deleteAdresse','1006');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/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 perm_permission,oid) values ('&quot;;[.A9];&quot;','&quot;;[.C9];&quot;','&quot;;[.D9];&quot;');&quot;)" office:value-type="string" office:string-value="insert  into permissions (id, perm_permission,oid) values ('1007','PERM_queryAccount','1007');">
            <text:p>insert <text:s/>into permissions (id, perm_permission,oid) values ('1007','PERM_queryAccount','1007');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/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 perm_permission,oid) values ('&quot;;[.A10];&quot;','&quot;;[.C10];&quot;','&quot;;[.D10];&quot;');&quot;)" office:value-type="string" office:string-value="insert  into permissions (id, perm_permission,oid) values ('1008','PERM_newAccount','1008');">
            <text:p>insert <text:s/>into permissions (id, perm_permission,oid) values ('1008','PERM_newAccount','1008');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/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 perm_permission,oid) values ('&quot;;[.A11];&quot;','&quot;;[.C11];&quot;','&quot;;[.D11];&quot;');&quot;)" office:value-type="string" office:string-value="insert  into permissions (id, perm_permission,oid) values ('1009','PERM_readAccount','1009');">
            <text:p>insert <text:s/>into permissions (id, perm_permission,oid) values ('1009','PERM_readAccount','1009');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/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 perm_permission,oid) values ('&quot;;[.A12];&quot;','&quot;;[.C12];&quot;','&quot;;[.D12];&quot;');&quot;)" office:value-type="string" office:string-value="insert  into permissions (id, perm_permission,oid) values ('1010','PERM_updateAccount','1010');">
            <text:p>insert <text:s/>into permissions (id, perm_permission,oid) values ('1010','PERM_updateAccount','1010');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/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 perm_permission,oid) values ('&quot;;[.A13];&quot;','&quot;;[.C13];&quot;','&quot;;[.D13];&quot;');&quot;)" office:value-type="string" office:string-value="insert  into permissions (id, perm_permission,oid) values ('1011','PERM_saveAccount','1011');">
            <text:p>insert <text:s/>into permissions (id, perm_permission,oid) values ('1011','PERM_saveAccount','1011');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/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 perm_permission,oid) values ('&quot;;[.A14];&quot;','&quot;;[.C14];&quot;','&quot;;[.D14];&quot;');&quot;)" office:value-type="string" office:string-value="insert  into permissions (id, perm_permission,oid) values ('1012','PERM_deleteAccount','1012');">
            <text:p>insert <text:s/>into permissions (id, perm_permission,oid) values ('1012','PERM_deleteAccount','1012');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 perm_permission,oid) values ('&quot;;[.A15];&quot;','&quot;;[.C15];&quot;','&quot;;[.D15];&quot;');&quot;)" office:value-type="string" office:string-value="insert  into permissions (id, perm_permission,oid) values ('1013','PERM_newAuthority','1013');">
            <text:p>insert <text:s/>into permissions (id, perm_permission,oid) values ('1013','PERM_newAuthority','1013');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/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 perm_permission,oid) values ('&quot;;[.A16];&quot;','&quot;;[.C16];&quot;','&quot;;[.D16];&quot;');&quot;)" office:value-type="string" office:string-value="insert  into permissions (id, perm_permission,oid) values ('1014','PERM_queryAuthority','1014');">
            <text:p>insert <text:s/>into permissions (id, perm_permission,oid) values ('1014','PERM_queryAuthority','1014');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/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 perm_permission,oid) values ('&quot;;[.A17];&quot;','&quot;;[.C17];&quot;','&quot;;[.D17];&quot;');&quot;)" office:value-type="string" office:string-value="insert  into permissions (id, perm_permission,oid) values ('1015','PERM_readAuthority','1015');">
            <text:p>insert <text:s/>into permissions (id, perm_permission,oid) values ('1015','PERM_readAuthority','1015');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/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 perm_permission,oid) values ('&quot;;[.A18];&quot;','&quot;;[.C18];&quot;','&quot;;[.D18];&quot;');&quot;)" office:value-type="string" office:string-value="insert  into permissions (id, perm_permission,oid) values ('1016','PERM_updateAuthority','1016');">
            <text:p>insert <text:s/>into permissions (id, perm_permission,oid) values ('1016','PERM_updateAuthority','1016');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/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 perm_permission,oid) values ('&quot;;[.A19];&quot;','&quot;;[.C19];&quot;','&quot;;[.D19];&quot;');&quot;)" office:value-type="string" office:string-value="insert  into permissions (id, perm_permission,oid) values ('1017','PERM_saveAuthority','1017');">
            <text:p>insert <text:s/>into permissions (id, perm_permission,oid) values ('1017','PERM_saveAuthority','1017');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/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 perm_permission,oid) values ('&quot;;[.A20];&quot;','&quot;;[.C20];&quot;','&quot;;[.D20];&quot;');&quot;)" office:value-type="string" office:string-value="insert  into permissions (id, perm_permission,oid) values ('1018','PERM_deleteAuthority','1018');">
            <text:p>insert <text:s/>into permissions (id, perm_permission,oid) values ('1018','PERM_deleteAuthority','1018');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/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 perm_permission,oid) values ('&quot;;[.A21];&quot;','&quot;;[.C21];&quot;','&quot;;[.D21];&quot;');&quot;)" office:value-type="string" office:string-value="insert  into permissions (id, perm_permission,oid) values ('1019','PERM_copyAuthority','1019');">
            <text:p>insert <text:s/>into permissions (id, perm_permission,oid) values ('1019','PERM_copyAuthority','1019');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/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 perm_permission,oid) values ('&quot;;[.A22];&quot;','&quot;;[.C22];&quot;','&quot;;[.D22];&quot;');&quot;)" office:value-type="string" office:string-value="insert  into permissions (id, perm_permission,oid) values ('1020','PERM_queryAuthorityPermission','1020');">
            <text:p>insert <text:s/>into permissions (id, perm_permission,oid) values ('1020','PERM_queryAuthorityPermission','1020');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/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 perm_permission,oid) values ('&quot;;[.A23];&quot;','&quot;;[.C23];&quot;','&quot;;[.D23];&quot;');&quot;)" office:value-type="string" office:string-value="insert  into permissions (id, perm_permission,oid) values ('1021','PERM_readByAuthorityAuthorityPermission','1021');">
            <text:p>insert <text:s/>into permissions (id, perm_permission,oid) values ('1021','PERM_readByAuthorityAuthorityPermission','1021');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/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 perm_permission,oid) values ('&quot;;[.A24];&quot;','&quot;;[.C24];&quot;','&quot;;[.D24];&quot;');&quot;)" office:value-type="string" office:string-value="insert  into permissions (id, perm_permission,oid) values ('1022','PERM_readAuthorityPermission','1022');">
            <text:p>insert <text:s/>into permissions (id, perm_permission,oid) values ('1022','PERM_readAuthorityPermission','1022');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/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 perm_permission,oid) values ('&quot;;[.A25];&quot;','&quot;;[.C25];&quot;','&quot;;[.D25];&quot;');&quot;)" office:value-type="string" office:string-value="insert  into permissions (id, perm_permission,oid) values ('1023','PERM_saveAuthorityPermission','1023');">
            <text:p>insert <text:s/>into permissions (id, perm_permission,oid) values ('1023','PERM_saveAuthorityPermission','1023');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 perm_permission,oid) values ('&quot;;[.A26];&quot;','&quot;;[.C26];&quot;','&quot;;[.D26];&quot;');&quot;)" office:value-type="string" office:string-value="insert  into permissions (id, perm_permission,oid) values ('1024','PERM_deleteAuthorityPermission','1024');">
            <text:p>insert <text:s/>into permissions (id, perm_permission,oid) values ('1024','PERM_deleteAuthorityPermission','1024');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/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 perm_permission,oid) values ('&quot;;[.A27];&quot;','&quot;;[.C27];&quot;','&quot;;[.D27];&quot;');&quot;)" office:value-type="string" office:string-value="insert  into permissions (id, perm_permission,oid) values ('1025','PERM_queryBuerger','1025');">
            <text:p>insert <text:s/>into permissions (id, perm_permission,oid) values ('1025','PERM_queryBuerger','1025');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/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 perm_permission,oid) values ('&quot;;[.A28];&quot;','&quot;;[.C28];&quot;','&quot;;[.D28];&quot;');&quot;)" office:value-type="string" office:string-value="insert  into permissions (id, perm_permission,oid) values ('1026','PERM_newBuerger','1026');">
            <text:p>insert <text:s/>into permissions (id, perm_permission,oid) values ('1026','PERM_newBuerger','1026');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/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 perm_permission,oid) values ('&quot;;[.A29];&quot;','&quot;;[.C29];&quot;','&quot;;[.D29];&quot;');&quot;)" office:value-type="string" office:string-value="insert  into permissions (id, perm_permission,oid) values ('1027','PERM_copyBuerger','1027');">
            <text:p>insert <text:s/>into permissions (id, perm_permission,oid) values ('1027','PERM_copyBuerger','1027');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/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 perm_permission,oid) values ('&quot;;[.A30];&quot;','&quot;;[.C30];&quot;','&quot;;[.D30];&quot;');&quot;)" office:value-type="string" office:string-value="insert  into permissions (id, perm_permission,oid) values ('1028','PERM_readBuerger','1028');">
            <text:p>insert <text:s/>into permissions (id, perm_permission,oid) values ('1028','PERM_readBuerger','1028');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/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 perm_permission,oid) values ('&quot;;[.A31];&quot;','&quot;;[.C31];&quot;','&quot;;[.D31];&quot;');&quot;)" office:value-type="string" office:string-value="insert  into permissions (id, perm_permission,oid) values ('1029','PERM_updateBuerger','1029');">
            <text:p>insert <text:s/>into permissions (id, perm_permission,oid) values ('1029','PERM_updateBuerger','1029');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/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 perm_permission,oid) values ('&quot;;[.A32];&quot;','&quot;;[.C32];&quot;','&quot;;[.D32];&quot;');&quot;)" office:value-type="string" office:string-value="insert  into permissions (id, perm_permission,oid) values ('1030','PERM_saveBuerger','1030');">
            <text:p>insert <text:s/>into permissions (id, perm_permission,oid) values ('1030','PERM_saveBuerger','1030');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/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 perm_permission,oid) values ('&quot;;[.A33];&quot;','&quot;;[.C33];&quot;','&quot;;[.D33];&quot;');&quot;)" office:value-type="string" office:string-value="insert  into permissions (id, perm_permission,oid) values ('1031','PERM_deleteBuerger','1031');">
            <text:p>insert <text:s/>into permissions (id, perm_permission,oid) values ('1031','PERM_deleteBuerger','1031');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 perm_permission,oid) values ('&quot;;[.A34];&quot;','&quot;;[.C34];&quot;','&quot;;[.D34];&quot;');&quot;)" office:value-type="string" office:string-value="insert  into permissions (id, perm_permission,oid) values ('1032','PERM_readBuergerWohnungen','1032');">
            <text:p>insert <text:s/>into permissions (id, perm_permission,oid) values ('1032','PERM_readBuergerWohnungen','1032');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/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 perm_permission,oid) values ('&quot;;[.A35];&quot;','&quot;;[.C35];&quot;','&quot;;[.D35];&quot;');&quot;)" office:value-type="string" office:string-value="insert  into permissions (id, perm_permission,oid) values ('1033','PERM_readBuergerKinder','1033');">
            <text:p>insert <text:s/>into permissions (id, perm_permission,oid) values ('1033','PERM_readBuergerKinder','1033');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/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 perm_permission,oid) values ('&quot;;[.A36];&quot;','&quot;;[.C36];&quot;','&quot;;[.D36];&quot;');&quot;)" office:value-type="string" office:string-value="insert  into permissions (id, perm_permission,oid) values ('1034','PERM_createKindBuerger','1034');">
            <text:p>insert <text:s/>into permissions (id, perm_permission,oid) values ('1034','PERM_createKindBuerger','1034');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/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 perm_permission,oid) values ('&quot;;[.A37];&quot;','&quot;;[.C37];&quot;','&quot;;[.D37];&quot;');&quot;)" office:value-type="string" office:string-value="insert  into permissions (id, perm_permission,oid) values ('1035','PERM_addKindBuerger','1035');">
            <text:p>insert <text:s/>into permissions (id, perm_permission,oid) values ('1035','PERM_addKindBuerger','1035');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/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 perm_permission,oid) values ('&quot;;[.A38];&quot;','&quot;;[.C38];&quot;','&quot;;[.D38];&quot;');&quot;)" office:value-type="string" office:string-value="insert  into permissions (id, perm_permission,oid) values ('1036','PERM_addWohnungBuerger','1036');">
            <text:p>insert <text:s/>into permissions (id, perm_permission,oid) values ('1036','PERM_addWohnungBuerger','1036');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/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 perm_permission,oid) values ('&quot;;[.A39];&quot;','&quot;;[.C39];&quot;','&quot;;[.D39];&quot;');&quot;)" office:value-type="string" office:string-value="insert  into permissions (id, perm_permission,oid) values ('1037','PERM_createWhonungBuerger','1037');">
            <text:p>insert <text:s/>into permissions (id, perm_permission,oid) values ('1037','PERM_createWhonungBuerger','1037');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/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 perm_permission,oid) values ('&quot;;[.A40];&quot;','&quot;;[.C40];&quot;','&quot;;[.D40];&quot;');&quot;)" office:value-type="string" office:string-value="insert  into permissions (id, perm_permission,oid) values ('1038','PERM_readBuergerStaatsangehoerigkeiten','1038');">
            <text:p>insert <text:s/>into permissions (id, perm_permission,oid) values ('1038','PERM_readBuergerStaatsangehoerigkeiten','1038');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 perm_permission,oid) values ('&quot;;[.A41];&quot;','&quot;;[.C41];&quot;','&quot;;[.D41];&quot;');&quot;)" office:value-type="string" office:string-value="insert  into permissions (id, perm_permission,oid) values ('1039','PERM_addStaatangehoerigkeitBuerger','1039');">
            <text:p>insert <text:s/>into permissions (id, perm_permission,oid) values ('1039','PERM_addStaatangehoerigkeitBuerger','1039');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/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 perm_permission,oid) values ('&quot;;[.A42];&quot;','&quot;;[.C42];&quot;','&quot;;[.D42];&quot;');&quot;)" office:value-type="string" office:string-value="insert  into permissions (id, perm_permission,oid) values ('1040','PERM_addPassBuerger','1040');">
            <text:p>insert <text:s/>into permissions (id, perm_permission,oid) values ('1040','PERM_addPassBuerger','1040');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/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 perm_permission,oid) values ('&quot;;[.A43];&quot;','&quot;;[.C43];&quot;','&quot;;[.D43];&quot;');&quot;)" office:value-type="string" office:string-value="insert  into permissions (id, perm_permission,oid) values ('1041','PERM_readBuergerPass','1041');">
            <text:p>insert <text:s/>into permissions (id, perm_permission,oid) values ('1041','PERM_readBuergerPass','1041');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/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 perm_permission,oid) values ('&quot;;[.A44];&quot;','&quot;;[.C44];&quot;','&quot;;[.D44];&quot;');&quot;)" office:value-type="string" office:string-value="insert  into permissions (id, perm_permission,oid) values ('1042','PERM_queryCompanyBaseInfo','1042');">
            <text:p>insert <text:s/>into permissions (id, perm_permission,oid) values ('1042','PERM_queryCompanyBaseInfo','1042');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/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 perm_permission,oid) values ('&quot;;[.A45];&quot;','&quot;;[.C45];&quot;','&quot;;[.D45];&quot;');&quot;)" office:value-type="string" office:string-value="insert  into permissions (id, perm_permission,oid) values ('1043','PERM_newCompanyBaseInfo','1043');">
            <text:p>insert <text:s/>into permissions (id, perm_permission,oid) values ('1043','PERM_newCompanyBaseInfo','1043');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/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 perm_permission,oid) values ('&quot;;[.A46];&quot;','&quot;;[.C46];&quot;','&quot;;[.D46];&quot;');&quot;)" office:value-type="string" office:string-value="insert  into permissions (id, perm_permission,oid) values ('1044','PERM_readCompanyBaseInfo','1044');">
            <text:p>insert <text:s/>into permissions (id, perm_permission,oid) values ('1044','PERM_readCompanyBaseInfo','1044');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/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 perm_permission,oid) values ('&quot;;[.A47];&quot;','&quot;;[.C47];&quot;','&quot;;[.D47];&quot;');&quot;)" office:value-type="string" office:string-value="insert  into permissions (id, perm_permission,oid) values ('1045','PERM_updateCompanyBaseInfo','1045');">
            <text:p>insert <text:s/>into permissions (id, perm_permission,oid) values ('1045','PERM_updateCompanyBaseInfo','1045');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/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 perm_permission,oid) values ('&quot;;[.A48];&quot;','&quot;;[.C48];&quot;','&quot;;[.D48];&quot;');&quot;)" office:value-type="string" office:string-value="insert  into permissions (id, perm_permission,oid) values ('1046','PERM_saveCompanyBaseInfo','1046');">
            <text:p>insert <text:s/>into permissions (id, perm_permission,oid) values ('1046','PERM_saveCompanyBaseInfo','1046');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/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 perm_permission,oid) values ('&quot;;[.A49];&quot;','&quot;;[.C49];&quot;','&quot;;[.D49];&quot;');&quot;)" office:value-type="string" office:string-value="insert  into permissions (id, perm_permission,oid) values ('1047','PERM_deleteCompanyBaseInfo','1047');">
            <text:p>insert <text:s/>into permissions (id, perm_permission,oid) values ('1047','PERM_deleteCompanyBaseInfo','1047');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/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 perm_permission,oid) values ('&quot;;[.A50];&quot;','&quot;;[.C50];&quot;','&quot;;[.D50];&quot;');&quot;)" office:value-type="string" office:string-value="insert  into permissions (id, perm_permission,oid) values ('1048','PERM_queryMandant','1048');">
            <text:p>insert <text:s/>into permissions (id, perm_permission,oid) values ('1048','PERM_queryMandant','1048');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/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 perm_permission,oid) values ('&quot;;[.A51];&quot;','&quot;;[.C51];&quot;','&quot;;[.D51];&quot;');&quot;)" office:value-type="string" office:string-value="insert  into permissions (id, perm_permission,oid) values ('1049','PERM_newMandant','1049');">
            <text:p>insert <text:s/>into permissions (id, perm_permission,oid) values ('1049','PERM_newMandant','1049');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 perm_permission,oid) values ('&quot;;[.A52];&quot;','&quot;;[.C52];&quot;','&quot;;[.D52];&quot;');&quot;)" office:value-type="string" office:string-value="insert  into permissions (id, perm_permission,oid) values ('1050','PERM_copyMandant','1050');">
            <text:p>insert <text:s/>into permissions (id, perm_permission,oid) values ('1050','PERM_copyMandant','1050');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/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 perm_permission,oid) values ('&quot;;[.A53];&quot;','&quot;;[.C53];&quot;','&quot;;[.D53];&quot;');&quot;)" office:value-type="string" office:string-value="insert  into permissions (id, perm_permission,oid) values ('1051','PERM_readMandant','1051');">
            <text:p>insert <text:s/>into permissions (id, perm_permission,oid) values ('1051','PERM_readMandant','1051');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/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 perm_permission,oid) values ('&quot;;[.A54];&quot;','&quot;;[.C54];&quot;','&quot;;[.D54];&quot;');&quot;)" office:value-type="string" office:string-value="insert  into permissions (id, perm_permission,oid) values ('1052','PERM_updateMandant','1052');">
            <text:p>insert <text:s/>into permissions (id, perm_permission,oid) values ('1052','PERM_updateMandant','1052');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/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 perm_permission,oid) values ('&quot;;[.A55];&quot;','&quot;;[.C55];&quot;','&quot;;[.D55];&quot;');&quot;)" office:value-type="string" office:string-value="insert  into permissions (id, perm_permission,oid) values ('1053','PERM_saveMandant','1053');">
            <text:p>insert <text:s/>into permissions (id, perm_permission,oid) values ('1053','PERM_saveMandant','1053');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/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 perm_permission,oid) values ('&quot;;[.A56];&quot;','&quot;;[.C56];&quot;','&quot;;[.D56];&quot;');&quot;)" office:value-type="string" office:string-value="insert  into permissions (id, perm_permission,oid) values ('1054','PERM_deleteMandant','1054');">
            <text:p>insert <text:s/>into permissions (id, perm_permission,oid) values ('1054','PERM_deleteMandant','1054');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/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 perm_permission,oid) values ('&quot;;[.A57];&quot;','&quot;;[.C57];&quot;','&quot;;[.D57];&quot;');&quot;)" office:value-type="string" office:string-value="insert  into permissions (id, perm_permission,oid) values ('1055','PERM_queryPass','1055');">
            <text:p>insert <text:s/>into permissions (id, perm_permission,oid) values ('1055','PERM_queryPass','1055');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/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 perm_permission,oid) values ('&quot;;[.A58];&quot;','&quot;;[.C58];&quot;','&quot;;[.D58];&quot;');&quot;)" office:value-type="string" office:string-value="insert  into permissions (id, perm_permission,oid) values ('1056','PERM_newPass','1056');">
            <text:p>insert <text:s/>into permissions (id, perm_permission,oid) values ('1056','PERM_newPass','1056');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/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 perm_permission,oid) values ('&quot;;[.A59];&quot;','&quot;;[.C59];&quot;','&quot;;[.D59];&quot;');&quot;)" office:value-type="string" office:string-value="insert  into permissions (id, perm_permission,oid) values ('1057','PERM_copyPass','1057');">
            <text:p>insert <text:s/>into permissions (id, perm_permission,oid) values ('1057','PERM_copyPass','1057');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/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 perm_permission,oid) values ('&quot;;[.A60];&quot;','&quot;;[.C60];&quot;','&quot;;[.D60];&quot;');&quot;)" office:value-type="string" office:string-value="insert  into permissions (id, perm_permission,oid) values ('1058','PERM_readPass','1058');">
            <text:p>insert <text:s/>into permissions (id, perm_permission,oid) values ('1058','PERM_readPass','1058');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/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 perm_permission,oid) values ('&quot;;[.A61];&quot;','&quot;;[.C61];&quot;','&quot;;[.D61];&quot;');&quot;)" office:value-type="string" office:string-value="insert  into permissions (id, perm_permission,oid) values ('1059','PERM_updatePass','1059');">
            <text:p>insert <text:s/>into permissions (id, perm_permission,oid) values ('1059','PERM_updatePass','1059');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/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 perm_permission,oid) values ('&quot;;[.A62];&quot;','&quot;;[.C62];&quot;','&quot;;[.D62];&quot;');&quot;)" office:value-type="string" office:string-value="insert  into permissions (id, perm_permission,oid) values ('1060','PERM_savePass','1060');">
            <text:p>insert <text:s/>into permissions (id, perm_permission,oid) values ('1060','PERM_savePass','1060');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 perm_permission,oid) values ('&quot;;[.A63];&quot;','&quot;;[.C63];&quot;','&quot;;[.D63];&quot;');&quot;)" office:value-type="string" office:string-value="insert  into permissions (id, perm_permission,oid) values ('1061','PERM_deletePass','1061');">
            <text:p>insert <text:s/>into permissions (id, perm_permission,oid) values ('1061','PERM_deletePass','1061');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/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 perm_permission,oid) values ('&quot;;[.A64];&quot;','&quot;;[.C64];&quot;','&quot;;[.D64];&quot;');&quot;)" office:value-type="string" office:string-value="insert  into permissions (id, perm_permission,oid) values ('1062','PERM_addStaatangehoerigkeitPass','1062');">
            <text:p>insert <text:s/>into permissions (id, perm_permission,oid) values ('1062','PERM_addStaatangehoerigkeitPass','1062');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/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 perm_permission,oid) values ('&quot;;[.A65];&quot;','&quot;;[.C65];&quot;','&quot;;[.D65];&quot;');&quot;)" office:value-type="string" office:string-value="insert  into permissions (id, perm_permission,oid) values ('1063','PERM_readPassStaatsangehoerigkeiten','1063');">
            <text:p>insert <text:s/>into permissions (id, perm_permission,oid) values ('1063','PERM_readPassStaatsangehoerigkeiten','1063');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/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 perm_permission,oid) values ('&quot;;[.A66];&quot;','&quot;;[.C66];&quot;','&quot;;[.D66];&quot;');&quot;)" office:value-type="string" office:string-value="insert  into permissions (id, perm_permission,oid) values ('1064','PERM_queryPermission','1064');">
            <text:p>insert <text:s/>into permissions (id, perm_permission,oid) values ('1064','PERM_queryPermission','1064');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/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 perm_permission,oid) values ('&quot;;[.A67];&quot;','&quot;;[.C67];&quot;','&quot;;[.D67];&quot;');&quot;)" office:value-type="string" office:string-value="insert  into permissions (id, perm_permission,oid) values ('1065','PERM_readPermission','1065');">
            <text:p>insert <text:s/>into permissions (id, perm_permission,oid) values ('1065','PERM_readPermission','1065');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/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 perm_permission,oid) values ('&quot;;[.A68];&quot;','&quot;;[.C68];&quot;','&quot;;[.D68];&quot;');&quot;)" office:value-type="string" office:string-value="insert  into permissions (id, perm_permission,oid) values ('1066','PERM_savePermission','1066');">
            <text:p>insert <text:s/>into permissions (id, perm_permission,oid) values ('1066','PERM_savePermission','1066');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/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 perm_permission,oid) values ('&quot;;[.A69];&quot;','&quot;;[.C69];&quot;','&quot;;[.D69];&quot;');&quot;)" office:value-type="string" office:string-value="insert  into permissions (id, perm_permission,oid) values ('1067','PERM_deletePermission','1067');">
            <text:p>insert <text:s/>into permissions (id, perm_permission,oid) values ('1067','PERM_deletePermission','1067');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/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 perm_permission,oid) values ('&quot;;[.A70];&quot;','&quot;;[.C70];&quot;','&quot;;[.D70];&quot;');&quot;)" office:value-type="string" office:string-value="insert  into permissions (id, perm_permission,oid) values ('1068','PERM_getPrincipal','1068');">
            <text:p>insert <text:s/>into permissions (id, perm_permission,oid) values ('1068','PERM_getPrincipal','1068');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/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 perm_permission,oid) values ('&quot;;[.A71];&quot;','&quot;;[.C71];&quot;','&quot;;[.D71];&quot;');&quot;)" office:value-type="string" office:string-value="insert  into permissions (id, perm_permission,oid) values ('1069','PERM_queryStaatsangehoerigkeit','1069');">
            <text:p>insert <text:s/>into permissions (id, perm_permission,oid) values ('1069','PERM_queryStaatsangehoerigkeit','1069');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 perm_permission,oid) values ('&quot;;[.A72];&quot;','&quot;;[.C72];&quot;','&quot;;[.D72];&quot;');&quot;)" office:value-type="string" office:string-value="insert  into permissions (id, perm_permission,oid) values ('1070','PERM_createStaatsangehoerigkeit','1070');">
            <text:p>insert <text:s/>into permissions (id, perm_permission,oid) values ('1070','PERM_createStaatsangehoerigkeit','1070');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/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 perm_permission,oid) values ('&quot;;[.A73];&quot;','&quot;;[.C73];&quot;','&quot;;[.D73];&quot;');&quot;)" office:value-type="string" office:string-value="insert  into permissions (id, perm_permission,oid) values ('1071','PERM_readStaatsangehoerigkeit','1071');">
            <text:p>insert <text:s/>into permissions (id, perm_permission,oid) values ('1071','PERM_readStaatsangehoerigkeit','1071');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/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 perm_permission,oid) values ('&quot;;[.A74];&quot;','&quot;;[.C74];&quot;','&quot;;[.D74];&quot;');&quot;)" office:value-type="string" office:string-value="insert  into permissions (id, perm_permission,oid) values ('1072','PERM_deleteStaatsangehoerigkeit','1072');">
            <text:p>insert <text:s/>into permissions (id, perm_permission,oid) values ('1072','PERM_deleteStaatsangehoerigkeit','1072');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/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 perm_permission,oid) values ('&quot;;[.A75];&quot;','&quot;;[.C75];&quot;','&quot;;[.D75];&quot;');&quot;)" office:value-type="string" office:string-value="insert  into permissions (id, perm_permission,oid) values ('1073','PERM_queryUserAuthority','1073');">
            <text:p>insert <text:s/>into permissions (id, perm_permission,oid) values ('1073','PERM_queryUserAuthority','1073');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/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 perm_permission,oid) values ('&quot;;[.A76];&quot;','&quot;;[.C76];&quot;','&quot;;[.D76];&quot;');&quot;)" office:value-type="string" office:string-value="insert  into permissions (id, perm_permission,oid) values ('1074','PERM_readByUsernameUserAuthority','1074');">
            <text:p>insert <text:s/>into permissions (id, perm_permission,oid) values ('1074','PERM_readByUsernameUserAuthority','1074');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/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 perm_permission,oid) values ('&quot;;[.A77];&quot;','&quot;;[.C77];&quot;','&quot;;[.D77];&quot;');&quot;)" office:value-type="string" office:string-value="insert  into permissions (id, perm_permission,oid) values ('1075','PERM_readUserAuthority','1075');">
            <text:p>insert <text:s/>into permissions (id, perm_permission,oid) values ('1075','PERM_readUserAuthority','1075');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/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 perm_permission,oid) values ('&quot;;[.A78];&quot;','&quot;;[.C78];&quot;','&quot;;[.D78];&quot;');&quot;)" office:value-type="string" office:string-value="insert  into permissions (id, perm_permission,oid) values ('1076','PERM_saveUserAuthority','1076');">
            <text:p>insert <text:s/>into permissions (id, perm_permission,oid) values ('1076','PERM_saveUserAuthority','1076');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/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 perm_permission,oid) values ('&quot;;[.A79];&quot;','&quot;;[.C79];&quot;','&quot;;[.D79];&quot;');&quot;)" office:value-type="string" office:string-value="insert  into permissions (id, perm_permission,oid) values ('1077','PERM_deleteUserAuthority','1077');">
            <text:p>insert <text:s/>into permissions (id, perm_permission,oid) values ('1077','PERM_deleteUserAuthority','1077');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/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 perm_permission,oid) values ('&quot;;[.A80];&quot;','&quot;;[.C80];&quot;','&quot;;[.D80];&quot;');&quot;)" office:value-type="string" office:string-value="insert  into permissions (id, perm_permission,oid) values ('1078','PERM_queryUser','1078');">
            <text:p>insert <text:s/>into permissions (id, perm_permission,oid) values ('1078','PERM_queryUser','1078');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/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 perm_permission,oid) values ('&quot;;[.A81];&quot;','&quot;;[.C81];&quot;','&quot;;[.D81];&quot;');&quot;)" office:value-type="string" office:string-value="insert  into permissions (id, perm_permission,oid) values ('1079','PERM_newUser','1079');">
            <text:p>insert <text:s/>into permissions (id, perm_permission,oid) values ('1079','PERM_newUser','1079');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/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 perm_permission,oid) values ('&quot;;[.A82];&quot;','&quot;;[.C82];&quot;','&quot;;[.D82];&quot;');&quot;)" office:value-type="string" office:string-value="insert  into permissions (id, perm_permission,oid) values ('1080','PERM_readUser','1080');">
            <text:p>insert <text:s/>into permissions (id, perm_permission,oid) values ('1080','PERM_readUser','1080');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/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 perm_permission,oid) values ('&quot;;[.A83];&quot;','&quot;;[.C83];&quot;','&quot;;[.D83];&quot;');&quot;)" office:value-type="string" office:string-value="insert  into permissions (id, perm_permission,oid) values ('1081','PERM_readUsername','1081');">
            <text:p>insert <text:s/>into permissions (id, perm_permission,oid) values ('1081','PERM_readUsername','1081');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/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 perm_permission,oid) values ('&quot;;[.A84];&quot;','&quot;;[.C84];&quot;','&quot;;[.D84];&quot;');&quot;)" office:value-type="string" office:string-value="insert  into permissions (id, perm_permission,oid) values ('1082','PERM_updateUser','1082');">
            <text:p>insert <text:s/>into permissions (id, perm_permission,oid) values ('1082','PERM_updateUser','1082');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/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 perm_permission,oid) values ('&quot;;[.A85];&quot;','&quot;;[.C85];&quot;','&quot;;[.D85];&quot;');&quot;)" office:value-type="string" office:string-value="insert  into permissions (id, perm_permission,oid) values ('1083','PERM_saveUser','1083');">
            <text:p>insert <text:s/>into permissions (id, perm_permission,oid) values ('1083','PERM_saveUser','1083');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/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 perm_permission,oid) values ('&quot;;[.A86];&quot;','&quot;;[.C86];&quot;','&quot;;[.D86];&quot;');&quot;)" office:value-type="string" office:string-value="insert  into permissions (id, perm_permission,oid) values ('1084','PERM_deleteUser','1084');">
            <text:p>insert <text:s/>into permissions (id, perm_permission,oid) values ('1084','PERM_deleteUser','1084');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/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 perm_permission,oid) values ('&quot;;[.A87];&quot;','&quot;;[.C87];&quot;','&quot;;[.D87];&quot;');&quot;)" office:value-type="string" office:string-value="insert  into permissions (id, perm_permission,oid) values ('1085','PERM_addMandantUser','1085');">
            <text:p>insert <text:s/>into permissions (id, perm_permission,oid) values ('1085','PERM_addMandantUser','1085');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/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 perm_permission,oid) values ('&quot;;[.A88];&quot;','&quot;;[.C88];&quot;','&quot;;[.D88];&quot;');&quot;)" office:value-type="string" office:string-value="insert  into permissions (id, perm_permission,oid) values ('1086','PERM_copyUser','1086');">
            <text:p>insert <text:s/>into permissions (id, perm_permission,oid) values ('1086','PERM_copyUser','1086');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/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 perm_permission,oid) values ('&quot;;[.A89];&quot;','&quot;;[.C89];&quot;','&quot;;[.D89];&quot;');&quot;)" office:value-type="string" office:string-value="insert  into permissions (id, perm_permission,oid) values ('1087','PERM_queryWohnung','1087');">
            <text:p>insert <text:s/>into permissions (id, perm_permission,oid) values ('1087','PERM_queryWohnung','1087');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/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 perm_permission,oid) values ('&quot;;[.A90];&quot;','&quot;;[.C90];&quot;','&quot;;[.D90];&quot;');&quot;)" office:value-type="string" office:string-value="insert  into permissions (id, perm_permission,oid) values ('1088','PERM_newWohnung','1088');">
            <text:p>insert <text:s/>into permissions (id, perm_permission,oid) values ('1088','PERM_newWohnung','1088');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/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 perm_permission,oid) values ('&quot;;[.A91];&quot;','&quot;;[.C91];&quot;','&quot;;[.D91];&quot;');&quot;)" office:value-type="string" office:string-value="insert  into permissions (id, perm_permission,oid) values ('1089','PERM_copyWohnung','1089');">
            <text:p>insert <text:s/>into permissions (id, perm_permission,oid) values ('1089','PERM_copyWohnung','1089');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/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 perm_permission,oid) values ('&quot;;[.A92];&quot;','&quot;;[.C92];&quot;','&quot;;[.D92];&quot;');&quot;)" office:value-type="string" office:string-value="insert  into permissions (id, perm_permission,oid) values ('1090','PERM_readWohnung','1090');">
            <text:p>insert <text:s/>into permissions (id, perm_permission,oid) values ('1090','PERM_readWohnung','1090');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/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 perm_permission,oid) values ('&quot;;[.A93];&quot;','&quot;;[.C93];&quot;','&quot;;[.D93];&quot;');&quot;)" office:value-type="string" office:string-value="insert  into permissions (id, perm_permission,oid) values ('1091','PERM_updateWohnung','1091');">
            <text:p>insert <text:s/>into permissions (id, perm_permission,oid) values ('1091','PERM_updateWohnung','1091');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/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 perm_permission,oid) values ('&quot;;[.A94];&quot;','&quot;;[.C94];&quot;','&quot;;[.D94];&quot;');&quot;)" office:value-type="string" office:string-value="insert  into permissions (id, perm_permission,oid) values ('1092','PERM_saveWohnung','1092');">
            <text:p>insert <text:s/>into permissions (id, perm_permission,oid) values ('1092','PERM_saveWohnung','1092');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/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 perm_permission,oid) values ('&quot;;[.A95];&quot;','&quot;;[.C95];&quot;','&quot;;[.D95];&quot;');&quot;)" office:value-type="string" office:string-value="insert  into permissions (id, perm_permission,oid) values ('1093','PERM_deleteWohnung','1093');">
            <text:p>insert <text:s/>into permissions (id, perm_permission,oid) values ('1093','PERM_deleteWohnung','1093');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/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 perm_permission,oid) values ('&quot;;[.A96];&quot;','&quot;;[.C96];&quot;','&quot;;[.D96];&quot;');&quot;)" office:value-type="string" office:string-value="insert  into permissions (id, perm_permission,oid) values ('1094','PERM_readWohnungAdresse','1094');">
            <text:p>insert <text:s/>into permissions (id, perm_permission,oid) values ('1094','PERM_readWohnungAdresse','1094');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/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 perm_permission,oid) values ('&quot;;[.A97];&quot;','&quot;;[.C97];&quot;','&quot;;[.D97];&quot;');&quot;)" office:value-type="string" office:string-value="insert  into permissions (id, perm_permission,oid) values ('1095','PERM_addAdresseWohnung','1095');">
            <text:p>insert <text:s/>into permissions (id, perm_permission,oid) values ('1095','PERM_addAdresseWohnung','1095');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/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 perm_permission,oid) values ('&quot;;[.A98];&quot;','&quot;;[.C98];&quot;','&quot;;[.D98];&quot;');&quot;)" office:value-type="string" office:string-value="insert  into permissions (id, perm_permission,oid) values ('1096','PERM_releaseWohnungBuerger','1096');">
            <text:p>insert <text:s/>into permissions (id, perm_permission,oid) values ('1096','PERM_releaseWohnungBuerger','109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7">
            <text:p>1097</text:p>
          </table:table-cell>
          <table:table-cell/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 perm_permission,oid) values ('&quot;;[.A99];&quot;','&quot;;[.C99];&quot;','&quot;;[.D99];&quot;');&quot;)" office:value-type="string" office:string-value="insert  into permissions (id, perm_permission,oid) values ('1097','PERM_releaseWohnungAllBuerger','1097');">
            <text:p>insert <text:s/>into permissions (id, perm_permission,oid) values ('1097','PERM_releaseWohnungAllBuerger','109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8">
            <text:p>1098</text:p>
          </table:table-cell>
          <table:table-cell/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 perm_permission,oid) values ('&quot;;[.A100];&quot;','&quot;;[.C100];&quot;','&quot;;[.D100];&quot;');&quot;)" office:value-type="string" office:string-value="insert  into permissions (id, perm_permission,oid) values ('1098','PERM_readWohnungBuerger','1098');">
            <text:p>insert <text:s/>into permissions (id, perm_permission,oid) values ('1098','PERM_readWohnungBuerger','109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9">
            <text:p>1099</text:p>
          </table:table-cell>
          <table:table-cell/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 perm_permission,oid) values ('&quot;;[.A101];&quot;','&quot;;[.C101];&quot;','&quot;;[.D101];&quot;');&quot;)" office:value-type="string" office:string-value="insert  into permissions (id, perm_permission,oid) values ('1099','PERM_releaseBuergerElternteil','1099');">
            <text:p>insert <text:s/>into permissions (id, perm_permission,oid) values ('1099','PERM_releaseBuergerElternteil','109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 perm_permission,oid) values ('&quot;;[.A102];&quot;','&quot;;[.C102];&quot;','&quot;;[.D102];&quot;');&quot;)" office:value-type="string" office:string-value="insert  into permissions (id, perm_permission,oid) values ('1100','PERM_releaseBuergerEltern','1100');">
            <text:p>insert <text:s/>into permissions (id, perm_permission,oid) values ('1100','PERM_releaseBuergerEltern','110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1">
            <text:p>1101</text:p>
          </table:table-cell>
          <table:table-cell/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 perm_permission,oid) values ('&quot;;[.A103];&quot;','&quot;;[.C103];&quot;','&quot;;[.D103];&quot;');&quot;)" office:value-type="string" office:string-value="insert  into permissions (id, perm_permission,oid) values ('1101','PERM_readEltern','1101');">
            <text:p>insert <text:s/>into permissions (id, perm_permission,oid) values ('1101','PERM_readEltern','110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2">
            <text:p>1102</text:p>
          </table:table-cell>
          <table:table-cell/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 perm_permission,oid) values ('&quot;;[.A104];&quot;','&quot;;[.C104];&quot;','&quot;;[.D104];&quot;');&quot;)" office:value-type="string" office:string-value="insert  into permissions (id, perm_permission,oid) values ('1102','PERM_newSachbearbeiter','1102');">
            <text:p>insert <text:s/>into permissions (id, perm_permission,oid) values ('1102','PERM_newSachbearbeiter','110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3">
            <text:p>1103</text:p>
          </table:table-cell>
          <table:table-cell/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 perm_permission,oid) values ('&quot;;[.A105];&quot;','&quot;;[.C105];&quot;','&quot;;[.D105];&quot;');&quot;)" office:value-type="string" office:string-value="insert  into permissions (id, perm_permission,oid) values ('1103','PERM_querySachbearbeiter','1103');">
            <text:p>insert <text:s/>into permissions (id, perm_permission,oid) values ('1103','PERM_querySachbearbeiter','110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4">
            <text:p>1104</text:p>
          </table:table-cell>
          <table:table-cell/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 perm_permission,oid) values ('&quot;;[.A106];&quot;','&quot;;[.C106];&quot;','&quot;;[.D106];&quot;');&quot;)" office:value-type="string" office:string-value="insert  into permissions (id, perm_permission,oid) values ('1104','PERM_copySachbearbeiter','1104');">
            <text:p>insert <text:s/>into permissions (id, perm_permission,oid) values ('1104','PERM_copySachbearbeiter','110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5">
            <text:p>1105</text:p>
          </table:table-cell>
          <table:table-cell/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 perm_permission,oid) values ('&quot;;[.A107];&quot;','&quot;;[.C107];&quot;','&quot;;[.D107];&quot;');&quot;)" office:value-type="string" office:string-value="insert  into permissions (id, perm_permission,oid) values ('1105','PERM_readSachbearbeiter','1105');">
            <text:p>insert <text:s/>into permissions (id, perm_permission,oid) values ('1105','PERM_readSachbearbeiter','110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6">
            <text:p>1106</text:p>
          </table:table-cell>
          <table:table-cell/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 perm_permission,oid) values ('&quot;;[.A108];&quot;','&quot;;[.C108];&quot;','&quot;;[.D108];&quot;');&quot;)" office:value-type="string" office:string-value="insert  into permissions (id, perm_permission,oid) values ('1106','PERM_updateSachbearbeiter','1106');">
            <text:p>insert <text:s/>into permissions (id, perm_permission,oid) values ('1106','PERM_updateSachbearbeiter','110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7">
            <text:p>1107</text:p>
          </table:table-cell>
          <table:table-cell/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 perm_permission,oid) values ('&quot;;[.A109];&quot;','&quot;;[.C109];&quot;','&quot;;[.D109];&quot;');&quot;)" office:value-type="string" office:string-value="insert  into permissions (id, perm_permission,oid) values ('1107','PERM_saveSachbearbeiter','1107');">
            <text:p>insert <text:s/>into permissions (id, perm_permission,oid) values ('1107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/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 perm_permission,oid) values ('&quot;;[.A110];&quot;','&quot;;[.C110];&quot;','&quot;;[.D110];&quot;');&quot;)" office:value-type="string" office:string-value="insert  into permissions (id, perm_permission,oid) values ('1108','PERM_deleteSachbearbeiter','1108');">
            <text:p>insert <text:s/>into permissions (id, perm_permission,oid) values ('1108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/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 perm_permission,oid) values ('&quot;;[.A111];&quot;','&quot;;[.C111];&quot;','&quot;;[.D111];&quot;');&quot;)" office:value-type="string" office:string-value="insert  into permissions (id, perm_permission,oid) values ('1109','PERM_readSachbearbeiterBuerger','1109');">
            <text:p>insert <text:s/>into permissions (id, perm_permission,oid) values ('1109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/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 perm_permission,oid) values ('&quot;;[.A112];&quot;','&quot;;[.C112];&quot;','&quot;;[.D112];&quot;');&quot;)" office:value-type="string" office:string-value="insert  into permissions (id, perm_permission,oid) values ('1110','PERM_releaseSachbearbeiterBuerger','1110');">
            <text:p>insert <text:s/>into permissions (id, perm_permission,oid) values ('1110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 perm_permission,oid) values ('&quot;;[.A113];&quot;','&quot;;[.C113];&quot;','&quot;;[.D113];&quot;');&quot;)" office:value-type="string" office:string-value="insert  into permissions (id, perm_permission,oid) values ('1111','PERM_releaseSachbearbeiterAllBuerger','1111');">
            <text:p>insert <text:s/>into permissions (id, perm_permission,oid) values ('1111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/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 perm_permission,oid) values ('&quot;;[.A114];&quot;','&quot;;[.C114];&quot;','&quot;;[.D114];&quot;');&quot;)" office:value-type="string" office:string-value="insert  into permissions (id, perm_permission,oid) values ('1112','PERM_releaseSachbearbeiterUser','1112');">
            <text:p>insert <text:s/>into permissions (id, perm_permission,oid) values ('111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/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 perm_permission,oid) values ('&quot;;[.A115];&quot;','&quot;;[.C115];&quot;','&quot;;[.D115];&quot;');&quot;)" office:value-type="string" office:string-value="insert  into permissions (id, perm_permission,oid) values ('1113','PERM_createBuergerSachbearbeiter','1113');">
            <text:p>insert <text:s/>into permissions (id, perm_permission,oid) values ('1113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/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 perm_permission,oid) values ('&quot;;[.A116];&quot;','&quot;;[.C116];&quot;','&quot;;[.D116];&quot;');&quot;)" office:value-type="string" office:string-value="insert  into permissions (id, perm_permission,oid) values ('1114','PERM_addBuergerSachbearbeiter','1114');">
            <text:p>insert <text:s/>into permissions (id, perm_permission,oid) values ('1114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/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 perm_permission,oid) values ('&quot;;[.A117];&quot;','&quot;;[.C117];&quot;','&quot;;[.D117];&quot;');&quot;)" office:value-type="string" office:string-value="insert  into permissions (id, perm_permission,oid) values ('1115','PERM_createUserSachbearbeiter','1115');">
            <text:p>insert <text:s/>into permissions (id, perm_permission,oid) values ('1115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/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 perm_permission,oid) values ('&quot;;[.A118];&quot;','&quot;;[.C118];&quot;','&quot;;[.D118];&quot;');&quot;)" office:value-type="string" office:string-value="insert  into permissions (id, perm_permission,oid) values ('1116','PERM_addUserSachbearbeiter','1116');">
            <text:p>insert <text:s/>into permissions (id, perm_permission,oid) values ('1116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/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 perm_permission,oid) values ('&quot;;[.A119];&quot;','&quot;;[.C119];&quot;','&quot;;[.D119];&quot;');&quot;)" office:value-type="string" office:string-value="insert  into permissions (id, perm_permission,oid) values ('1117','PERM_readSachbearbeiterUser','1117');">
            <text:p>insert <text:s/>into permissions (id, perm_permission,oid) values ('1117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 perm_permission,oid) values ('&quot;;[.A120];&quot;','&quot;;[.C120];&quot;','&quot;;[.D120];&quot;');&quot;)" office:value-type="string" office:string-value="insert  into permissions (id, perm_permission,oid) values ('1118','PERM_readBuergerSachbearbeiter','1118');">
            <text:p>insert <text:s/>into permissions (id, perm_permission,oid) values ('1118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 perm_permission,oid) values ('&quot;;[.A121];&quot;','&quot;;[.C121];&quot;','&quot;;[.D121];&quot;');&quot;)" office:value-type="string" office:string-value="insert  into permissions (id, perm_permission,oid) values ('1119','PERM_addSachbearbeiterBuerger','1119');">
            <text:p>insert <text:s/>into permissions (id, perm_permission,oid) values ('1119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 perm_permission,oid) values ('&quot;;[.A122];&quot;','&quot;;[.C122];&quot;','&quot;;[.D122];&quot;');&quot;)" office:value-type="string" office:string-value="insert  into permissions (id, perm_permission,oid) values ('1120','PERM_createSachbearbeiterBuerger','1120');">
            <text:p>insert <text:s/>into permissions (id, perm_permission,oid) values ('1120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 perm_permission,oid) values ('&quot;;[.A123];&quot;','&quot;;[.C123];&quot;','&quot;;[.D123];&quot;');&quot;)" office:value-type="string" office:string-value="insert  into permissions (id, perm_permission,oid) values ('1121','PERM_releaseBuergerAllSachbearbeiter','1121');">
            <text:p>insert <text:s/>into permissions (id, perm_permission,oid) values ('1121','PERM_releaseBuergerAllSachbearbeiter','112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2">
            <text:p>1122</text:p>
          </table:table-cell>
          <table:table-cell/>
          <table:table-cell office:value-type="string">
            <text:p>PERM_createWohnungBuerger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 into permissions (id, perm_permission,oid) values ('&quot;;[.A124];&quot;','&quot;;[.C124];&quot;','&quot;;[.D124];&quot;');&quot;)" office:value-type="string" office:string-value="insert  into permissions (id, perm_permission,oid) values ('1122','PERM_createWohnungBuerger','1122');">
            <text:p>insert <text:s/>into permissions (id, perm_permission,oid) values ('1122','PERM_createWohnungBuerger','112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3">
            <text:p>1123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 into permissions (id, perm_permission,oid) values ('&quot;;[.A125];&quot;','&quot;;[.C125];&quot;','&quot;;[.D125];&quot;');&quot;)" office:value-type="string" office:string-value="insert  into permissions (id, perm_permission,oid) values ('1123','PERM_addStaatangehoerigkeitBuerger','1123');">
            <text:p>insert <text:s/>into permissions (id, perm_permission,oid) values ('1123','PERM_addStaatangehoerigkeitBuerger','112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4">
            <text:p>1124</text:p>
          </table:table-cell>
          <table:table-cell/>
          <table:table-cell office:value-type="string">
            <text:p>PERM_addPassBuerger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 into permissions (id, perm_permission,oid) values ('&quot;;[.A126];&quot;','&quot;;[.C126];&quot;','&quot;;[.D126];&quot;');&quot;)" office:value-type="string" office:string-value="insert  into permissions (id, perm_permission,oid) values ('1124','PERM_addPassBuerger','1124');">
            <text:p>insert <text:s/>into permissions (id, perm_permission,oid) values ('1124','PERM_addPassBuerger','112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5">
            <text:p>1125</text:p>
          </table:table-cell>
          <table:table-cell/>
          <table:table-cell office:value-type="string">
            <text:p>PERM_createPassBuerger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 into permissions (id, perm_permission,oid) values ('&quot;;[.A127];&quot;','&quot;;[.C127];&quot;','&quot;;[.D127];&quot;');&quot;)" office:value-type="string" office:string-value="insert  into permissions (id, perm_permission,oid) values ('1125','PERM_createPassBuerger','1125');">
            <text:p>insert <text:s/>into permissions (id, perm_permission,oid) values ('1125','PERM_createPassBuerger','112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6">
            <text:p>1126</text:p>
          </table:table-cell>
          <table:table-cell/>
          <table:table-cell office:value-type="string">
            <text:p>PERM_readBuergerPass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 into permissions (id, perm_permission,oid) values ('&quot;;[.A128];&quot;','&quot;;[.C128];&quot;','&quot;;[.D128];&quot;');&quot;)" office:value-type="string" office:string-value="insert  into permissions (id, perm_permission,oid) values ('1126','PERM_readBuergerPass','1126');">
            <text:p>insert <text:s/>into permissions (id, perm_permission,oid) values ('1126','PERM_readBuergerPass','112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7">
            <text:p>1127</text:p>
          </table:table-cell>
          <table:table-cell/>
          <table:table-cell office:value-type="string">
            <text:p>PERM_releaseBuergerPaesse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 into permissions (id, perm_permission,oid) values ('&quot;;[.A129];&quot;','&quot;;[.C129];&quot;','&quot;;[.D129];&quot;');&quot;)" office:value-type="string" office:string-value="insert  into permissions (id, perm_permission,oid) values ('1127','PERM_releaseBuergerPaesse','1127');">
            <text:p>insert <text:s/>into permissions (id, perm_permission,oid) values ('1127','PERM_releaseBuergerPaesse','112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8">
            <text:p>112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 into permissions (id, perm_permission,oid) values ('&quot;;[.A130];&quot;','&quot;;[.C130];&quot;','&quot;;[.D130];&quot;');&quot;)" office:value-type="string" office:string-value="insert  into permissions (id, perm_permission,oid) values ('1128','PERM_readBuergerSachbearbeiter','1128');">
            <text:p>insert <text:s/>into permissions (id, perm_permission,oid) values ('1128','PERM_readBuergerSachbearbeiter','112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9">
            <text:p>112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 into permissions (id, perm_permission,oid) values ('&quot;;[.A131];&quot;','&quot;;[.C131];&quot;','&quot;;[.D131];&quot;');&quot;)" office:value-type="string" office:string-value="insert  into permissions (id, perm_permission,oid) values ('1129','PERM_addSachbearbeiterBuerger','1129');">
            <text:p>insert <text:s/>into permissions (id, perm_permission,oid) values ('1129','PERM_addSachbearbeiterBuerger','112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0">
            <text:p>113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 into permissions (id, perm_permission,oid) values ('&quot;;[.A132];&quot;','&quot;;[.C132];&quot;','&quot;;[.D132];&quot;');&quot;)" office:value-type="string" office:string-value="insert  into permissions (id, perm_permission,oid) values ('1130','PERM_createSachbearbeiterBuerger','1130');">
            <text:p>insert <text:s/>into permissions (id, perm_permission,oid) values ('1130','PERM_createSachbearbeiterBuerger','113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1">
            <text:p>113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 into permissions (id, perm_permission,oid) values ('&quot;;[.A133];&quot;','&quot;;[.C133];&quot;','&quot;;[.D133];&quot;');&quot;)" office:value-type="string" office:string-value="insert  into permissions (id, perm_permission,oid) values ('1131','PERM_releaseBuergerAllSachbearbeiter','1131');">
            <text:p>insert <text:s/>into permissions (id, perm_permission,oid) values ('1131','PERM_releaseBuergerAllSachbearbeiter','113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2">
            <text:p>1132</text:p>
          </table:table-cell>
          <table:table-cell/>
          <table:table-cell office:value-type="string">
            <text:p>PERM_copyListBuerger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 into permissions (id, perm_permission,oid) values ('&quot;;[.A134];&quot;','&quot;;[.C134];&quot;','&quot;;[.D134];&quot;');&quot;)" office:value-type="string" office:string-value="insert  into permissions (id, perm_permission,oid) values ('1132','PERM_copyListBuerger','1132');">
            <text:p>insert <text:s/>into permissions (id, perm_permission,oid) values ('1132','PERM_copyListBuerger','113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3">
            <text:p>1133</text:p>
          </table:table-cell>
          <table:table-cell/>
          <table:table-cell office:value-type="string">
            <text:p>PERM_releaseBuergerWohnungen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 into permissions (id, perm_permission,oid) values ('&quot;;[.A135];&quot;','&quot;;[.C135];&quot;','&quot;;[.D135];&quot;');&quot;)" office:value-type="string" office:string-value="insert  into permissions (id, perm_permission,oid) values ('1133','PERM_releaseBuergerWohnungen','1133');">
            <text:p>insert <text:s/>into permissions (id, perm_permission,oid) values ('1133','PERM_releaseBuergerWohnungen','113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4">
            <text:p>1134</text:p>
          </table:table-cell>
          <table:table-cell/>
          <table:table-cell office:value-type="string">
            <text:p>PERM_deleteListBuerger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 into permissions (id, perm_permission,oid) values ('&quot;;[.A136];&quot;','&quot;;[.C136];&quot;','&quot;;[.D136];&quot;');&quot;)" office:value-type="string" office:string-value="insert  into permissions (id, perm_permission,oid) values ('1134','PERM_deleteListBuerger','1134');">
            <text:p>insert <text:s/>into permissions (id, perm_permission,oid) values ('1134','PERM_deleteListBuerger','113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5">
            <text:p>1135</text:p>
          </table:table-cell>
          <table:table-cell/>
          <table:table-cell office:value-type="string">
            <text:p>PERM_releasePassBuerger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 into permissions (id, perm_permission,oid) values ('&quot;;[.A137];&quot;','&quot;;[.C137];&quot;','&quot;;[.D137];&quot;');&quot;)" office:value-type="string" office:string-value="insert  into permissions (id, perm_permission,oid) values ('1135','PERM_releasePassBuerger','1135');">
            <text:p>insert <text:s/>into permissions (id, perm_permission,oid) values ('1135','PERM_releasePassBuerger','113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6">
            <text:p>1136</text:p>
          </table:table-cell>
          <table:table-cell/>
          <table:table-cell office:value-type="string">
            <text:p>PERM_readPassBuerger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 into permissions (id, perm_permission,oid) values ('&quot;;[.A138];&quot;','&quot;;[.C138];&quot;','&quot;;[.D138];&quot;');&quot;)" office:value-type="string" office:string-value="insert  into permissions (id, perm_permission,oid) values ('1136','PERM_readPassBuerger','1136');">
            <text:p>insert <text:s/>into permissions (id, perm_permission,oid) values ('1136','PERM_readPassBuerger','113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7">
            <text:p>1137</text:p>
          </table:table-cell>
          <table:table-cell/>
          <table:table-cell office:value-type="string">
            <text:p>PERM_copyListPass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 into permissions (id, perm_permission,oid) values ('&quot;;[.A139];&quot;','&quot;;[.C139];&quot;','&quot;;[.D139];&quot;');&quot;)" office:value-type="string" office:string-value="insert  into permissions (id, perm_permission,oid) values ('1137','PERM_copyListPass','1137');">
            <text:p>insert <text:s/>into permissions (id, perm_permission,oid) values ('1137','PERM_copyListPass','113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8">
            <text:p>1138</text:p>
          </table:table-cell>
          <table:table-cell/>
          <table:table-cell office:value-type="string">
            <text:p>PERM_deleteListPass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 into permissions (id, perm_permission,oid) values ('&quot;;[.A140];&quot;','&quot;;[.C140];&quot;','&quot;;[.D140];&quot;');&quot;)" office:value-type="string" office:string-value="insert  into permissions (id, perm_permission,oid) values ('1138','PERM_deleteListPass','1138');">
            <text:p>insert <text:s/>into permissions (id, perm_permission,oid) values ('1138','PERM_deleteListPass','113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9">
            <text:p>1139</text:p>
          </table:table-cell>
          <table:table-cell/>
          <table:table-cell office:value-type="string">
            <text:p>PERM_releaseStaatsangehoerigkeitAllBuerger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 into permissions (id, perm_permission,oid) values ('&quot;;[.A141];&quot;','&quot;;[.C141];&quot;','&quot;;[.D141];&quot;');&quot;)" office:value-type="string" office:string-value="insert  into permissions (id, perm_permission,oid) values ('1139','PERM_releaseStaatsangehoerigkeitAllBuerger','1139');">
            <text:p>insert <text:s/>into permissions (id, perm_permission,oid) values ('1139','PERM_releaseStaatsangehoerigkeitAllBuerger','113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40">
            <text:p>1140</text:p>
          </table:table-cell>
          <table:table-cell/>
          <table:table-cell office:value-type="string">
            <text:p>PERM_readStaatsangehoerigkeitBuerger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 into permissions (id, perm_permission,oid) values ('&quot;;[.A142];&quot;','&quot;;[.C142];&quot;','&quot;;[.D142];&quot;');&quot;)" office:value-type="string" office:string-value="insert  into permissions (id, perm_permission,oid) values ('1140','PERM_readStaatsangehoerigkeitBuerger','1140');">
            <text:p>insert <text:s/>into permissions (id, perm_permission,oid) values ('1140','PERM_readStaatsangehoerigkeitBuerger','1140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into authoritys_permissions (authority_id, permission_id) values ('&quot;;[.A124];&quot;','&quot;;[.B124];&quot;');&quot;)" office:value-type="string" office:string-value="insert into authoritys_permissions (authority_id, permission_id) values ('2','1122');">
            <text:p>insert into authoritys_permissions (authority_id, permission_id) values ('2','11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into authoritys_permissions (authority_id, permission_id) values ('&quot;;[.A125];&quot;','&quot;;[.B125];&quot;');&quot;)" office:value-type="string" office:string-value="insert into authoritys_permissions (authority_id, permission_id) values ('2','1123');">
            <text:p>insert into authoritys_permissions (authority_id, permission_id) values ('2','11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into authoritys_permissions (authority_id, permission_id) values ('&quot;;[.A126];&quot;','&quot;;[.B126];&quot;');&quot;)" office:value-type="string" office:string-value="insert into authoritys_permissions (authority_id, permission_id) values ('2','1124');">
            <text:p>insert into authoritys_permissions (authority_id, permission_id) values ('2','11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into authoritys_permissions (authority_id, permission_id) values ('&quot;;[.A127];&quot;','&quot;;[.B127];&quot;');&quot;)" office:value-type="string" office:string-value="insert into authoritys_permissions (authority_id, permission_id) values ('2','1125');">
            <text:p>insert into authoritys_permissions (authority_id, permission_id) values ('2','11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into authoritys_permissions (authority_id, permission_id) values ('&quot;;[.A128];&quot;','&quot;;[.B128];&quot;');&quot;)" office:value-type="string" office:string-value="insert into authoritys_permissions (authority_id, permission_id) values ('2','1126');">
            <text:p>insert into authoritys_permissions (authority_id, permission_id) values ('2','11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into authoritys_permissions (authority_id, permission_id) values ('&quot;;[.A129];&quot;','&quot;;[.B129];&quot;');&quot;)" office:value-type="string" office:string-value="insert into authoritys_permissions (authority_id, permission_id) values ('2','1127');">
            <text:p>insert into authoritys_permissions (authority_id, permission_id) values ('2','11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into authoritys_permissions (authority_id, permission_id) values ('&quot;;[.A130];&quot;','&quot;;[.B130];&quot;');&quot;)" office:value-type="string" office:string-value="insert into authoritys_permissions (authority_id, permission_id) values ('2','1128');">
            <text:p>insert into authoritys_permissions (authority_id, permission_id) values ('2','11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into authoritys_permissions (authority_id, permission_id) values ('&quot;;[.A131];&quot;','&quot;;[.B131];&quot;');&quot;)" office:value-type="string" office:string-value="insert into authoritys_permissions (authority_id, permission_id) values ('2','1129');">
            <text:p>insert into authoritys_permissions (authority_id, permission_id) values ('2','11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into authoritys_permissions (authority_id, permission_id) values ('&quot;;[.A132];&quot;','&quot;;[.B132];&quot;');&quot;)" office:value-type="string" office:string-value="insert into authoritys_permissions (authority_id, permission_id) values ('2','1130');">
            <text:p>insert into authoritys_permissions (authority_id, permission_id) values ('2','11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into authoritys_permissions (authority_id, permission_id) values ('&quot;;[.A133];&quot;','&quot;;[.B133];&quot;');&quot;)" office:value-type="string" office:string-value="insert into authoritys_permissions (authority_id, permission_id) values ('2','1131');">
            <text:p>insert into authoritys_permissions (authority_id, permission_id) values ('2','11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into authoritys_permissions (authority_id, permission_id) values ('&quot;;[.A134];&quot;','&quot;;[.B134];&quot;');&quot;)" office:value-type="string" office:string-value="insert into authoritys_permissions (authority_id, permission_id) values ('2','1132');">
            <text:p>insert into authoritys_permissions (authority_id, permission_id) values ('2','11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into authoritys_permissions (authority_id, permission_id) values ('&quot;;[.A135];&quot;','&quot;;[.B135];&quot;');&quot;)" office:value-type="string" office:string-value="insert into authoritys_permissions (authority_id, permission_id) values ('2','1133');">
            <text:p>insert into authoritys_permissions (authority_id, permission_id) values ('2','11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into authoritys_permissions (authority_id, permission_id) values ('&quot;;[.A136];&quot;','&quot;;[.B136];&quot;');&quot;)" office:value-type="string" office:string-value="insert into authoritys_permissions (authority_id, permission_id) values ('2','1134');">
            <text:p>insert into authoritys_permissions (authority_id, permission_id) values ('2','11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into authoritys_permissions (authority_id, permission_id) values ('&quot;;[.A137];&quot;','&quot;;[.B137];&quot;');&quot;)" office:value-type="string" office:string-value="insert into authoritys_permissions (authority_id, permission_id) values ('2','1135');">
            <text:p>insert into authoritys_permissions (authority_id, permission_id) values ('2','11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into authoritys_permissions (authority_id, permission_id) values ('&quot;;[.A138];&quot;','&quot;;[.B138];&quot;');&quot;)" office:value-type="string" office:string-value="insert into authoritys_permissions (authority_id, permission_id) values ('2','1136');">
            <text:p>insert into authoritys_permissions (authority_id, permission_id) values ('2','11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into authoritys_permissions (authority_id, permission_id) values ('&quot;;[.A139];&quot;','&quot;;[.B139];&quot;');&quot;)" office:value-type="string" office:string-value="insert into authoritys_permissions (authority_id, permission_id) values ('2','1137');">
            <text:p>insert into authoritys_permissions (authority_id, permission_id) values ('2','11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into authoritys_permissions (authority_id, permission_id) values ('&quot;;[.A140];&quot;','&quot;;[.B140];&quot;');&quot;)" office:value-type="string" office:string-value="insert into authoritys_permissions (authority_id, permission_id) values ('2','1138');">
            <text:p>insert into authoritys_permissions (authority_id, permission_id) values ('2','11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into authoritys_permissions (authority_id, permission_id) values ('&quot;;[.A141];&quot;','&quot;;[.B141];&quot;');&quot;)" office:value-type="string" office:string-value="insert into authoritys_permissions (authority_id, permission_id) values ('2','1139');">
            <text:p>insert into authoritys_permissions (authority_id, permission_id) values ('2','11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into authoritys_permissions (authority_id, permission_id) values ('&quot;;[.A142];&quot;','&quot;;[.B142];&quot;');&quot;)" office:value-type="string" office:string-value="insert into authoritys_permissions (authority_id, permission_id) values ('2','1140');">
            <text:p>insert into authoritys_permissions (authority_id, permission_id) values ('2','1140')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ce5"/>
        <table:table-column table:style-name="co7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" table:number-columns-repeated="24" table:default-cell-style-name="Default"/>
        <table:table-column table:style-name="co17" table:default-cell-style-name="Default"/>
        <table:table-column table:style-name="co1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office:value-type="string">
            <text:p>staatsangehoerigkeit_refere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2];&quot;','&quot;;[.C2];&quot;','&quot;;[.D2];&quot;','&quot;;[.E2];&quot;','&quot;;[.F2];&quot;','&quot;;[.G2];&quot;','&quot;;[.H2];&quot;','&quot;;[.I2];&quot;','&quot;;[.J2];&quot;','&quot;;[.K2];&quot;','&quot;;[.L2];&quot;','&quot;;[.M2];&quot;');&quot;)" office:value-type="string" office:string-value="insert into PASS (ID, OID, PASS_PASSNUMMER, PASS_TYP, PASS_KODE, PASS_GROESSE, PASS_AUGENFARBE, PASS_AUSTELLUNGSDATUM, PASS_GUELTIG_BIS, PASS_BEHOERDE, MANDANT, staatsangehoerigkeit_reference) values ('3000','OIDM2_PASS001','DE-598589647','Reisepass','DE471178','167','rot','2014-11-02','2020-11-02','M233333','2','5000');">
            <text:p>insert into PASS (ID, OID, PASS_PASSNUMMER, PASS_TYP, PASS_KODE, PASS_GROESSE, PASS_AUGENFARBE, PASS_AUSTELLUNGSDATUM, PASS_GUELTIG_BIS, PASS_BEHOERDE, MANDANT, staatsangehoerigkeit_reference) values ('3000','OIDM2_PASS001','DE-598589647','Reisepass','DE471178','167','rot','2014-11-02','2020-11-02','M233333','2','5000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1">
            <text:p>5001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3];&quot;','&quot;;[.C3];&quot;','&quot;;[.D3];&quot;','&quot;;[.E3];&quot;','&quot;;[.F3];&quot;','&quot;;[.G3];&quot;','&quot;;[.H3];&quot;','&quot;;[.I3];&quot;','&quot;;[.J3];&quot;','&quot;;[.K3];&quot;','&quot;;[.L3];&quot;','&quot;;[.M3];&quot;');&quot;)" office:value-type="string" office:string-value="insert into PASS (ID, OID, PASS_PASSNUMMER, PASS_TYP, PASS_KODE, PASS_GROESSE, PASS_AUGENFARBE, PASS_AUSTELLUNGSDATUM, PASS_GUELTIG_BIS, PASS_BEHOERDE, MANDANT, staatsangehoerigkeit_reference) values ('3001','OIDM2_PASS002','DE-598589646','Reisepass','DE471179','167','blau','2014-11-02','2020-11-02','M233333','2','5001');">
            <text:p>insert into PASS (ID, OID, PASS_PASSNUMMER, PASS_TYP, PASS_KODE, PASS_GROESSE, PASS_AUGENFARBE, PASS_AUSTELLUNGSDATUM, PASS_GUELTIG_BIS, PASS_BEHOERDE, MANDANT, staatsangehoerigkeit_reference) values ('3001','OIDM2_PASS002','DE-598589646','Reisepass','DE471179','167','blau','2014-11-02','2020-11-02','M233333','2','5001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2">
            <text:p>5002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4];&quot;','&quot;;[.C4];&quot;','&quot;;[.D4];&quot;','&quot;;[.E4];&quot;','&quot;;[.F4];&quot;','&quot;;[.G4];&quot;','&quot;;[.H4];&quot;','&quot;;[.I4];&quot;','&quot;;[.J4];&quot;','&quot;;[.K4];&quot;','&quot;;[.L4];&quot;','&quot;;[.M4];&quot;');&quot;)" office:value-type="string" office:string-value="insert into PASS (ID, OID, PASS_PASSNUMMER, PASS_TYP, PASS_KODE, PASS_GROESSE, PASS_AUGENFARBE, PASS_AUSTELLUNGSDATUM, PASS_GUELTIG_BIS, PASS_BEHOERDE, MANDANT, staatsangehoerigkeit_reference) values ('3002','OIDM2_PASS003','DE-598589645','Reisepass','DE471180','167','grün','2014-11-02','2020-11-02','M233333','2','5002');">
            <text:p>insert into PASS (ID, OID, PASS_PASSNUMMER, PASS_TYP, PASS_KODE, PASS_GROESSE, PASS_AUGENFARBE, PASS_AUSTELLUNGSDATUM, PASS_GUELTIG_BIS, PASS_BEHOERDE, MANDANT, staatsangehoerigkeit_reference) values ('3002','OIDM2_PASS003','DE-598589645','Reisepass','DE471180','167','grün','2014-11-02','2020-11-02','M233333','2','500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3">
            <text:p>5003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5];&quot;','&quot;;[.C5];&quot;','&quot;;[.D5];&quot;','&quot;;[.E5];&quot;','&quot;;[.F5];&quot;','&quot;;[.G5];&quot;','&quot;;[.H5];&quot;','&quot;;[.I5];&quot;','&quot;;[.J5];&quot;','&quot;;[.K5];&quot;','&quot;;[.L5];&quot;','&quot;;[.M5];&quot;');&quot;)" office:value-type="string" office:string-value="insert into PASS (ID, OID, PASS_PASSNUMMER, PASS_TYP, PASS_KODE, PASS_GROESSE, PASS_AUGENFARBE, PASS_AUSTELLUNGSDATUM, PASS_GUELTIG_BIS, PASS_BEHOERDE, MANDANT, staatsangehoerigkeit_reference) values ('3003','OIDM2_PASS004','DE-598589644','Reisepass','DE471181','167','braun','2014-11-02','2020-11-02','M233333','2','5003');">
            <text:p>insert into PASS (ID, OID, PASS_PASSNUMMER, PASS_TYP, PASS_KODE, PASS_GROESSE, PASS_AUGENFARBE, PASS_AUSTELLUNGSDATUM, PASS_GUELTIG_BIS, PASS_BEHOERDE, MANDANT, staatsangehoerigkeit_reference) values ('3003','OIDM2_PASS004','DE-598589644','Reisepass','DE471181','167','braun','2014-11-02','2020-11-02','M233333','2','5003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4">
            <text:p>5004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6];&quot;','&quot;;[.C6];&quot;','&quot;;[.D6];&quot;','&quot;;[.E6];&quot;','&quot;;[.F6];&quot;','&quot;;[.G6];&quot;','&quot;;[.H6];&quot;','&quot;;[.I6];&quot;','&quot;;[.J6];&quot;','&quot;;[.K6];&quot;','&quot;;[.L6];&quot;','&quot;;[.M6];&quot;');&quot;)" office:value-type="string" office:string-value="insert into PASS (ID, OID, PASS_PASSNUMMER, PASS_TYP, PASS_KODE, PASS_GROESSE, PASS_AUGENFARBE, PASS_AUSTELLUNGSDATUM, PASS_GUELTIG_BIS, PASS_BEHOERDE, MANDANT, staatsangehoerigkeit_reference) values ('3004','OIDM2_PASS005','DE-598589643','Reisepass','DE471182','167','rot','2014-11-02','2020-11-02','M233333','2','5004');">
            <text:p>insert into PASS (ID, OID, PASS_PASSNUMMER, PASS_TYP, PASS_KODE, PASS_GROESSE, PASS_AUGENFARBE, PASS_AUSTELLUNGSDATUM, PASS_GUELTIG_BIS, PASS_BEHOERDE, MANDANT, staatsangehoerigkeit_reference) values ('3004','OIDM2_PASS005','DE-598589643','Reisepass','DE471182','167','rot','2014-11-02','2020-11-02','M233333','2','5004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5">
            <text:p>5005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7];&quot;','&quot;;[.C7];&quot;','&quot;;[.D7];&quot;','&quot;;[.E7];&quot;','&quot;;[.F7];&quot;','&quot;;[.G7];&quot;','&quot;;[.H7];&quot;','&quot;;[.I7];&quot;','&quot;;[.J7];&quot;','&quot;;[.K7];&quot;','&quot;;[.L7];&quot;','&quot;;[.M7];&quot;');&quot;)" office:value-type="string" office:string-value="insert into PASS (ID, OID, PASS_PASSNUMMER, PASS_TYP, PASS_KODE, PASS_GROESSE, PASS_AUGENFARBE, PASS_AUSTELLUNGSDATUM, PASS_GUELTIG_BIS, PASS_BEHOERDE, MANDANT, staatsangehoerigkeit_reference) values ('3005','OIDM2_PASS006','DE-598589642','Reisepass','DE471183','167','blau','2014-11-02','2020-11-02','M233333','2','5005');">
            <text:p>insert into PASS (ID, OID, PASS_PASSNUMMER, PASS_TYP, PASS_KODE, PASS_GROESSE, PASS_AUGENFARBE, PASS_AUSTELLUNGSDATUM, PASS_GUELTIG_BIS, PASS_BEHOERDE, MANDANT, staatsangehoerigkeit_reference) values ('3005','OIDM2_PASS006','DE-598589642','Reisepass','DE471183','167','blau','2014-11-02','2020-11-02','M233333','2','5005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6">
            <text:p>5006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8];&quot;','&quot;;[.C8];&quot;','&quot;;[.D8];&quot;','&quot;;[.E8];&quot;','&quot;;[.F8];&quot;','&quot;;[.G8];&quot;','&quot;;[.H8];&quot;','&quot;;[.I8];&quot;','&quot;;[.J8];&quot;','&quot;;[.K8];&quot;','&quot;;[.L8];&quot;','&quot;;[.M8];&quot;');&quot;)" office:value-type="string" office:string-value="insert into PASS (ID, OID, PASS_PASSNUMMER, PASS_TYP, PASS_KODE, PASS_GROESSE, PASS_AUGENFARBE, PASS_AUSTELLUNGSDATUM, PASS_GUELTIG_BIS, PASS_BEHOERDE, MANDANT, staatsangehoerigkeit_reference) values ('3006','OIDM2_PASS007','DE-598589641','Reisepass','DE471184','167','grün','2014-11-02','2020-11-02','M233333','2','5006');">
            <text:p>insert into PASS (ID, OID, PASS_PASSNUMMER, PASS_TYP, PASS_KODE, PASS_GROESSE, PASS_AUGENFARBE, PASS_AUSTELLUNGSDATUM, PASS_GUELTIG_BIS, PASS_BEHOERDE, MANDANT, staatsangehoerigkeit_reference) values ('3006','OIDM2_PASS007','DE-598589641','Reisepass','DE471184','167','grün','2014-11-02','2020-11-02','M233333','2','5006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7">
            <text:p>5007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9];&quot;','&quot;;[.C9];&quot;','&quot;;[.D9];&quot;','&quot;;[.E9];&quot;','&quot;;[.F9];&quot;','&quot;;[.G9];&quot;','&quot;;[.H9];&quot;','&quot;;[.I9];&quot;','&quot;;[.J9];&quot;','&quot;;[.K9];&quot;','&quot;;[.L9];&quot;','&quot;;[.M9];&quot;');&quot;)" office:value-type="string" office:string-value="insert into PASS (ID, OID, PASS_PASSNUMMER, PASS_TYP, PASS_KODE, PASS_GROESSE, PASS_AUGENFARBE, PASS_AUSTELLUNGSDATUM, PASS_GUELTIG_BIS, PASS_BEHOERDE, MANDANT, staatsangehoerigkeit_reference) values ('3007','OIDM2_PASS008','DE-598589640','Reisepass','DE471185','167','braun','2014-11-02','2020-11-02','M233333','2','5007');">
            <text:p>insert into PASS (ID, OID, PASS_PASSNUMMER, PASS_TYP, PASS_KODE, PASS_GROESSE, PASS_AUGENFARBE, PASS_AUSTELLUNGSDATUM, PASS_GUELTIG_BIS, PASS_BEHOERDE, MANDANT, staatsangehoerigkeit_reference) values ('3007','OIDM2_PASS008','DE-598589640','Reisepass','DE471185','167','braun','2014-11-02','2020-11-02','M233333','2','5007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8">
            <text:p>5008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0];&quot;','&quot;;[.C10];&quot;','&quot;;[.D10];&quot;','&quot;;[.E10];&quot;','&quot;;[.F10];&quot;','&quot;;[.G10];&quot;','&quot;;[.H10];&quot;','&quot;;[.I10];&quot;','&quot;;[.J10];&quot;','&quot;;[.K10];&quot;','&quot;;[.L10];&quot;','&quot;;[.M10];&quot;');&quot;)" office:value-type="string" office:string-value="insert into PASS (ID, OID, PASS_PASSNUMMER, PASS_TYP, PASS_KODE, PASS_GROESSE, PASS_AUGENFARBE, PASS_AUSTELLUNGSDATUM, PASS_GUELTIG_BIS, PASS_BEHOERDE, MANDANT, staatsangehoerigkeit_reference) values ('3008','OIDM2_PASS009','DE-598589639','Reisepass','DE471186','167','braun','2014-11-02','2020-11-02','M233333','2','5008');">
            <text:p>insert into PASS (ID, OID, PASS_PASSNUMMER, PASS_TYP, PASS_KODE, PASS_GROESSE, PASS_AUGENFARBE, PASS_AUSTELLUNGSDATUM, PASS_GUELTIG_BIS, PASS_BEHOERDE, MANDANT, staatsangehoerigkeit_reference) values ('3008','OIDM2_PASS009','DE-598589639','Reisepass','DE471186','167','braun','2014-11-02','2020-11-02','M233333','2','5008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09">
            <text:p>5009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1];&quot;','&quot;;[.C11];&quot;','&quot;;[.D11];&quot;','&quot;;[.E11];&quot;','&quot;;[.F11];&quot;','&quot;;[.G11];&quot;','&quot;;[.H11];&quot;','&quot;;[.I11];&quot;','&quot;;[.J11];&quot;','&quot;;[.K11];&quot;','&quot;;[.L11];&quot;','&quot;;[.M11];&quot;');&quot;)" office:value-type="string" office:string-value="insert into PASS (ID, OID, PASS_PASSNUMMER, PASS_TYP, PASS_KODE, PASS_GROESSE, PASS_AUGENFARBE, PASS_AUSTELLUNGSDATUM, PASS_GUELTIG_BIS, PASS_BEHOERDE, MANDANT, staatsangehoerigkeit_reference) values ('3009','OIDM2_PASS010','DE-598589638','Reisepass','DE471187','167','braun','2014-11-02','2020-11-02','M233333','2','5009');">
            <text:p>insert into PASS (ID, OID, PASS_PASSNUMMER, PASS_TYP, PASS_KODE, PASS_GROESSE, PASS_AUGENFARBE, PASS_AUSTELLUNGSDATUM, PASS_GUELTIG_BIS, PASS_BEHOERDE, MANDANT, staatsangehoerigkeit_reference) values ('3009','OIDM2_PASS010','DE-598589638','Reisepass','DE471187','167','braun','2014-11-02','2020-11-02','M233333','2','5009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0">
            <text:p>5010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2];&quot;','&quot;;[.C12];&quot;','&quot;;[.D12];&quot;','&quot;;[.E12];&quot;','&quot;;[.F12];&quot;','&quot;;[.G12];&quot;','&quot;;[.H12];&quot;','&quot;;[.I12];&quot;','&quot;;[.J12];&quot;','&quot;;[.K12];&quot;','&quot;;[.L12];&quot;','&quot;;[.M12];&quot;');&quot;)" office:value-type="string" office:string-value="insert into PASS (ID, OID, PASS_PASSNUMMER, PASS_TYP, PASS_KODE, PASS_GROESSE, PASS_AUGENFARBE, PASS_AUSTELLUNGSDATUM, PASS_GUELTIG_BIS, PASS_BEHOERDE, MANDANT, staatsangehoerigkeit_reference) values ('3010','OIDM2_PASS011','DE-598589637','Reisepass','DE471188','167','braun','2014-11-02','2020-11-02','M233333','2','5010');">
            <text:p>insert into PASS (ID, OID, PASS_PASSNUMMER, PASS_TYP, PASS_KODE, PASS_GROESSE, PASS_AUGENFARBE, PASS_AUSTELLUNGSDATUM, PASS_GUELTIG_BIS, PASS_BEHOERDE, MANDANT, staatsangehoerigkeit_reference) values ('3010','OIDM2_PASS011','DE-598589637','Reisepass','DE471188','167','braun','2014-11-02','2020-11-02','M233333','2','5010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1">
            <text:p>5011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3];&quot;','&quot;;[.C13];&quot;','&quot;;[.D13];&quot;','&quot;;[.E13];&quot;','&quot;;[.F13];&quot;','&quot;;[.G13];&quot;','&quot;;[.H13];&quot;','&quot;;[.I13];&quot;','&quot;;[.J13];&quot;','&quot;;[.K13];&quot;','&quot;;[.L13];&quot;','&quot;;[.M13];&quot;');&quot;)" office:value-type="string" office:string-value="insert into PASS (ID, OID, PASS_PASSNUMMER, PASS_TYP, PASS_KODE, PASS_GROESSE, PASS_AUGENFARBE, PASS_AUSTELLUNGSDATUM, PASS_GUELTIG_BIS, PASS_BEHOERDE, MANDANT, staatsangehoerigkeit_reference) values ('3011','OIDM2_PASS012','DE-598589636','Reisepass','DE471189','167','braun','2014-11-02','2020-11-02','M233333','2','5011');">
            <text:p>insert into PASS (ID, OID, PASS_PASSNUMMER, PASS_TYP, PASS_KODE, PASS_GROESSE, PASS_AUGENFARBE, PASS_AUSTELLUNGSDATUM, PASS_GUELTIG_BIS, PASS_BEHOERDE, MANDANT, staatsangehoerigkeit_reference) values ('3011','OIDM2_PASS012','DE-598589636','Reisepass','DE471189','167','braun','2014-11-02','2020-11-02','M233333','2','5011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2">
            <text:p>5012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4];&quot;','&quot;;[.C14];&quot;','&quot;;[.D14];&quot;','&quot;;[.E14];&quot;','&quot;;[.F14];&quot;','&quot;;[.G14];&quot;','&quot;;[.H14];&quot;','&quot;;[.I14];&quot;','&quot;;[.J14];&quot;','&quot;;[.K14];&quot;','&quot;;[.L14];&quot;','&quot;;[.M14];&quot;');&quot;)" office:value-type="string" office:string-value="insert into PASS (ID, OID, PASS_PASSNUMMER, PASS_TYP, PASS_KODE, PASS_GROESSE, PASS_AUGENFARBE, PASS_AUSTELLUNGSDATUM, PASS_GUELTIG_BIS, PASS_BEHOERDE, MANDANT, staatsangehoerigkeit_reference) values ('3012','OIDM2_PASS013','DE-598589635','Reisepass','DE471190','167','braun','2014-11-02','2020-11-02','M233333','2','5012');">
            <text:p>insert into PASS (ID, OID, PASS_PASSNUMMER, PASS_TYP, PASS_KODE, PASS_GROESSE, PASS_AUGENFARBE, PASS_AUSTELLUNGSDATUM, PASS_GUELTIG_BIS, PASS_BEHOERDE, MANDANT, staatsangehoerigkeit_reference) values ('3012','OIDM2_PASS013','DE-598589635','Reisepass','DE471190','167','braun','2014-11-02','2020-11-02','M233333','2','501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3">
            <text:p>5013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5];&quot;','&quot;;[.C15];&quot;','&quot;;[.D15];&quot;','&quot;;[.E15];&quot;','&quot;;[.F15];&quot;','&quot;;[.G15];&quot;','&quot;;[.H15];&quot;','&quot;;[.I15];&quot;','&quot;;[.J15];&quot;','&quot;;[.K15];&quot;','&quot;;[.L15];&quot;','&quot;;[.M15];&quot;');&quot;)" office:value-type="string" office:string-value="insert into PASS (ID, OID, PASS_PASSNUMMER, PASS_TYP, PASS_KODE, PASS_GROESSE, PASS_AUGENFARBE, PASS_AUSTELLUNGSDATUM, PASS_GUELTIG_BIS, PASS_BEHOERDE, MANDANT, staatsangehoerigkeit_reference) values ('3013','OIDM2_PASS014','DE-598589634','Reisepass','DE471191','167','braun','2014-11-02','2020-11-02','M233333','2','5013');">
            <text:p>insert into PASS (ID, OID, PASS_PASSNUMMER, PASS_TYP, PASS_KODE, PASS_GROESSE, PASS_AUGENFARBE, PASS_AUSTELLUNGSDATUM, PASS_GUELTIG_BIS, PASS_BEHOERDE, MANDANT, staatsangehoerigkeit_reference) values ('3013','OIDM2_PASS014','DE-598589634','Reisepass','DE471191','167','braun','2014-11-02','2020-11-02','M233333','2','5013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4">
            <text:p>5014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6];&quot;','&quot;;[.C16];&quot;','&quot;;[.D16];&quot;','&quot;;[.E16];&quot;','&quot;;[.F16];&quot;','&quot;;[.G16];&quot;','&quot;;[.H16];&quot;','&quot;;[.I16];&quot;','&quot;;[.J16];&quot;','&quot;;[.K16];&quot;','&quot;;[.L16];&quot;','&quot;;[.M16];&quot;');&quot;)" office:value-type="string" office:string-value="insert into PASS (ID, OID, PASS_PASSNUMMER, PASS_TYP, PASS_KODE, PASS_GROESSE, PASS_AUGENFARBE, PASS_AUSTELLUNGSDATUM, PASS_GUELTIG_BIS, PASS_BEHOERDE, MANDANT, staatsangehoerigkeit_reference) values ('3014','OIDM2_PASS015','DE-598589633','Reisepass','DE471192','167','braun','2014-11-02','2020-11-02','M233333','2','5014');">
            <text:p>insert into PASS (ID, OID, PASS_PASSNUMMER, PASS_TYP, PASS_KODE, PASS_GROESSE, PASS_AUGENFARBE, PASS_AUSTELLUNGSDATUM, PASS_GUELTIG_BIS, PASS_BEHOERDE, MANDANT, staatsangehoerigkeit_reference) values ('3014','OIDM2_PASS015','DE-598589633','Reisepass','DE471192','167','braun','2014-11-02','2020-11-02','M233333','2','5014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5">
            <text:p>5015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7];&quot;','&quot;;[.C17];&quot;','&quot;;[.D17];&quot;','&quot;;[.E17];&quot;','&quot;;[.F17];&quot;','&quot;;[.G17];&quot;','&quot;;[.H17];&quot;','&quot;;[.I17];&quot;','&quot;;[.J17];&quot;','&quot;;[.K17];&quot;','&quot;;[.L17];&quot;','&quot;;[.M17];&quot;');&quot;)" office:value-type="string" office:string-value="insert into PASS (ID, OID, PASS_PASSNUMMER, PASS_TYP, PASS_KODE, PASS_GROESSE, PASS_AUGENFARBE, PASS_AUSTELLUNGSDATUM, PASS_GUELTIG_BIS, PASS_BEHOERDE, MANDANT, staatsangehoerigkeit_reference) values ('3015','OIDM2_PASS016','DE-598589632','Reisepass','DE471193','167','braun','2014-11-02','2020-11-02','M233333','2','5015');">
            <text:p>insert into PASS (ID, OID, PASS_PASSNUMMER, PASS_TYP, PASS_KODE, PASS_GROESSE, PASS_AUGENFARBE, PASS_AUSTELLUNGSDATUM, PASS_GUELTIG_BIS, PASS_BEHOERDE, MANDANT, staatsangehoerigkeit_reference) values ('3015','OIDM2_PASS016','DE-598589632','Reisepass','DE471193','167','braun','2014-11-02','2020-11-02','M233333','2','5015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6">
            <text:p>5016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8];&quot;','&quot;;[.C18];&quot;','&quot;;[.D18];&quot;','&quot;;[.E18];&quot;','&quot;;[.F18];&quot;','&quot;;[.G18];&quot;','&quot;;[.H18];&quot;','&quot;;[.I18];&quot;','&quot;;[.J18];&quot;','&quot;;[.K18];&quot;','&quot;;[.L18];&quot;','&quot;;[.M18];&quot;');&quot;)" office:value-type="string" office:string-value="insert into PASS (ID, OID, PASS_PASSNUMMER, PASS_TYP, PASS_KODE, PASS_GROESSE, PASS_AUGENFARBE, PASS_AUSTELLUNGSDATUM, PASS_GUELTIG_BIS, PASS_BEHOERDE, MANDANT, staatsangehoerigkeit_reference) values ('3016','OIDM2_PASS017','DE-598589631','Reisepass','DE471194','167','braun','2014-11-02','2020-11-02','M233333','2','5016');">
            <text:p>insert into PASS (ID, OID, PASS_PASSNUMMER, PASS_TYP, PASS_KODE, PASS_GROESSE, PASS_AUGENFARBE, PASS_AUSTELLUNGSDATUM, PASS_GUELTIG_BIS, PASS_BEHOERDE, MANDANT, staatsangehoerigkeit_reference) values ('3016','OIDM2_PASS017','DE-598589631','Reisepass','DE471194','167','braun','2014-11-02','2020-11-02','M233333','2','5016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7">
            <text:p>5017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19];&quot;','&quot;;[.C19];&quot;','&quot;;[.D19];&quot;','&quot;;[.E19];&quot;','&quot;;[.F19];&quot;','&quot;;[.G19];&quot;','&quot;;[.H19];&quot;','&quot;;[.I19];&quot;','&quot;;[.J19];&quot;','&quot;;[.K19];&quot;','&quot;;[.L19];&quot;','&quot;;[.M19];&quot;');&quot;)" office:value-type="string" office:string-value="insert into PASS (ID, OID, PASS_PASSNUMMER, PASS_TYP, PASS_KODE, PASS_GROESSE, PASS_AUGENFARBE, PASS_AUSTELLUNGSDATUM, PASS_GUELTIG_BIS, PASS_BEHOERDE, MANDANT, staatsangehoerigkeit_reference) values ('3017','OIDM2_PASS018','DE-598589630','Reisepass','DE471195','167','braun','2014-11-02','2020-11-02','M233333','2','5017');">
            <text:p>insert into PASS (ID, OID, PASS_PASSNUMMER, PASS_TYP, PASS_KODE, PASS_GROESSE, PASS_AUGENFARBE, PASS_AUSTELLUNGSDATUM, PASS_GUELTIG_BIS, PASS_BEHOERDE, MANDANT, staatsangehoerigkeit_reference) values ('3017','OIDM2_PASS018','DE-598589630','Reisepass','DE471195','167','braun','2014-11-02','2020-11-02','M233333','2','5017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8">
            <text:p>5018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20];&quot;','&quot;;[.C20];&quot;','&quot;;[.D20];&quot;','&quot;;[.E20];&quot;','&quot;;[.F20];&quot;','&quot;;[.G20];&quot;','&quot;;[.H20];&quot;','&quot;;[.I20];&quot;','&quot;;[.J20];&quot;','&quot;;[.K20];&quot;','&quot;;[.L20];&quot;','&quot;;[.M20];&quot;');&quot;)" office:value-type="string" office:string-value="insert into PASS (ID, OID, PASS_PASSNUMMER, PASS_TYP, PASS_KODE, PASS_GROESSE, PASS_AUGENFARBE, PASS_AUSTELLUNGSDATUM, PASS_GUELTIG_BIS, PASS_BEHOERDE, MANDANT, staatsangehoerigkeit_reference) values ('3018','OIDM2_PASS019','DE-598589629','Reisepass','DE471196','167','braun','2014-11-02','2020-11-02','M233333','2','5018');">
            <text:p>insert into PASS (ID, OID, PASS_PASSNUMMER, PASS_TYP, PASS_KODE, PASS_GROESSE, PASS_AUGENFARBE, PASS_AUSTELLUNGSDATUM, PASS_GUELTIG_BIS, PASS_BEHOERDE, MANDANT, staatsangehoerigkeit_reference) values ('3018','OIDM2_PASS019','DE-598589629','Reisepass','DE471196','167','braun','2014-11-02','2020-11-02','M233333','2','5018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office:value-type="float" office:value="5019">
            <text:p>5019</text:p>
          </table:table-cell>
          <table:table-cell/>
          <table:table-cell table:formula="of:=CONCATENATE(&quot;insert into PASS (ID, OID, &quot;;[.D$1];&quot;, &quot;;[.E$1];&quot;, &quot;;[.F$1];&quot;, &quot;;[.G$1];&quot;, &quot;;[.H$1];&quot;, &quot;;[.I$1];&quot;, &quot;;[.J$1];&quot;, &quot;;[.K$1];&quot;, MANDANT, &quot;;[.M$1];&quot;) values ('&quot;;[.B21];&quot;','&quot;;[.C21];&quot;','&quot;;[.D21];&quot;','&quot;;[.E21];&quot;','&quot;;[.F21];&quot;','&quot;;[.G21];&quot;','&quot;;[.H21];&quot;','&quot;;[.I21];&quot;','&quot;;[.J21];&quot;','&quot;;[.K21];&quot;','&quot;;[.L21];&quot;','&quot;;[.M21];&quot;');&quot;)" office:value-type="string" office:string-value="insert into PASS (ID, OID, PASS_PASSNUMMER, PASS_TYP, PASS_KODE, PASS_GROESSE, PASS_AUGENFARBE, PASS_AUSTELLUNGSDATUM, PASS_GUELTIG_BIS, PASS_BEHOERDE, MANDANT, staatsangehoerigkeit_reference) values ('3019','OIDM2_PASS020','DE-598589628','Reisepass','DE471197','167','braun','2014-11-02','2020-11-02','M233333','2','5019');">
            <text:p>insert into PASS (ID, OID, PASS_PASSNUMMER, PASS_TYP, PASS_KODE, PASS_GROESSE, PASS_AUGENFARBE, PASS_AUSTELLUNGSDATUM, PASS_GUELTIG_BIS, PASS_BEHOERDE, MANDANT, staatsangehoerigkeit_reference) values ('3019','OIDM2_PASS020','DE-598589628','Reisepass','DE471197','167','braun','2014-11-02','2020-11-02','M233333','2','5019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18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ce5"/>
        <table:table-column table:style-name="co1" table:number-columns-repeated="11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];&quot;','&quot;;[.C2];&quot;','&quot;;[.D2];&quot;','&quot;;[.E2];&quot;','&quot;;[.F2];&quot;');&quot;)" office:value-type="string" office:string-value="insert into wohnungen (ID, OID, wohn_ausrichtung, wohn_stock, MANDANT) values ('4000','OIDM2_WOHNUNG001','West','erste','2');">
            <text:p>insert into wohnungen (ID, OID, wohn_ausrichtung, wohn_stock, MANDANT) values ('4000','OIDM2_WOHNUNG001','West','erste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3];&quot;','&quot;;[.C3];&quot;','&quot;;[.D3];&quot;','&quot;;[.E3];&quot;','&quot;;[.F3];&quot;');&quot;)" office:value-type="string" office:string-value="insert into wohnungen (ID, OID, wohn_ausrichtung, wohn_stock, MANDANT) values ('4001','OIDM2_WOHNUNG002','West','erste','2');">
            <text:p>insert into wohnungen (ID, OID, wohn_ausrichtung, wohn_stock, MANDANT) values ('4001','OIDM2_WOHNUNG002','West','erste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4];&quot;','&quot;;[.C4];&quot;','&quot;;[.D4];&quot;','&quot;;[.E4];&quot;','&quot;;[.F4];&quot;');&quot;)" office:value-type="string" office:string-value="insert into wohnungen (ID, OID, wohn_ausrichtung, wohn_stock, MANDANT) values ('4002','OIDM2_WOHNUNG003','West','erste','2');">
            <text:p>insert into wohnungen (ID, OID, wohn_ausrichtung, wohn_stock, MANDANT) values ('4002','OIDM2_WOHNUNG003','West','erste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5];&quot;','&quot;;[.C5];&quot;','&quot;;[.D5];&quot;','&quot;;[.E5];&quot;','&quot;;[.F5];&quot;');&quot;)" office:value-type="string" office:string-value="insert into wohnungen (ID, OID, wohn_ausrichtung, wohn_stock, MANDANT) values ('4003','OIDM2_WOHNUNG004','West','erste','2');">
            <text:p>insert into wohnungen (ID, OID, wohn_ausrichtung, wohn_stock, MANDANT) values ('4003','OIDM2_WOHNUNG004','West','erste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6];&quot;','&quot;;[.C6];&quot;','&quot;;[.D6];&quot;','&quot;;[.E6];&quot;','&quot;;[.F6];&quot;');&quot;)" office:value-type="string" office:string-value="insert into wohnungen (ID, OID, wohn_ausrichtung, wohn_stock, MANDANT) values ('4004','OIDM2_WOHNUNG005','West','erste','2');">
            <text:p>insert into wohnungen (ID, OID, wohn_ausrichtung, wohn_stock, MANDANT) values ('4004','OIDM2_WOHNUNG005','West','erste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7];&quot;','&quot;;[.C7];&quot;','&quot;;[.D7];&quot;','&quot;;[.E7];&quot;','&quot;;[.F7];&quot;');&quot;)" office:value-type="string" office:string-value="insert into wohnungen (ID, OID, wohn_ausrichtung, wohn_stock, MANDANT) values ('4005','OIDM2_WOHNUNG006','West','erste','2');">
            <text:p>insert into wohnungen (ID, OID, wohn_ausrichtung, wohn_stock, MANDANT) values ('4005','OIDM2_WOHNUNG006','West','erste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8];&quot;','&quot;;[.C8];&quot;','&quot;;[.D8];&quot;','&quot;;[.E8];&quot;','&quot;;[.F8];&quot;');&quot;)" office:value-type="string" office:string-value="insert into wohnungen (ID, OID, wohn_ausrichtung, wohn_stock, MANDANT) values ('4006','OIDM2_WOHNUNG007','West','erste','2');">
            <text:p>insert into wohnungen (ID, OID, wohn_ausrichtung, wohn_stock, MANDANT) values ('4006','OIDM2_WOHNUNG007','West','erste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9];&quot;','&quot;;[.C9];&quot;','&quot;;[.D9];&quot;','&quot;;[.E9];&quot;','&quot;;[.F9];&quot;');&quot;)" office:value-type="string" office:string-value="insert into wohnungen (ID, OID, wohn_ausrichtung, wohn_stock, MANDANT) values ('4007','OIDM2_WOHNUNG008','West','erste','2');">
            <text:p>insert into wohnungen (ID, OID, wohn_ausrichtung, wohn_stock, MANDANT) values ('4007','OIDM2_WOHNUNG008','West','erste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0];&quot;','&quot;;[.C10];&quot;','&quot;;[.D10];&quot;','&quot;;[.E10];&quot;','&quot;;[.F10];&quot;');&quot;)" office:value-type="string" office:string-value="insert into wohnungen (ID, OID, wohn_ausrichtung, wohn_stock, MANDANT) values ('4008','OIDM2_WOHNUNG009','West','erste','2');">
            <text:p>insert into wohnungen (ID, OID, wohn_ausrichtung, wohn_stock, MANDANT) values ('4008','OIDM2_WOHNUNG009','West','erste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1];&quot;','&quot;;[.C11];&quot;','&quot;;[.D11];&quot;','&quot;;[.E11];&quot;','&quot;;[.F11];&quot;');&quot;)" office:value-type="string" office:string-value="insert into wohnungen (ID, OID, wohn_ausrichtung, wohn_stock, MANDANT) values ('4009','OIDM2_WOHNUNG010','West','erste','2');">
            <text:p>insert into wohnungen (ID, OID, wohn_ausrichtung, wohn_stock, MANDANT) values ('4009','OIDM2_WOHNUNG010','West','erste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2];&quot;','&quot;;[.C12];&quot;','&quot;;[.D12];&quot;','&quot;;[.E12];&quot;','&quot;;[.F12];&quot;');&quot;)" office:value-type="string" office:string-value="insert into wohnungen (ID, OID, wohn_ausrichtung, wohn_stock, MANDANT) values ('4010','OIDM2_WOHNUNG011','West','erste','2');">
            <text:p>insert into wohnungen (ID, OID, wohn_ausrichtung, wohn_stock, MANDANT) values ('4010','OIDM2_WOHNUNG011','West','erste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3];&quot;','&quot;;[.C13];&quot;','&quot;;[.D13];&quot;','&quot;;[.E13];&quot;','&quot;;[.F13];&quot;');&quot;)" office:value-type="string" office:string-value="insert into wohnungen (ID, OID, wohn_ausrichtung, wohn_stock, MANDANT) values ('4011','OIDM2_WOHNUNG012','West','erste','2');">
            <text:p>insert into wohnungen (ID, OID, wohn_ausrichtung, wohn_stock, MANDANT) values ('4011','OIDM2_WOHNUNG012','West','erste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4];&quot;','&quot;;[.C14];&quot;','&quot;;[.D14];&quot;','&quot;;[.E14];&quot;','&quot;;[.F14];&quot;');&quot;)" office:value-type="string" office:string-value="insert into wohnungen (ID, OID, wohn_ausrichtung, wohn_stock, MANDANT) values ('4012','OIDM2_WOHNUNG013','West','erste','2');">
            <text:p>insert into wohnungen (ID, OID, wohn_ausrichtung, wohn_stock, MANDANT) values ('4012','OIDM2_WOHNUNG013','West','erste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5];&quot;','&quot;;[.C15];&quot;','&quot;;[.D15];&quot;','&quot;;[.E15];&quot;','&quot;;[.F15];&quot;');&quot;)" office:value-type="string" office:string-value="insert into wohnungen (ID, OID, wohn_ausrichtung, wohn_stock, MANDANT) values ('4013','OIDM2_WOHNUNG014','West','erste','2');">
            <text:p>insert into wohnungen (ID, OID, wohn_ausrichtung, wohn_stock, MANDANT) values ('4013','OIDM2_WOHNUNG014','West','erste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6];&quot;','&quot;;[.C16];&quot;','&quot;;[.D16];&quot;','&quot;;[.E16];&quot;','&quot;;[.F16];&quot;');&quot;)" office:value-type="string" office:string-value="insert into wohnungen (ID, OID, wohn_ausrichtung, wohn_stock, MANDANT) values ('4014','OIDM2_WOHNUNG015','West','erste','2');">
            <text:p>insert into wohnungen (ID, OID, wohn_ausrichtung, wohn_stock, MANDANT) values ('4014','OIDM2_WOHNUNG015','West','erste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7];&quot;','&quot;;[.C17];&quot;','&quot;;[.D17];&quot;','&quot;;[.E17];&quot;','&quot;;[.F17];&quot;');&quot;)" office:value-type="string" office:string-value="insert into wohnungen (ID, OID, wohn_ausrichtung, wohn_stock, MANDANT) values ('4015','OIDM2_WOHNUNG016','West','erste','2');">
            <text:p>insert into wohnungen (ID, OID, wohn_ausrichtung, wohn_stock, MANDANT) values ('4015','OIDM2_WOHNUNG016','West','erste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8];&quot;','&quot;;[.C18];&quot;','&quot;;[.D18];&quot;','&quot;;[.E18];&quot;','&quot;;[.F18];&quot;');&quot;)" office:value-type="string" office:string-value="insert into wohnungen (ID, OID, wohn_ausrichtung, wohn_stock, MANDANT) values ('4016','OIDM2_WOHNUNG017','West','erste','2');">
            <text:p>insert into wohnungen (ID, OID, wohn_ausrichtung, wohn_stock, MANDANT) values ('4016','OIDM2_WOHNUNG017','West','erste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9];&quot;','&quot;;[.C19];&quot;','&quot;;[.D19];&quot;','&quot;;[.E19];&quot;','&quot;;[.F19];&quot;');&quot;)" office:value-type="string" office:string-value="insert into wohnungen (ID, OID, wohn_ausrichtung, wohn_stock, MANDANT) values ('4017','OIDM2_WOHNUNG018','West','erste','2');">
            <text:p>insert into wohnungen (ID, OID, wohn_ausrichtung, wohn_stock, MANDANT) values ('4017','OIDM2_WOHNUNG018','West','erste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0];&quot;','&quot;;[.C20];&quot;','&quot;;[.D20];&quot;','&quot;;[.E20];&quot;','&quot;;[.F20];&quot;');&quot;)" office:value-type="string" office:string-value="insert into wohnungen (ID, OID, wohn_ausrichtung, wohn_stock, MANDANT) values ('4018','OIDM2_WOHNUNG019','West','erste','2');">
            <text:p>insert into wohnungen (ID, OID, wohn_ausrichtung, wohn_stock, MANDANT) values ('4018','OIDM2_WOHNUNG019','West','erste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1];&quot;','&quot;;[.C21];&quot;','&quot;;[.D21];&quot;','&quot;;[.E21];&quot;','&quot;;[.F21];&quot;');&quot;)" office:value-type="string" office:string-value="insert into wohnungen (ID, OID, wohn_ausrichtung, wohn_stock, MANDANT) values ('4019','OIDM2_WOHNUNG020','West','erste','2');">
            <text:p>insert into wohnungen (ID, OID, wohn_ausrichtung, wohn_stock, MANDANT) values ('4019','OIDM2_WOHNUNG020','West','erste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2];&quot;','&quot;;[.C22];&quot;','&quot;;[.D22];&quot;','&quot;;[.E22];&quot;','&quot;;[.F22];&quot;');&quot;)" office:value-type="string" office:string-value="insert into wohnungen (ID, OID, wohn_ausrichtung, wohn_stock, MANDANT) values ('4020','OIDM3_WOHNUNG001','West','erste','3');">
            <text:p>insert into wohnungen (ID, OID, wohn_ausrichtung, wohn_stock, MANDANT) values ('4020','OIDM3_WOHNUNG001','West','erste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3];&quot;','&quot;;[.C23];&quot;','&quot;;[.D23];&quot;','&quot;;[.E23];&quot;','&quot;;[.F23];&quot;');&quot;)" office:value-type="string" office:string-value="insert into wohnungen (ID, OID, wohn_ausrichtung, wohn_stock, MANDANT) values ('4021','OIDM3_WOHNUNG002','West','erste','3');">
            <text:p>insert into wohnungen (ID, OID, wohn_ausrichtung, wohn_stock, MANDANT) values ('4021','OIDM3_WOHNUNG002','West','erste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4];&quot;','&quot;;[.C24];&quot;','&quot;;[.D24];&quot;','&quot;;[.E24];&quot;','&quot;;[.F24];&quot;');&quot;)" office:value-type="string" office:string-value="insert into wohnungen (ID, OID, wohn_ausrichtung, wohn_stock, MANDANT) values ('4022','OIDM3_WOHNUNG003','West','erste','3');">
            <text:p>insert into wohnungen (ID, OID, wohn_ausrichtung, wohn_stock, MANDANT) values ('4022','OIDM3_WOHNUNG003','West','erste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5];&quot;','&quot;;[.C25];&quot;','&quot;;[.D25];&quot;','&quot;;[.E25];&quot;','&quot;;[.F25];&quot;');&quot;)" office:value-type="string" office:string-value="insert into wohnungen (ID, OID, wohn_ausrichtung, wohn_stock, MANDANT) values ('4023','OIDM3_WOHNUNG004','West','erste','3');">
            <text:p>insert into wohnungen (ID, OID, wohn_ausrichtung, wohn_stock, MANDANT) values ('4023','OIDM3_WOHNUNG004','West','erste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6];&quot;','&quot;;[.C26];&quot;','&quot;;[.D26];&quot;','&quot;;[.E26];&quot;','&quot;;[.F26];&quot;');&quot;)" office:value-type="string" office:string-value="insert into wohnungen (ID, OID, wohn_ausrichtung, wohn_stock, MANDANT) values ('4024','OIDM3_WOHNUNG005','West','erste','3');">
            <text:p>insert into wohnungen (ID, OID, wohn_ausrichtung, wohn_stock, MANDANT) values ('4024','OIDM3_WOHNUNG005','West','erste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7];&quot;','&quot;;[.C27];&quot;','&quot;;[.D27];&quot;','&quot;;[.E27];&quot;','&quot;;[.F27];&quot;');&quot;)" office:value-type="string" office:string-value="insert into wohnungen (ID, OID, wohn_ausrichtung, wohn_stock, MANDANT) values ('4025','OIDM3_WOHNUNG006','West','erste','3');">
            <text:p>insert into wohnungen (ID, OID, wohn_ausrichtung, wohn_stock, MANDANT) values ('4025','OIDM3_WOHNUNG006','West','erste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8];&quot;','&quot;;[.C28];&quot;','&quot;;[.D28];&quot;','&quot;;[.E28];&quot;','&quot;;[.F28];&quot;');&quot;)" office:value-type="string" office:string-value="insert into wohnungen (ID, OID, wohn_ausrichtung, wohn_stock, MANDANT) values ('4026','OIDM3_WOHNUNG007','West','erste','3');">
            <text:p>insert into wohnungen (ID, OID, wohn_ausrichtung, wohn_stock, MANDANT) values ('4026','OIDM3_WOHNUNG007','West','erste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9];&quot;','&quot;;[.C29];&quot;','&quot;;[.D29];&quot;','&quot;;[.E29];&quot;','&quot;;[.F29];&quot;');&quot;)" office:value-type="string" office:string-value="insert into wohnungen (ID, OID, wohn_ausrichtung, wohn_stock, MANDANT) values ('4027','OIDM3_WOHNUNG008','West','erste','3');">
            <text:p>insert into wohnungen (ID, OID, wohn_ausrichtung, wohn_stock, MANDANT) values ('4027','OIDM3_WOHNUNG008','West','erste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0];&quot;','&quot;;[.C30];&quot;','&quot;;[.D30];&quot;','&quot;;[.E30];&quot;','&quot;;[.F30];&quot;');&quot;)" office:value-type="string" office:string-value="insert into wohnungen (ID, OID, wohn_ausrichtung, wohn_stock, MANDANT) values ('4028','OIDM3_WOHNUNG009','West','erste','3');">
            <text:p>insert into wohnungen (ID, OID, wohn_ausrichtung, wohn_stock, MANDANT) values ('4028','OIDM3_WOHNUNG009','West','erste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1];&quot;','&quot;;[.C31];&quot;','&quot;;[.D31];&quot;','&quot;;[.E31];&quot;','&quot;;[.F31];&quot;');&quot;)" office:value-type="string" office:string-value="insert into wohnungen (ID, OID, wohn_ausrichtung, wohn_stock, MANDANT) values ('4029','OIDM3_WOHNUNG010','West','erste','3');">
            <text:p>insert into wohnungen (ID, OID, wohn_ausrichtung, wohn_stock, MANDANT) values ('4029','OIDM3_WOHNUNG010','West','erste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10','4020');">
            <text:p>insert into buerger_wohnungen (BUERGER, WOHNUNGEN) values ('2010','4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11','4021');">
            <text:p>insert into buerger_wohnungen (BUERGER, WOHNUNGEN) values ('2011','4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12','4022');">
            <text:p>insert into buerger_wohnungen (BUERGER, WOHNUNGEN) values ('2012','4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13','4023');">
            <text:p>insert into buerger_wohnungen (BUERGER, WOHNUNGEN) values ('2013','4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14','4024');">
            <text:p>insert into buerger_wohnungen (BUERGER, WOHNUNGEN) values ('2014','4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15','4025');">
            <text:p>insert into buerger_wohnungen (BUERGER, WOHNUNGEN) values ('2015','4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16','4026');">
            <text:p>insert into buerger_wohnungen (BUERGER, WOHNUNGEN) values ('2016','4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17','4027');">
            <text:p>insert into buerger_wohnungen (BUERGER, WOHNUNGEN) values ('2017','4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18','4028');">
            <text:p>insert into buerger_wohnungen (BUERGER, WOHNUNGEN) values ('2018','402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10','5020');">
            <text:p>insert into buerger_staatsangehoerigkeit_references (BUERGER, staatsangehoerigkeit_references) values ('2010','5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11','5021');">
            <text:p>insert into buerger_staatsangehoerigkeit_references (BUERGER, staatsangehoerigkeit_references) values ('2011','5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12','5022');">
            <text:p>insert into buerger_staatsangehoerigkeit_references (BUERGER, staatsangehoerigkeit_references) values ('2012','5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13','5023');">
            <text:p>insert into buerger_staatsangehoerigkeit_references (BUERGER, staatsangehoerigkeit_references) values ('2013','5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14','5024');">
            <text:p>insert into buerger_staatsangehoerigkeit_references (BUERGER, staatsangehoerigkeit_references) values ('2014','5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15','5025');">
            <text:p>insert into buerger_staatsangehoerigkeit_references (BUERGER, staatsangehoerigkeit_references) values ('2015','5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16','5026');">
            <text:p>insert into buerger_staatsangehoerigkeit_references (BUERGER, staatsangehoerigkeit_references) values ('2016','5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17','5027');">
            <text:p>insert into buerger_staatsangehoerigkeit_references (BUERGER, staatsangehoerigkeit_references) values ('2017','5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18','5028');">
            <text:p>insert into buerger_staatsangehoerigkeit_references (BUERGER, staatsangehoerigkeit_references) values ('2018','502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19','5029');">
            <text:p>insert into buerger_staatsangehoerigkeit_references (BUERGER, staatsangehoerigkeit_references) values ('2019','5029');</text:p>
          </table:table-cell>
        </table:table-row>
      </table:table>
      <table:table table:name="Sachbearbeiter" table:style-name="ta1" table:print="false"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17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funktion</text:p>
          </table:table-cell>
          <table:table-cell office:value-type="string">
            <text:p>fax</text:p>
          </table:table-cell>
          <table:table-cell office:value-type="string">
            <text:p>tel</text:p>
          </table:table-cell>
          <table:table-cell office:value-type="string">
            <text:p>org.</text:p>
          </table:table-cell>
          <table:table-cell table:style-name="Default" office:value-type="string">
            <text:p>mandant_Ref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M2_SA001</text:p>
          </table:table-cell>
          <table:table-cell office:value-type="float" office:value="6000">
            <text:p>6000</text:p>
          </table:table-cell>
          <table:table-cell office:value-type="string">
            <text:p>OIDM2_SACHBEARBEITERS001</text:p>
          </table:table-cell>
          <table:table-cell office:value-type="string">
            <text:p>beamte</text:p>
          </table:table-cell>
          <table:table-cell office:value-type="float" office:value="892154856">
            <text:p>892154856</text:p>
          </table:table-cell>
          <table:table-cell office:value-type="float" office:value="892541523">
            <text:p>892541523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2];&quot;','&quot;;[.C2];&quot;','&quot;;[.D2];&quot;','&quot;;[.E2];&quot;','&quot;;[.F2];&quot;','&quot;;[.G2];&quot;','&quot;;[.H2];&quot;');&quot;)" office:value-type="string" office:string-value="insert into sachbearbeiter (ID, oid,sach_funktion,sach_fax, sach_telephone,sach_organisationseinheit,  MANDANT) values ('6000','OIDM2_SACHBEARBEITERS001','beamte','892154856','892541523','BA011S','2');">
            <text:p>insert into sachbearbeiter (ID, oid,sach_funktion,sach_fax, sach_telephone,sach_organisationseinheit, <text:s/>MANDANT) values ('6000','OIDM2_SACHBEARBEITERS001','beamte','892154856','892541523','BA011S','2');</text:p>
          </table:table-cell>
          <table:table-cell table:number-columns-repeated="16"/>
          <table:table-cell table:formula="of:=CONCATENATE(&quot;public final static String &quot;;[.$A2];&quot; = &quot;&quot;&quot;;[.$C2];&quot;&quot;&quot;;&quot;)" office:value-type="string" office:string-value="public final static String M2_SA001 = &quot;OIDM2_SACHBEARBEITERS001&quot;;">
            <text:p>public final static String M2_SA001 = "OIDM2_SACHBEARBEITERS001";</text:p>
          </table:table-cell>
        </table:table-row>
        <table:table-row table:style-name="ro2">
          <table:table-cell office:value-type="string">
            <text:p>M2_SA002</text:p>
          </table:table-cell>
          <table:table-cell office:value-type="float" office:value="6001">
            <text:p>6001</text:p>
          </table:table-cell>
          <table:table-cell office:value-type="string">
            <text:p>OIDM2_SACHBEARBEITERS002</text:p>
          </table:table-cell>
          <table:table-cell office:value-type="string">
            <text:p>beamte</text:p>
          </table:table-cell>
          <table:table-cell office:value-type="float" office:value="892154857">
            <text:p>892154857</text:p>
          </table:table-cell>
          <table:table-cell office:value-type="float" office:value="892541524">
            <text:p>892541524</text:p>
          </table:table-cell>
          <table:table-cell office:value-type="string">
            <text:p>BA011S</text:p>
          </table:table-cell>
          <table:table-cell table:style-name="Default"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3];&quot;','&quot;;[.C3];&quot;','&quot;;[.D3];&quot;','&quot;;[.E3];&quot;','&quot;;[.F3];&quot;','&quot;;[.G3];&quot;','&quot;;[.H3];&quot;');&quot;)" office:value-type="string" office:string-value="insert into sachbearbeiter (ID, oid,sach_funktion,sach_fax, sach_telephone,sach_organisationseinheit,  MANDANT) values ('6001','OIDM2_SACHBEARBEITERS002','beamte','892154857','892541524','BA011S','2');">
            <text:p>insert into sachbearbeiter (ID, oid,sach_funktion,sach_fax, sach_telephone,sach_organisationseinheit, <text:s/>MANDANT) values ('6001','OIDM2_SACHBEARBEITERS002','beamte','892154857','892541524','BA011S','2');</text:p>
          </table:table-cell>
          <table:table-cell table:number-columns-repeated="16"/>
          <table:table-cell table:formula="of:=CONCATENATE(&quot;public final static String &quot;;[.$A3];&quot; = &quot;&quot;&quot;;[.$C3];&quot;&quot;&quot;;&quot;)" office:value-type="string" office:string-value="public final static String M2_SA002 = &quot;OIDM2_SACHBEARBEITERS002&quot;;">
            <text:p>public final static String M2_SA002 = "OIDM2_SACHBEARBEITERS002";</text:p>
          </table:table-cell>
        </table:table-row>
        <table:table-row table:style-name="ro2">
          <table:table-cell office:value-type="string">
            <text:p>M2_SA003</text:p>
          </table:table-cell>
          <table:table-cell office:value-type="float" office:value="6002">
            <text:p>6002</text:p>
          </table:table-cell>
          <table:table-cell office:value-type="string">
            <text:p>OIDM2_SACHBEARBEITERS003</text:p>
          </table:table-cell>
          <table:table-cell office:value-type="string">
            <text:p>beamte</text:p>
          </table:table-cell>
          <table:table-cell office:value-type="float" office:value="892154858">
            <text:p>892154858</text:p>
          </table:table-cell>
          <table:table-cell office:value-type="float" office:value="892541525">
            <text:p>892541525</text:p>
          </table:table-cell>
          <table:table-cell office:value-type="string">
            <text:p>BA011S</text:p>
          </table:table-cell>
          <table:table-cell table:style-name="Default"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4];&quot;','&quot;;[.C4];&quot;','&quot;;[.D4];&quot;','&quot;;[.E4];&quot;','&quot;;[.F4];&quot;','&quot;;[.G4];&quot;','&quot;;[.H4];&quot;');&quot;)" office:value-type="string" office:string-value="insert into sachbearbeiter (ID, oid,sach_funktion,sach_fax, sach_telephone,sach_organisationseinheit,  MANDANT) values ('6002','OIDM2_SACHBEARBEITERS003','beamte','892154858','892541525','BA011S','2');">
            <text:p>insert into sachbearbeiter (ID, oid,sach_funktion,sach_fax, sach_telephone,sach_organisationseinheit, <text:s/>MANDANT) values ('6002','OIDM2_SACHBEARBEITERS003','beamte','892154858','892541525','BA011S','2');</text:p>
          </table:table-cell>
          <table:table-cell table:number-columns-repeated="16"/>
          <table:table-cell table:formula="of:=CONCATENATE(&quot;public final static String &quot;;[.$A4];&quot; = &quot;&quot;&quot;;[.$C4];&quot;&quot;&quot;;&quot;)" office:value-type="string" office:string-value="public final static String M2_SA003 = &quot;OIDM2_SACHBEARBEITERS003&quot;;">
            <text:p>public final static String M2_SA003 = "OIDM2_SACHBEARBEITERS003";</text:p>
          </table:table-cell>
        </table:table-row>
        <table:table-row table:style-name="ro2">
          <table:table-cell office:value-type="string">
            <text:p>M2_SA004</text:p>
          </table:table-cell>
          <table:table-cell office:value-type="float" office:value="6003">
            <text:p>6003</text:p>
          </table:table-cell>
          <table:table-cell office:value-type="string">
            <text:p>OIDM2_SACHBEARBEITERS004</text:p>
          </table:table-cell>
          <table:table-cell office:value-type="string">
            <text:p>beamte</text:p>
          </table:table-cell>
          <table:table-cell office:value-type="float" office:value="892154859">
            <text:p>892154859</text:p>
          </table:table-cell>
          <table:table-cell office:value-type="float" office:value="892541526">
            <text:p>892541526</text:p>
          </table:table-cell>
          <table:table-cell office:value-type="string">
            <text:p>BA011S</text:p>
          </table:table-cell>
          <table:table-cell table:style-name="Default"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5];&quot;','&quot;;[.C5];&quot;','&quot;;[.D5];&quot;','&quot;;[.E5];&quot;','&quot;;[.F5];&quot;','&quot;;[.G5];&quot;','&quot;;[.H5];&quot;');&quot;)" office:value-type="string" office:string-value="insert into sachbearbeiter (ID, oid,sach_funktion,sach_fax, sach_telephone,sach_organisationseinheit,  MANDANT) values ('6003','OIDM2_SACHBEARBEITERS004','beamte','892154859','892541526','BA011S','2');">
            <text:p>insert into sachbearbeiter (ID, oid,sach_funktion,sach_fax, sach_telephone,sach_organisationseinheit, <text:s/>MANDANT) values ('6003','OIDM2_SACHBEARBEITERS004','beamte','892154859','892541526','BA011S','2');</text:p>
          </table:table-cell>
          <table:table-cell table:number-columns-repeated="16"/>
          <table:table-cell table:formula="of:=CONCATENATE(&quot;public final static String &quot;;[.$A5];&quot; = &quot;&quot;&quot;;[.$C5];&quot;&quot;&quot;;&quot;)" office:value-type="string" office:string-value="public final static String M2_SA004 = &quot;OIDM2_SACHBEARBEITERS004&quot;;">
            <text:p>public final static String M2_SA004 = "OIDM2_SACHBEARBEITERS004";</text:p>
          </table:table-cell>
        </table:table-row>
        <table:table-row table:style-name="ro2">
          <table:table-cell office:value-type="string">
            <text:p>M2_SA005</text:p>
          </table:table-cell>
          <table:table-cell office:value-type="float" office:value="6004">
            <text:p>6004</text:p>
          </table:table-cell>
          <table:table-cell office:value-type="string">
            <text:p>OIDM2_SACHBEARBEITERS005</text:p>
          </table:table-cell>
          <table:table-cell office:value-type="string">
            <text:p>beamte</text:p>
          </table:table-cell>
          <table:table-cell office:value-type="float" office:value="892154860">
            <text:p>892154860</text:p>
          </table:table-cell>
          <table:table-cell office:value-type="float" office:value="892541527">
            <text:p>892541527</text:p>
          </table:table-cell>
          <table:table-cell office:value-type="string">
            <text:p>BA011S</text:p>
          </table:table-cell>
          <table:table-cell table:style-name="Default"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6];&quot;','&quot;;[.C6];&quot;','&quot;;[.D6];&quot;','&quot;;[.E6];&quot;','&quot;;[.F6];&quot;','&quot;;[.G6];&quot;','&quot;;[.H6];&quot;');&quot;)" office:value-type="string" office:string-value="insert into sachbearbeiter (ID, oid,sach_funktion,sach_fax, sach_telephone,sach_organisationseinheit,  MANDANT) values ('6004','OIDM2_SACHBEARBEITERS005','beamte','892154860','892541527','BA011S','2');">
            <text:p>insert into sachbearbeiter (ID, oid,sach_funktion,sach_fax, sach_telephone,sach_organisationseinheit, <text:s/>MANDANT) values ('6004','OIDM2_SACHBEARBEITERS005','beamte','892154860','892541527','BA011S','2');</text:p>
          </table:table-cell>
          <table:table-cell table:number-columns-repeated="16"/>
          <table:table-cell table:formula="of:=CONCATENATE(&quot;public final static String &quot;;[.$A6];&quot; = &quot;&quot;&quot;;[.$C6];&quot;&quot;&quot;;&quot;)" office:value-type="string" office:string-value="public final static String M2_SA005 = &quot;OIDM2_SACHBEARBEITERS005&quot;;">
            <text:p>public final static String M2_SA005 = "OIDM2_SACHBEARBEITERS005";</text:p>
          </table:table-cell>
        </table:table-row>
        <table:table-row table:style-name="ro2">
          <table:table-cell office:value-type="string">
            <text:p>M2_SA006</text:p>
          </table:table-cell>
          <table:table-cell office:value-type="float" office:value="6005">
            <text:p>6005</text:p>
          </table:table-cell>
          <table:table-cell office:value-type="string">
            <text:p>OIDM2_SACHBEARBEITERS006</text:p>
          </table:table-cell>
          <table:table-cell office:value-type="string">
            <text:p>beamte</text:p>
          </table:table-cell>
          <table:table-cell office:value-type="float" office:value="892154861">
            <text:p>892154861</text:p>
          </table:table-cell>
          <table:table-cell office:value-type="float" office:value="892541528">
            <text:p>892541528</text:p>
          </table:table-cell>
          <table:table-cell office:value-type="string">
            <text:p>BA011S</text:p>
          </table:table-cell>
          <table:table-cell table:style-name="Default"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7];&quot;','&quot;;[.C7];&quot;','&quot;;[.D7];&quot;','&quot;;[.E7];&quot;','&quot;;[.F7];&quot;','&quot;;[.G7];&quot;','&quot;;[.H7];&quot;');&quot;)" office:value-type="string" office:string-value="insert into sachbearbeiter (ID, oid,sach_funktion,sach_fax, sach_telephone,sach_organisationseinheit,  MANDANT) values ('6005','OIDM2_SACHBEARBEITERS006','beamte','892154861','892541528','BA011S','2');">
            <text:p>insert into sachbearbeiter (ID, oid,sach_funktion,sach_fax, sach_telephone,sach_organisationseinheit, <text:s/>MANDANT) values ('6005','OIDM2_SACHBEARBEITERS006','beamte','892154861','892541528','BA011S','2');</text:p>
          </table:table-cell>
          <table:table-cell table:number-columns-repeated="16"/>
          <table:table-cell table:formula="of:=CONCATENATE(&quot;public final static String &quot;;[.$A7];&quot; = &quot;&quot;&quot;;[.$C7];&quot;&quot;&quot;;&quot;)" office:value-type="string" office:string-value="public final static String M2_SA006 = &quot;OIDM2_SACHBEARBEITERS006&quot;;">
            <text:p>public final static String M2_SA006 = "OIDM2_SACHBEARBEITERS006";</text:p>
          </table:table-cell>
        </table:table-row>
        <table:table-row table:style-name="ro2">
          <table:table-cell office:value-type="string">
            <text:p>M2_SA007</text:p>
          </table:table-cell>
          <table:table-cell office:value-type="float" office:value="6006">
            <text:p>6006</text:p>
          </table:table-cell>
          <table:table-cell office:value-type="string">
            <text:p>OIDM2_SACHBEARBEITERS007</text:p>
          </table:table-cell>
          <table:table-cell office:value-type="string">
            <text:p>beamte</text:p>
          </table:table-cell>
          <table:table-cell office:value-type="float" office:value="892154862">
            <text:p>892154862</text:p>
          </table:table-cell>
          <table:table-cell office:value-type="float" office:value="892541529">
            <text:p>892541529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8];&quot;','&quot;;[.C8];&quot;','&quot;;[.D8];&quot;','&quot;;[.E8];&quot;','&quot;;[.F8];&quot;','&quot;;[.G8];&quot;','&quot;;[.H8];&quot;');&quot;)" office:value-type="string" office:string-value="insert into sachbearbeiter (ID, oid,sach_funktion,sach_fax, sach_telephone,sach_organisationseinheit,  MANDANT) values ('6006','OIDM2_SACHBEARBEITERS007','beamte','892154862','892541529','BA011S','2');">
            <text:p>insert into sachbearbeiter (ID, oid,sach_funktion,sach_fax, sach_telephone,sach_organisationseinheit, <text:s/>MANDANT) values ('6006','OIDM2_SACHBEARBEITERS007','beamte','892154862','892541529','BA011S','2');</text:p>
          </table:table-cell>
          <table:table-cell table:number-columns-repeated="16"/>
          <table:table-cell table:formula="of:=CONCATENATE(&quot;public final static String &quot;;[.$A8];&quot; = &quot;&quot;&quot;;[.$C8];&quot;&quot;&quot;;&quot;)" office:value-type="string" office:string-value="public final static String M2_SA007 = &quot;OIDM2_SACHBEARBEITERS007&quot;;">
            <text:p>public final static String M2_SA007 = "OIDM2_SACHBEARBEITERS007";</text:p>
          </table:table-cell>
        </table:table-row>
        <table:table-row table:style-name="ro2">
          <table:table-cell office:value-type="string">
            <text:p>M2_SA008</text:p>
          </table:table-cell>
          <table:table-cell office:value-type="float" office:value="6007">
            <text:p>6007</text:p>
          </table:table-cell>
          <table:table-cell office:value-type="string">
            <text:p>OIDM2_SACHBEARBEITERS008</text:p>
          </table:table-cell>
          <table:table-cell office:value-type="string">
            <text:p>beamte</text:p>
          </table:table-cell>
          <table:table-cell office:value-type="float" office:value="892154863">
            <text:p>892154863</text:p>
          </table:table-cell>
          <table:table-cell office:value-type="float" office:value="892541530">
            <text:p>892541530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9];&quot;','&quot;;[.C9];&quot;','&quot;;[.D9];&quot;','&quot;;[.E9];&quot;','&quot;;[.F9];&quot;','&quot;;[.G9];&quot;','&quot;;[.H9];&quot;');&quot;)" office:value-type="string" office:string-value="insert into sachbearbeiter (ID, oid,sach_funktion,sach_fax, sach_telephone,sach_organisationseinheit,  MANDANT) values ('6007','OIDM2_SACHBEARBEITERS008','beamte','892154863','892541530','BA011S','2');">
            <text:p>insert into sachbearbeiter (ID, oid,sach_funktion,sach_fax, sach_telephone,sach_organisationseinheit, <text:s/>MANDANT) values ('6007','OIDM2_SACHBEARBEITERS008','beamte','892154863','892541530','BA011S','2');</text:p>
          </table:table-cell>
          <table:table-cell table:number-columns-repeated="16"/>
          <table:table-cell table:formula="of:=CONCATENATE(&quot;public final static String &quot;;[.$A9];&quot; = &quot;&quot;&quot;;[.$C9];&quot;&quot;&quot;;&quot;)" office:value-type="string" office:string-value="public final static String M2_SA008 = &quot;OIDM2_SACHBEARBEITERS008&quot;;">
            <text:p>public final static String M2_SA008 = "OIDM2_SACHBEARBEITERS008";</text:p>
          </table:table-cell>
        </table:table-row>
        <table:table-row table:style-name="ro2">
          <table:table-cell office:value-type="string">
            <text:p>M2_SA009</text:p>
          </table:table-cell>
          <table:table-cell office:value-type="float" office:value="6008">
            <text:p>6008</text:p>
          </table:table-cell>
          <table:table-cell office:value-type="string">
            <text:p>OIDM2_SACHBEARBEITERS009</text:p>
          </table:table-cell>
          <table:table-cell office:value-type="string">
            <text:p>beamte</text:p>
          </table:table-cell>
          <table:table-cell office:value-type="float" office:value="892154864">
            <text:p>892154864</text:p>
          </table:table-cell>
          <table:table-cell office:value-type="float" office:value="892541531">
            <text:p>892541531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0];&quot;','&quot;;[.C10];&quot;','&quot;;[.D10];&quot;','&quot;;[.E10];&quot;','&quot;;[.F10];&quot;','&quot;;[.G10];&quot;','&quot;;[.H10];&quot;');&quot;)" office:value-type="string" office:string-value="insert into sachbearbeiter (ID, oid,sach_funktion,sach_fax, sach_telephone,sach_organisationseinheit,  MANDANT) values ('6008','OIDM2_SACHBEARBEITERS009','beamte','892154864','892541531','BA011S','2');">
            <text:p>insert into sachbearbeiter (ID, oid,sach_funktion,sach_fax, sach_telephone,sach_organisationseinheit, <text:s/>MANDANT) values ('6008','OIDM2_SACHBEARBEITERS009','beamte','892154864','892541531','BA011S','2');</text:p>
          </table:table-cell>
          <table:table-cell table:number-columns-repeated="16"/>
          <table:table-cell table:formula="of:=CONCATENATE(&quot;public final static String &quot;;[.$A10];&quot; = &quot;&quot;&quot;;[.$C10];&quot;&quot;&quot;;&quot;)" office:value-type="string" office:string-value="public final static String M2_SA009 = &quot;OIDM2_SACHBEARBEITERS009&quot;;">
            <text:p>public final static String M2_SA009 = "OIDM2_SACHBEARBEITERS009";</text:p>
          </table:table-cell>
        </table:table-row>
        <table:table-row table:style-name="ro2">
          <table:table-cell office:value-type="string">
            <text:p>M2_SA010</text:p>
          </table:table-cell>
          <table:table-cell office:value-type="float" office:value="6009">
            <text:p>6009</text:p>
          </table:table-cell>
          <table:table-cell office:value-type="string">
            <text:p>OIDM2_SACHBEARBEITERS010</text:p>
          </table:table-cell>
          <table:table-cell office:value-type="string">
            <text:p>beamte</text:p>
          </table:table-cell>
          <table:table-cell office:value-type="float" office:value="892154865">
            <text:p>892154865</text:p>
          </table:table-cell>
          <table:table-cell office:value-type="float" office:value="892541532">
            <text:p>892541532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1];&quot;','&quot;;[.C11];&quot;','&quot;;[.D11];&quot;','&quot;;[.E11];&quot;','&quot;;[.F11];&quot;','&quot;;[.G11];&quot;','&quot;;[.H11];&quot;');&quot;)" office:value-type="string" office:string-value="insert into sachbearbeiter (ID, oid,sach_funktion,sach_fax, sach_telephone,sach_organisationseinheit,  MANDANT) values ('6009','OIDM2_SACHBEARBEITERS010','beamte','892154865','892541532','BA011S','2');">
            <text:p>insert into sachbearbeiter (ID, oid,sach_funktion,sach_fax, sach_telephone,sach_organisationseinheit, <text:s/>MANDANT) values ('6009','OIDM2_SACHBEARBEITERS010','beamte','892154865','892541532','BA011S','2');</text:p>
          </table:table-cell>
          <table:table-cell table:number-columns-repeated="16"/>
          <table:table-cell table:formula="of:=CONCATENATE(&quot;public final static String &quot;;[.$A11];&quot; = &quot;&quot;&quot;;[.$C11];&quot;&quot;&quot;;&quot;)" office:value-type="string" office:string-value="public final static String M2_SA010 = &quot;OIDM2_SACHBEARBEITERS010&quot;;">
            <text:p>public final static String M2_SA010 = "OIDM2_SACHBEARBEITERS010";</text:p>
          </table:table-cell>
        </table:table-row>
        <table:table-row table:style-name="ro2">
          <table:table-cell office:value-type="string">
            <text:p>M2_SA011</text:p>
          </table:table-cell>
          <table:table-cell office:value-type="float" office:value="6010">
            <text:p>6010</text:p>
          </table:table-cell>
          <table:table-cell office:value-type="string">
            <text:p>OIDM2_SACHBEARBEITERS011</text:p>
          </table:table-cell>
          <table:table-cell office:value-type="string">
            <text:p>beamte</text:p>
          </table:table-cell>
          <table:table-cell office:value-type="float" office:value="892154866">
            <text:p>892154866</text:p>
          </table:table-cell>
          <table:table-cell office:value-type="float" office:value="892541533">
            <text:p>892541533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2];&quot;','&quot;;[.C12];&quot;','&quot;;[.D12];&quot;','&quot;;[.E12];&quot;','&quot;;[.F12];&quot;','&quot;;[.G12];&quot;','&quot;;[.H12];&quot;');&quot;)" office:value-type="string" office:string-value="insert into sachbearbeiter (ID, oid,sach_funktion,sach_fax, sach_telephone,sach_organisationseinheit,  MANDANT) values ('6010','OIDM2_SACHBEARBEITERS011','beamte','892154866','892541533','BA011S','2');">
            <text:p>insert into sachbearbeiter (ID, oid,sach_funktion,sach_fax, sach_telephone,sach_organisationseinheit, <text:s/>MANDANT) values ('6010','OIDM2_SACHBEARBEITERS011','beamte','892154866','892541533','BA011S','2');</text:p>
          </table:table-cell>
          <table:table-cell table:number-columns-repeated="16"/>
          <table:table-cell table:formula="of:=CONCATENATE(&quot;public final static String &quot;;[.$A12];&quot; = &quot;&quot;&quot;;[.$C12];&quot;&quot;&quot;;&quot;)" office:value-type="string" office:string-value="public final static String M2_SA011 = &quot;OIDM2_SACHBEARBEITERS011&quot;;">
            <text:p>public final static String M2_SA011 = "OIDM2_SACHBEARBEITERS011";</text:p>
          </table:table-cell>
        </table:table-row>
        <table:table-row table:style-name="ro2">
          <table:table-cell office:value-type="string">
            <text:p>M2_SA012</text:p>
          </table:table-cell>
          <table:table-cell office:value-type="float" office:value="6011">
            <text:p>6011</text:p>
          </table:table-cell>
          <table:table-cell office:value-type="string">
            <text:p>OIDM2_SACHBEARBEITERS012</text:p>
          </table:table-cell>
          <table:table-cell office:value-type="string">
            <text:p>beamte</text:p>
          </table:table-cell>
          <table:table-cell office:value-type="float" office:value="892154867">
            <text:p>892154867</text:p>
          </table:table-cell>
          <table:table-cell office:value-type="float" office:value="892541534">
            <text:p>892541534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3];&quot;','&quot;;[.C13];&quot;','&quot;;[.D13];&quot;','&quot;;[.E13];&quot;','&quot;;[.F13];&quot;','&quot;;[.G13];&quot;','&quot;;[.H13];&quot;');&quot;)" office:value-type="string" office:string-value="insert into sachbearbeiter (ID, oid,sach_funktion,sach_fax, sach_telephone,sach_organisationseinheit,  MANDANT) values ('6011','OIDM2_SACHBEARBEITERS012','beamte','892154867','892541534','BA011S','2');">
            <text:p>insert into sachbearbeiter (ID, oid,sach_funktion,sach_fax, sach_telephone,sach_organisationseinheit, <text:s/>MANDANT) values ('6011','OIDM2_SACHBEARBEITERS012','beamte','892154867','892541534','BA011S','2');</text:p>
          </table:table-cell>
          <table:table-cell table:number-columns-repeated="16"/>
          <table:table-cell table:formula="of:=CONCATENATE(&quot;public final static String &quot;;[.$A13];&quot; = &quot;&quot;&quot;;[.$C13];&quot;&quot;&quot;;&quot;)" office:value-type="string" office:string-value="public final static String M2_SA012 = &quot;OIDM2_SACHBEARBEITERS012&quot;;">
            <text:p>public final static String M2_SA012 = "OIDM2_SACHBEARBEITERS012";</text:p>
          </table:table-cell>
        </table:table-row>
        <table:table-row table:style-name="ro2">
          <table:table-cell office:value-type="string">
            <text:p>M2_SA013</text:p>
          </table:table-cell>
          <table:table-cell office:value-type="float" office:value="6012">
            <text:p>6012</text:p>
          </table:table-cell>
          <table:table-cell office:value-type="string">
            <text:p>OIDM2_SACHBEARBEITERS013</text:p>
          </table:table-cell>
          <table:table-cell office:value-type="string">
            <text:p>beamte</text:p>
          </table:table-cell>
          <table:table-cell office:value-type="float" office:value="892154868">
            <text:p>892154868</text:p>
          </table:table-cell>
          <table:table-cell office:value-type="float" office:value="892541535">
            <text:p>892541535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4];&quot;','&quot;;[.C14];&quot;','&quot;;[.D14];&quot;','&quot;;[.E14];&quot;','&quot;;[.F14];&quot;','&quot;;[.G14];&quot;','&quot;;[.H14];&quot;');&quot;)" office:value-type="string" office:string-value="insert into sachbearbeiter (ID, oid,sach_funktion,sach_fax, sach_telephone,sach_organisationseinheit,  MANDANT) values ('6012','OIDM2_SACHBEARBEITERS013','beamte','892154868','892541535','BA011S','2');">
            <text:p>insert into sachbearbeiter (ID, oid,sach_funktion,sach_fax, sach_telephone,sach_organisationseinheit, <text:s/>MANDANT) values ('6012','OIDM2_SACHBEARBEITERS013','beamte','892154868','892541535','BA011S','2');</text:p>
          </table:table-cell>
          <table:table-cell table:number-columns-repeated="16"/>
          <table:table-cell table:formula="of:=CONCATENATE(&quot;public final static String &quot;;[.$A14];&quot; = &quot;&quot;&quot;;[.$C14];&quot;&quot;&quot;;&quot;)" office:value-type="string" office:string-value="public final static String M2_SA013 = &quot;OIDM2_SACHBEARBEITERS013&quot;;">
            <text:p>public final static String M2_SA013 = "OIDM2_SACHBEARBEITERS013";</text:p>
          </table:table-cell>
        </table:table-row>
        <table:table-row table:style-name="ro2">
          <table:table-cell office:value-type="string">
            <text:p>M2_SA014</text:p>
          </table:table-cell>
          <table:table-cell office:value-type="float" office:value="6013">
            <text:p>6013</text:p>
          </table:table-cell>
          <table:table-cell office:value-type="string">
            <text:p>OIDM2_SACHBEARBEITERS014</text:p>
          </table:table-cell>
          <table:table-cell office:value-type="string">
            <text:p>beamte</text:p>
          </table:table-cell>
          <table:table-cell office:value-type="float" office:value="892154869">
            <text:p>892154869</text:p>
          </table:table-cell>
          <table:table-cell office:value-type="float" office:value="892541536">
            <text:p>892541536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5];&quot;','&quot;;[.C15];&quot;','&quot;;[.D15];&quot;','&quot;;[.E15];&quot;','&quot;;[.F15];&quot;','&quot;;[.G15];&quot;','&quot;;[.H15];&quot;');&quot;)" office:value-type="string" office:string-value="insert into sachbearbeiter (ID, oid,sach_funktion,sach_fax, sach_telephone,sach_organisationseinheit,  MANDANT) values ('6013','OIDM2_SACHBEARBEITERS014','beamte','892154869','892541536','BA011S','2');">
            <text:p>insert into sachbearbeiter (ID, oid,sach_funktion,sach_fax, sach_telephone,sach_organisationseinheit, <text:s/>MANDANT) values ('6013','OIDM2_SACHBEARBEITERS014','beamte','892154869','892541536','BA011S','2');</text:p>
          </table:table-cell>
          <table:table-cell table:number-columns-repeated="16"/>
          <table:table-cell table:formula="of:=CONCATENATE(&quot;public final static String &quot;;[.$A15];&quot; = &quot;&quot;&quot;;[.$C15];&quot;&quot;&quot;;&quot;)" office:value-type="string" office:string-value="public final static String M2_SA014 = &quot;OIDM2_SACHBEARBEITERS014&quot;;">
            <text:p>public final static String M2_SA014 = "OIDM2_SACHBEARBEITERS014";</text:p>
          </table:table-cell>
        </table:table-row>
        <table:table-row table:style-name="ro2">
          <table:table-cell office:value-type="string">
            <text:p>M2_SA015</text:p>
          </table:table-cell>
          <table:table-cell office:value-type="float" office:value="6014">
            <text:p>6014</text:p>
          </table:table-cell>
          <table:table-cell office:value-type="string">
            <text:p>OIDM2_SACHBEARBEITERS015</text:p>
          </table:table-cell>
          <table:table-cell office:value-type="string">
            <text:p>beamte</text:p>
          </table:table-cell>
          <table:table-cell office:value-type="float" office:value="892154870">
            <text:p>892154870</text:p>
          </table:table-cell>
          <table:table-cell office:value-type="float" office:value="892541537">
            <text:p>892541537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6];&quot;','&quot;;[.C16];&quot;','&quot;;[.D16];&quot;','&quot;;[.E16];&quot;','&quot;;[.F16];&quot;','&quot;;[.G16];&quot;','&quot;;[.H16];&quot;');&quot;)" office:value-type="string" office:string-value="insert into sachbearbeiter (ID, oid,sach_funktion,sach_fax, sach_telephone,sach_organisationseinheit,  MANDANT) values ('6014','OIDM2_SACHBEARBEITERS015','beamte','892154870','892541537','BA011S','2');">
            <text:p>insert into sachbearbeiter (ID, oid,sach_funktion,sach_fax, sach_telephone,sach_organisationseinheit, <text:s/>MANDANT) values ('6014','OIDM2_SACHBEARBEITERS015','beamte','892154870','892541537','BA011S','2');</text:p>
          </table:table-cell>
          <table:table-cell table:number-columns-repeated="16"/>
          <table:table-cell table:formula="of:=CONCATENATE(&quot;public final static String &quot;;[.$A16];&quot; = &quot;&quot;&quot;;[.$C16];&quot;&quot;&quot;;&quot;)" office:value-type="string" office:string-value="public final static String M2_SA015 = &quot;OIDM2_SACHBEARBEITERS015&quot;;">
            <text:p>public final static String M2_SA015 = "OIDM2_SACHBEARBEITERS015";</text:p>
          </table:table-cell>
        </table:table-row>
        <table:table-row table:style-name="ro2">
          <table:table-cell office:value-type="string">
            <text:p>M2_SA016</text:p>
          </table:table-cell>
          <table:table-cell office:value-type="float" office:value="6015">
            <text:p>6015</text:p>
          </table:table-cell>
          <table:table-cell office:value-type="string">
            <text:p>OIDM2_SACHBEARBEITERS016</text:p>
          </table:table-cell>
          <table:table-cell office:value-type="string">
            <text:p>beamte</text:p>
          </table:table-cell>
          <table:table-cell office:value-type="float" office:value="892154871">
            <text:p>892154871</text:p>
          </table:table-cell>
          <table:table-cell office:value-type="float" office:value="892541538">
            <text:p>892541538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7];&quot;','&quot;;[.C17];&quot;','&quot;;[.D17];&quot;','&quot;;[.E17];&quot;','&quot;;[.F17];&quot;','&quot;;[.G17];&quot;','&quot;;[.H17];&quot;');&quot;)" office:value-type="string" office:string-value="insert into sachbearbeiter (ID, oid,sach_funktion,sach_fax, sach_telephone,sach_organisationseinheit,  MANDANT) values ('6015','OIDM2_SACHBEARBEITERS016','beamte','892154871','892541538','BA011S','2');">
            <text:p>insert into sachbearbeiter (ID, oid,sach_funktion,sach_fax, sach_telephone,sach_organisationseinheit, <text:s/>MANDANT) values ('6015','OIDM2_SACHBEARBEITERS016','beamte','892154871','892541538','BA011S','2');</text:p>
          </table:table-cell>
          <table:table-cell table:number-columns-repeated="16"/>
          <table:table-cell table:formula="of:=CONCATENATE(&quot;public final static String &quot;;[.$A17];&quot; = &quot;&quot;&quot;;[.$C17];&quot;&quot;&quot;;&quot;)" office:value-type="string" office:string-value="public final static String M2_SA016 = &quot;OIDM2_SACHBEARBEITERS016&quot;;">
            <text:p>public final static String M2_SA016 = "OIDM2_SACHBEARBEITERS016";</text:p>
          </table:table-cell>
        </table:table-row>
        <table:table-row table:style-name="ro2">
          <table:table-cell office:value-type="string">
            <text:p>M2_SA017</text:p>
          </table:table-cell>
          <table:table-cell office:value-type="float" office:value="6016">
            <text:p>6016</text:p>
          </table:table-cell>
          <table:table-cell office:value-type="string">
            <text:p>OIDM2_SACHBEARBEITERS017</text:p>
          </table:table-cell>
          <table:table-cell office:value-type="string">
            <text:p>beamte</text:p>
          </table:table-cell>
          <table:table-cell office:value-type="float" office:value="892154872">
            <text:p>892154872</text:p>
          </table:table-cell>
          <table:table-cell office:value-type="float" office:value="892541539">
            <text:p>892541539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8];&quot;','&quot;;[.C18];&quot;','&quot;;[.D18];&quot;','&quot;;[.E18];&quot;','&quot;;[.F18];&quot;','&quot;;[.G18];&quot;','&quot;;[.H18];&quot;');&quot;)" office:value-type="string" office:string-value="insert into sachbearbeiter (ID, oid,sach_funktion,sach_fax, sach_telephone,sach_organisationseinheit,  MANDANT) values ('6016','OIDM2_SACHBEARBEITERS017','beamte','892154872','892541539','BA011S','2');">
            <text:p>insert into sachbearbeiter (ID, oid,sach_funktion,sach_fax, sach_telephone,sach_organisationseinheit, <text:s/>MANDANT) values ('6016','OIDM2_SACHBEARBEITERS017','beamte','892154872','892541539','BA011S','2');</text:p>
          </table:table-cell>
          <table:table-cell table:number-columns-repeated="16"/>
          <table:table-cell table:formula="of:=CONCATENATE(&quot;public final static String &quot;;[.$A18];&quot; = &quot;&quot;&quot;;[.$C18];&quot;&quot;&quot;;&quot;)" office:value-type="string" office:string-value="public final static String M2_SA017 = &quot;OIDM2_SACHBEARBEITERS017&quot;;">
            <text:p>public final static String M2_SA017 = "OIDM2_SACHBEARBEITERS017";</text:p>
          </table:table-cell>
        </table:table-row>
        <table:table-row table:style-name="ro2">
          <table:table-cell office:value-type="string">
            <text:p>M2_SA018</text:p>
          </table:table-cell>
          <table:table-cell office:value-type="float" office:value="6017">
            <text:p>6017</text:p>
          </table:table-cell>
          <table:table-cell office:value-type="string">
            <text:p>OIDM2_SACHBEARBEITERS018</text:p>
          </table:table-cell>
          <table:table-cell office:value-type="string">
            <text:p>beamte</text:p>
          </table:table-cell>
          <table:table-cell office:value-type="float" office:value="892154873">
            <text:p>892154873</text:p>
          </table:table-cell>
          <table:table-cell office:value-type="float" office:value="892541540">
            <text:p>892541540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19];&quot;','&quot;;[.C19];&quot;','&quot;;[.D19];&quot;','&quot;;[.E19];&quot;','&quot;;[.F19];&quot;','&quot;;[.G19];&quot;','&quot;;[.H19];&quot;');&quot;)" office:value-type="string" office:string-value="insert into sachbearbeiter (ID, oid,sach_funktion,sach_fax, sach_telephone,sach_organisationseinheit,  MANDANT) values ('6017','OIDM2_SACHBEARBEITERS018','beamte','892154873','892541540','BA011S','2');">
            <text:p>insert into sachbearbeiter (ID, oid,sach_funktion,sach_fax, sach_telephone,sach_organisationseinheit, <text:s/>MANDANT) values ('6017','OIDM2_SACHBEARBEITERS018','beamte','892154873','892541540','BA011S','2');</text:p>
          </table:table-cell>
          <table:table-cell table:number-columns-repeated="16"/>
          <table:table-cell table:formula="of:=CONCATENATE(&quot;public final static String &quot;;[.$A19];&quot; = &quot;&quot;&quot;;[.$C19];&quot;&quot;&quot;;&quot;)" office:value-type="string" office:string-value="public final static String M2_SA018 = &quot;OIDM2_SACHBEARBEITERS018&quot;;">
            <text:p>public final static String M2_SA018 = "OIDM2_SACHBEARBEITERS018";</text:p>
          </table:table-cell>
        </table:table-row>
        <table:table-row table:style-name="ro2">
          <table:table-cell office:value-type="string">
            <text:p>M2_SA019</text:p>
          </table:table-cell>
          <table:table-cell office:value-type="float" office:value="6018">
            <text:p>6018</text:p>
          </table:table-cell>
          <table:table-cell office:value-type="string">
            <text:p>OIDM2_SACHBEARBEITERS019</text:p>
          </table:table-cell>
          <table:table-cell office:value-type="string">
            <text:p>beamte</text:p>
          </table:table-cell>
          <table:table-cell office:value-type="float" office:value="892154874">
            <text:p>892154874</text:p>
          </table:table-cell>
          <table:table-cell office:value-type="float" office:value="892541541">
            <text:p>892541541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20];&quot;','&quot;;[.C20];&quot;','&quot;;[.D20];&quot;','&quot;;[.E20];&quot;','&quot;;[.F20];&quot;','&quot;;[.G20];&quot;','&quot;;[.H20];&quot;');&quot;)" office:value-type="string" office:string-value="insert into sachbearbeiter (ID, oid,sach_funktion,sach_fax, sach_telephone,sach_organisationseinheit,  MANDANT) values ('6018','OIDM2_SACHBEARBEITERS019','beamte','892154874','892541541','BA011S','2');">
            <text:p>insert into sachbearbeiter (ID, oid,sach_funktion,sach_fax, sach_telephone,sach_organisationseinheit, <text:s/>MANDANT) values ('6018','OIDM2_SACHBEARBEITERS019','beamte','892154874','892541541','BA011S','2');</text:p>
          </table:table-cell>
          <table:table-cell table:number-columns-repeated="16"/>
          <table:table-cell table:formula="of:=CONCATENATE(&quot;public final static String &quot;;[.$A20];&quot; = &quot;&quot;&quot;;[.$C20];&quot;&quot;&quot;;&quot;)" office:value-type="string" office:string-value="public final static String M2_SA019 = &quot;OIDM2_SACHBEARBEITERS019&quot;;">
            <text:p>public final static String M2_SA019 = "OIDM2_SACHBEARBEITERS019";</text:p>
          </table:table-cell>
        </table:table-row>
        <table:table-row table:style-name="ro2">
          <table:table-cell office:value-type="string">
            <text:p>M2_SA020</text:p>
          </table:table-cell>
          <table:table-cell office:value-type="float" office:value="6019">
            <text:p>6019</text:p>
          </table:table-cell>
          <table:table-cell office:value-type="string">
            <text:p>OIDM2_SACHBEARBEITERS020</text:p>
          </table:table-cell>
          <table:table-cell office:value-type="string">
            <text:p>beamte</text:p>
          </table:table-cell>
          <table:table-cell office:value-type="float" office:value="892154875">
            <text:p>892154875</text:p>
          </table:table-cell>
          <table:table-cell office:value-type="float" office:value="892541542">
            <text:p>892541542</text:p>
          </table:table-cell>
          <table:table-cell office:value-type="string">
            <text:p>BA011S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sachbearbeiter (ID, oid,sach_funktion,sach_fax, sach_telephone,sach_organisationseinheit,  MANDANT) values ('&quot;;[.B21];&quot;','&quot;;[.C21];&quot;','&quot;;[.D21];&quot;','&quot;;[.E21];&quot;','&quot;;[.F21];&quot;','&quot;;[.G21];&quot;','&quot;;[.H21];&quot;');&quot;)" office:value-type="string" office:string-value="insert into sachbearbeiter (ID, oid,sach_funktion,sach_fax, sach_telephone,sach_organisationseinheit,  MANDANT) values ('6019','OIDM2_SACHBEARBEITERS020','beamte','892154875','892541542','BA011S','2');">
            <text:p>insert into sachbearbeiter (ID, oid,sach_funktion,sach_fax, sach_telephone,sach_organisationseinheit, <text:s/>MANDANT) values ('6019','OIDM2_SACHBEARBEITERS020','beamte','892154875','892541542','BA011S','2');</text:p>
          </table:table-cell>
          <table:table-cell table:number-columns-repeated="16"/>
          <table:table-cell table:formula="of:=CONCATENATE(&quot;public final static String &quot;;[.$A21];&quot; = &quot;&quot;&quot;;[.$C21];&quot;&quot;&quot;;&quot;)" office:value-type="string" office:string-value="public final static String M2_SA020 = &quot;OIDM2_SACHBEARBEITERS020&quot;;">
            <text:p>public final static String M2_SA020 = "OIDM2_SACHBEARBEITERS020";</text:p>
          </table:table-cell>
        </table:table-row>
        <table:table-row table:style-name="ro2">
          <table:table-cell office:value-type="string">
            <text:p>M3_SA001</text:p>
          </table:table-cell>
          <table:table-cell office:value-type="float" office:value="6020">
            <text:p>6020</text:p>
          </table:table-cell>
          <table:table-cell office:value-type="string">
            <text:p>OIDM3_SACHBEARBEITERS001</text:p>
          </table:table-cell>
          <table:table-cell office:value-type="string">
            <text:p>beamte</text:p>
          </table:table-cell>
          <table:table-cell office:value-type="float" office:value="892154876">
            <text:p>892154876</text:p>
          </table:table-cell>
          <table:table-cell office:value-type="float" office:value="892541543">
            <text:p>892541543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2];&quot;','&quot;;[.C22];&quot;','&quot;;[.D22];&quot;','&quot;;[.E22];&quot;','&quot;;[.F22];&quot;','&quot;;[.G22];&quot;','&quot;;[.H22];&quot;');&quot;)" office:value-type="string" office:string-value="insert into sachbearbeiter (ID, oid,sach_funktion,sach_fax, sach_telephone,sach_organisationseinheit,  MANDANT) values ('6020','OIDM3_SACHBEARBEITERS001','beamte','892154876','892541543','BA011S','3');">
            <text:p>insert into sachbearbeiter (ID, oid,sach_funktion,sach_fax, sach_telephone,sach_organisationseinheit, <text:s/>MANDANT) values ('6020','OIDM3_SACHBEARBEITERS001','beamte','892154876','892541543','BA011S','3');</text:p>
          </table:table-cell>
          <table:table-cell table:number-columns-repeated="16"/>
          <table:table-cell table:formula="of:=CONCATENATE(&quot;public final static String &quot;;[.$A22];&quot; = &quot;&quot;&quot;;[.$C22];&quot;&quot;&quot;;&quot;)" office:value-type="string" office:string-value="public final static String M3_SA001 = &quot;OIDM3_SACHBEARBEITERS001&quot;;">
            <text:p>public final static String M3_SA001 = "OIDM3_SACHBEARBEITERS001";</text:p>
          </table:table-cell>
        </table:table-row>
        <table:table-row table:style-name="ro2">
          <table:table-cell office:value-type="string">
            <text:p>M3_SA002</text:p>
          </table:table-cell>
          <table:table-cell office:value-type="float" office:value="6021">
            <text:p>6021</text:p>
          </table:table-cell>
          <table:table-cell office:value-type="string">
            <text:p>OIDM3_SACHBEARBEITERS002</text:p>
          </table:table-cell>
          <table:table-cell office:value-type="string">
            <text:p>beamte</text:p>
          </table:table-cell>
          <table:table-cell office:value-type="float" office:value="892154877">
            <text:p>892154877</text:p>
          </table:table-cell>
          <table:table-cell office:value-type="float" office:value="892541544">
            <text:p>892541544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3];&quot;','&quot;;[.C23];&quot;','&quot;;[.D23];&quot;','&quot;;[.E23];&quot;','&quot;;[.F23];&quot;','&quot;;[.G23];&quot;','&quot;;[.H23];&quot;');&quot;)" office:value-type="string" office:string-value="insert into sachbearbeiter (ID, oid,sach_funktion,sach_fax, sach_telephone,sach_organisationseinheit,  MANDANT) values ('6021','OIDM3_SACHBEARBEITERS002','beamte','892154877','892541544','BA011S','3');">
            <text:p>insert into sachbearbeiter (ID, oid,sach_funktion,sach_fax, sach_telephone,sach_organisationseinheit, <text:s/>MANDANT) values ('6021','OIDM3_SACHBEARBEITERS002','beamte','892154877','892541544','BA011S','3');</text:p>
          </table:table-cell>
          <table:table-cell table:number-columns-repeated="16"/>
          <table:table-cell table:formula="of:=CONCATENATE(&quot;public final static String &quot;;[.$A23];&quot; = &quot;&quot;&quot;;[.$C23];&quot;&quot;&quot;;&quot;)" office:value-type="string" office:string-value="public final static String M3_SA002 = &quot;OIDM3_SACHBEARBEITERS002&quot;;">
            <text:p>public final static String M3_SA002 = "OIDM3_SACHBEARBEITERS002";</text:p>
          </table:table-cell>
        </table:table-row>
        <table:table-row table:style-name="ro2">
          <table:table-cell office:value-type="string">
            <text:p>M3_SA003</text:p>
          </table:table-cell>
          <table:table-cell office:value-type="float" office:value="6022">
            <text:p>6022</text:p>
          </table:table-cell>
          <table:table-cell office:value-type="string">
            <text:p>OIDM3_SACHBEARBEITERS003</text:p>
          </table:table-cell>
          <table:table-cell office:value-type="string">
            <text:p>beamte</text:p>
          </table:table-cell>
          <table:table-cell office:value-type="float" office:value="892154878">
            <text:p>892154878</text:p>
          </table:table-cell>
          <table:table-cell office:value-type="float" office:value="892541545">
            <text:p>892541545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4];&quot;','&quot;;[.C24];&quot;','&quot;;[.D24];&quot;','&quot;;[.E24];&quot;','&quot;;[.F24];&quot;','&quot;;[.G24];&quot;','&quot;;[.H24];&quot;');&quot;)" office:value-type="string" office:string-value="insert into sachbearbeiter (ID, oid,sach_funktion,sach_fax, sach_telephone,sach_organisationseinheit,  MANDANT) values ('6022','OIDM3_SACHBEARBEITERS003','beamte','892154878','892541545','BA011S','3');">
            <text:p>insert into sachbearbeiter (ID, oid,sach_funktion,sach_fax, sach_telephone,sach_organisationseinheit, <text:s/>MANDANT) values ('6022','OIDM3_SACHBEARBEITERS003','beamte','892154878','892541545','BA011S','3');</text:p>
          </table:table-cell>
          <table:table-cell table:number-columns-repeated="16"/>
          <table:table-cell table:formula="of:=CONCATENATE(&quot;public final static String &quot;;[.$A24];&quot; = &quot;&quot;&quot;;[.$C24];&quot;&quot;&quot;;&quot;)" office:value-type="string" office:string-value="public final static String M3_SA003 = &quot;OIDM3_SACHBEARBEITERS003&quot;;">
            <text:p>public final static String M3_SA003 = "OIDM3_SACHBEARBEITERS003";</text:p>
          </table:table-cell>
        </table:table-row>
        <table:table-row table:style-name="ro2">
          <table:table-cell office:value-type="string">
            <text:p>M3_SA004</text:p>
          </table:table-cell>
          <table:table-cell office:value-type="float" office:value="6023">
            <text:p>6023</text:p>
          </table:table-cell>
          <table:table-cell office:value-type="string">
            <text:p>OIDM3_SACHBEARBEITERS004</text:p>
          </table:table-cell>
          <table:table-cell office:value-type="string">
            <text:p>beamte</text:p>
          </table:table-cell>
          <table:table-cell office:value-type="float" office:value="892154879">
            <text:p>892154879</text:p>
          </table:table-cell>
          <table:table-cell office:value-type="float" office:value="892541546">
            <text:p>892541546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5];&quot;','&quot;;[.C25];&quot;','&quot;;[.D25];&quot;','&quot;;[.E25];&quot;','&quot;;[.F25];&quot;','&quot;;[.G25];&quot;','&quot;;[.H25];&quot;');&quot;)" office:value-type="string" office:string-value="insert into sachbearbeiter (ID, oid,sach_funktion,sach_fax, sach_telephone,sach_organisationseinheit,  MANDANT) values ('6023','OIDM3_SACHBEARBEITERS004','beamte','892154879','892541546','BA011S','3');">
            <text:p>insert into sachbearbeiter (ID, oid,sach_funktion,sach_fax, sach_telephone,sach_organisationseinheit, <text:s/>MANDANT) values ('6023','OIDM3_SACHBEARBEITERS004','beamte','892154879','892541546','BA011S','3');</text:p>
          </table:table-cell>
          <table:table-cell table:number-columns-repeated="16"/>
          <table:table-cell table:formula="of:=CONCATENATE(&quot;public final static String &quot;;[.$A25];&quot; = &quot;&quot;&quot;;[.$C25];&quot;&quot;&quot;;&quot;)" office:value-type="string" office:string-value="public final static String M3_SA004 = &quot;OIDM3_SACHBEARBEITERS004&quot;;">
            <text:p>public final static String M3_SA004 = "OIDM3_SACHBEARBEITERS004";</text:p>
          </table:table-cell>
        </table:table-row>
        <table:table-row table:style-name="ro2">
          <table:table-cell office:value-type="string">
            <text:p>M3_SA005</text:p>
          </table:table-cell>
          <table:table-cell office:value-type="float" office:value="6024">
            <text:p>6024</text:p>
          </table:table-cell>
          <table:table-cell office:value-type="string">
            <text:p>OIDM3_SACHBEARBEITERS005</text:p>
          </table:table-cell>
          <table:table-cell office:value-type="string">
            <text:p>beamte</text:p>
          </table:table-cell>
          <table:table-cell office:value-type="float" office:value="892154880">
            <text:p>892154880</text:p>
          </table:table-cell>
          <table:table-cell office:value-type="float" office:value="892541547">
            <text:p>892541547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6];&quot;','&quot;;[.C26];&quot;','&quot;;[.D26];&quot;','&quot;;[.E26];&quot;','&quot;;[.F26];&quot;','&quot;;[.G26];&quot;','&quot;;[.H26];&quot;');&quot;)" office:value-type="string" office:string-value="insert into sachbearbeiter (ID, oid,sach_funktion,sach_fax, sach_telephone,sach_organisationseinheit,  MANDANT) values ('6024','OIDM3_SACHBEARBEITERS005','beamte','892154880','892541547','BA011S','3');">
            <text:p>insert into sachbearbeiter (ID, oid,sach_funktion,sach_fax, sach_telephone,sach_organisationseinheit, <text:s/>MANDANT) values ('6024','OIDM3_SACHBEARBEITERS005','beamte','892154880','892541547','BA011S','3');</text:p>
          </table:table-cell>
          <table:table-cell table:number-columns-repeated="16"/>
          <table:table-cell table:formula="of:=CONCATENATE(&quot;public final static String &quot;;[.$A26];&quot; = &quot;&quot;&quot;;[.$C26];&quot;&quot;&quot;;&quot;)" office:value-type="string" office:string-value="public final static String M3_SA005 = &quot;OIDM3_SACHBEARBEITERS005&quot;;">
            <text:p>public final static String M3_SA005 = "OIDM3_SACHBEARBEITERS005";</text:p>
          </table:table-cell>
        </table:table-row>
        <table:table-row table:style-name="ro2">
          <table:table-cell office:value-type="string">
            <text:p>M3_SA006</text:p>
          </table:table-cell>
          <table:table-cell office:value-type="float" office:value="6025">
            <text:p>6025</text:p>
          </table:table-cell>
          <table:table-cell office:value-type="string">
            <text:p>OIDM3_SACHBEARBEITERS006</text:p>
          </table:table-cell>
          <table:table-cell office:value-type="string">
            <text:p>beamte</text:p>
          </table:table-cell>
          <table:table-cell office:value-type="float" office:value="892154881">
            <text:p>892154881</text:p>
          </table:table-cell>
          <table:table-cell office:value-type="float" office:value="892541548">
            <text:p>892541548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7];&quot;','&quot;;[.C27];&quot;','&quot;;[.D27];&quot;','&quot;;[.E27];&quot;','&quot;;[.F27];&quot;','&quot;;[.G27];&quot;','&quot;;[.H27];&quot;');&quot;)" office:value-type="string" office:string-value="insert into sachbearbeiter (ID, oid,sach_funktion,sach_fax, sach_telephone,sach_organisationseinheit,  MANDANT) values ('6025','OIDM3_SACHBEARBEITERS006','beamte','892154881','892541548','BA011S','3');">
            <text:p>insert into sachbearbeiter (ID, oid,sach_funktion,sach_fax, sach_telephone,sach_organisationseinheit, <text:s/>MANDANT) values ('6025','OIDM3_SACHBEARBEITERS006','beamte','892154881','892541548','BA011S','3');</text:p>
          </table:table-cell>
          <table:table-cell table:number-columns-repeated="16"/>
          <table:table-cell table:formula="of:=CONCATENATE(&quot;public final static String &quot;;[.$A27];&quot; = &quot;&quot;&quot;;[.$C27];&quot;&quot;&quot;;&quot;)" office:value-type="string" office:string-value="public final static String M3_SA006 = &quot;OIDM3_SACHBEARBEITERS006&quot;;">
            <text:p>public final static String M3_SA006 = "OIDM3_SACHBEARBEITERS006";</text:p>
          </table:table-cell>
        </table:table-row>
        <table:table-row table:style-name="ro2">
          <table:table-cell office:value-type="string">
            <text:p>M3_SA007</text:p>
          </table:table-cell>
          <table:table-cell office:value-type="float" office:value="6026">
            <text:p>6026</text:p>
          </table:table-cell>
          <table:table-cell office:value-type="string">
            <text:p>OIDM3_SACHBEARBEITERS007</text:p>
          </table:table-cell>
          <table:table-cell office:value-type="string">
            <text:p>beamte</text:p>
          </table:table-cell>
          <table:table-cell office:value-type="float" office:value="892154882">
            <text:p>892154882</text:p>
          </table:table-cell>
          <table:table-cell office:value-type="float" office:value="892541549">
            <text:p>892541549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8];&quot;','&quot;;[.C28];&quot;','&quot;;[.D28];&quot;','&quot;;[.E28];&quot;','&quot;;[.F28];&quot;','&quot;;[.G28];&quot;','&quot;;[.H28];&quot;');&quot;)" office:value-type="string" office:string-value="insert into sachbearbeiter (ID, oid,sach_funktion,sach_fax, sach_telephone,sach_organisationseinheit,  MANDANT) values ('6026','OIDM3_SACHBEARBEITERS007','beamte','892154882','892541549','BA011S','3');">
            <text:p>insert into sachbearbeiter (ID, oid,sach_funktion,sach_fax, sach_telephone,sach_organisationseinheit, <text:s/>MANDANT) values ('6026','OIDM3_SACHBEARBEITERS007','beamte','892154882','892541549','BA011S','3');</text:p>
          </table:table-cell>
          <table:table-cell table:number-columns-repeated="16"/>
          <table:table-cell table:formula="of:=CONCATENATE(&quot;public final static String &quot;;[.$A28];&quot; = &quot;&quot;&quot;;[.$C28];&quot;&quot;&quot;;&quot;)" office:value-type="string" office:string-value="public final static String M3_SA007 = &quot;OIDM3_SACHBEARBEITERS007&quot;;">
            <text:p>public final static String M3_SA007 = "OIDM3_SACHBEARBEITERS007";</text:p>
          </table:table-cell>
        </table:table-row>
        <table:table-row table:style-name="ro2">
          <table:table-cell office:value-type="string">
            <text:p>M3_SA008</text:p>
          </table:table-cell>
          <table:table-cell office:value-type="float" office:value="6027">
            <text:p>6027</text:p>
          </table:table-cell>
          <table:table-cell office:value-type="string">
            <text:p>OIDM3_SACHBEARBEITERS008</text:p>
          </table:table-cell>
          <table:table-cell office:value-type="string">
            <text:p>beamte</text:p>
          </table:table-cell>
          <table:table-cell office:value-type="float" office:value="892154883">
            <text:p>892154883</text:p>
          </table:table-cell>
          <table:table-cell office:value-type="float" office:value="892541550">
            <text:p>892541550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29];&quot;','&quot;;[.C29];&quot;','&quot;;[.D29];&quot;','&quot;;[.E29];&quot;','&quot;;[.F29];&quot;','&quot;;[.G29];&quot;','&quot;;[.H29];&quot;');&quot;)" office:value-type="string" office:string-value="insert into sachbearbeiter (ID, oid,sach_funktion,sach_fax, sach_telephone,sach_organisationseinheit,  MANDANT) values ('6027','OIDM3_SACHBEARBEITERS008','beamte','892154883','892541550','BA011S','3');">
            <text:p>insert into sachbearbeiter (ID, oid,sach_funktion,sach_fax, sach_telephone,sach_organisationseinheit, <text:s/>MANDANT) values ('6027','OIDM3_SACHBEARBEITERS008','beamte','892154883','892541550','BA011S','3');</text:p>
          </table:table-cell>
          <table:table-cell table:number-columns-repeated="16"/>
          <table:table-cell table:formula="of:=CONCATENATE(&quot;public final static String &quot;;[.$A29];&quot; = &quot;&quot;&quot;;[.$C29];&quot;&quot;&quot;;&quot;)" office:value-type="string" office:string-value="public final static String M3_SA008 = &quot;OIDM3_SACHBEARBEITERS008&quot;;">
            <text:p>public final static String M3_SA008 = "OIDM3_SACHBEARBEITERS008";</text:p>
          </table:table-cell>
        </table:table-row>
        <table:table-row table:style-name="ro2">
          <table:table-cell office:value-type="string">
            <text:p>M3_SA009</text:p>
          </table:table-cell>
          <table:table-cell office:value-type="float" office:value="6028">
            <text:p>6028</text:p>
          </table:table-cell>
          <table:table-cell office:value-type="string">
            <text:p>OIDM3_SACHBEARBEITERS009</text:p>
          </table:table-cell>
          <table:table-cell office:value-type="string">
            <text:p>beamte</text:p>
          </table:table-cell>
          <table:table-cell office:value-type="float" office:value="892154884">
            <text:p>892154884</text:p>
          </table:table-cell>
          <table:table-cell office:value-type="float" office:value="892541551">
            <text:p>892541551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30];&quot;','&quot;;[.C30];&quot;','&quot;;[.D30];&quot;','&quot;;[.E30];&quot;','&quot;;[.F30];&quot;','&quot;;[.G30];&quot;','&quot;;[.H30];&quot;');&quot;)" office:value-type="string" office:string-value="insert into sachbearbeiter (ID, oid,sach_funktion,sach_fax, sach_telephone,sach_organisationseinheit,  MANDANT) values ('6028','OIDM3_SACHBEARBEITERS009','beamte','892154884','892541551','BA011S','3');">
            <text:p>insert into sachbearbeiter (ID, oid,sach_funktion,sach_fax, sach_telephone,sach_organisationseinheit, <text:s/>MANDANT) values ('6028','OIDM3_SACHBEARBEITERS009','beamte','892154884','892541551','BA011S','3');</text:p>
          </table:table-cell>
          <table:table-cell table:number-columns-repeated="16"/>
          <table:table-cell table:formula="of:=CONCATENATE(&quot;public final static String &quot;;[.$A30];&quot; = &quot;&quot;&quot;;[.$C30];&quot;&quot;&quot;;&quot;)" office:value-type="string" office:string-value="public final static String M3_SA009 = &quot;OIDM3_SACHBEARBEITERS009&quot;;">
            <text:p>public final static String M3_SA009 = "OIDM3_SACHBEARBEITERS009";</text:p>
          </table:table-cell>
        </table:table-row>
        <table:table-row table:style-name="ro2">
          <table:table-cell office:value-type="string">
            <text:p>M3_SA010</text:p>
          </table:table-cell>
          <table:table-cell office:value-type="float" office:value="6029">
            <text:p>6029</text:p>
          </table:table-cell>
          <table:table-cell office:value-type="string">
            <text:p>OIDM3_SACHBEARBEITERS010</text:p>
          </table:table-cell>
          <table:table-cell office:value-type="string">
            <text:p>beamte</text:p>
          </table:table-cell>
          <table:table-cell office:value-type="float" office:value="892154885">
            <text:p>892154885</text:p>
          </table:table-cell>
          <table:table-cell office:value-type="float" office:value="892541552">
            <text:p>892541552</text:p>
          </table:table-cell>
          <table:table-cell office:value-type="string">
            <text:p>BA011S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sachbearbeiter (ID, oid,sach_funktion,sach_fax, sach_telephone,sach_organisationseinheit,  MANDANT) values ('&quot;;[.B31];&quot;','&quot;;[.C31];&quot;','&quot;;[.D31];&quot;','&quot;;[.E31];&quot;','&quot;;[.F31];&quot;','&quot;;[.G31];&quot;','&quot;;[.H31];&quot;');&quot;)" office:value-type="string" office:string-value="insert into sachbearbeiter (ID, oid,sach_funktion,sach_fax, sach_telephone,sach_organisationseinheit,  MANDANT) values ('6029','OIDM3_SACHBEARBEITERS010','beamte','892154885','892541552','BA011S','3');">
            <text:p>insert into sachbearbeiter (ID, oid,sach_funktion,sach_fax, sach_telephone,sach_organisationseinheit, <text:s/>MANDANT) values ('6029','OIDM3_SACHBEARBEITERS010','beamte','892154885','892541552','BA011S','3');</text:p>
          </table:table-cell>
          <table:table-cell table:number-columns-repeated="16"/>
          <table:table-cell table:formula="of:=CONCATENATE(&quot;public final static String &quot;;[.$A31];&quot; = &quot;&quot;&quot;;[.$C31];&quot;&quot;&quot;;&quot;)" office:value-type="string" office:string-value="public final static String M3_SA010 = &quot;OIDM3_SACHBEARBEITERS010&quot;;">
            <text:p>public final static String M3_SA010 = "OIDM3_SACHBEARBEITERS010";</text:p>
          </table:table-cell>
        </table:table-row>
      </table:table>
      <table:table table:name="BUERGER_SACHBEARBEITE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SACHBEARBEITER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00">
            <text:p>6000</text:p>
          </table:table-cell>
          <table:table-cell table:number-columns-repeated="2"/>
          <table:table-cell table:formula="of:=CONCATENATE(&quot;insert into buerger_sachbearbeiter (&quot;;[.A$1];&quot;, &quot;;[.B$1];&quot;) values ('&quot;;[.A2];&quot;','&quot;;[.B2];&quot;');&quot;)" office:value-type="string" office:string-value="insert into buerger_sachbearbeiter (BUERGER, SACHBEARBEITER) values ('2000','6000');">
            <text:p>insert into buerger_sachbearbeiter (BUERGER, SACHBEARBEITER) values ('2000','6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001">
            <text:p>6001</text:p>
          </table:table-cell>
          <table:table-cell table:number-columns-repeated="2"/>
          <table:table-cell table:formula="of:=CONCATENATE(&quot;insert into buerger_sachbearbeiter (&quot;;[.A$1];&quot;, &quot;;[.B$1];&quot;) values ('&quot;;[.A3];&quot;','&quot;;[.B3];&quot;');&quot;)" office:value-type="string" office:string-value="insert into buerger_sachbearbeiter (BUERGER, SACHBEARBEITER) values ('2001','6001');">
            <text:p>insert into buerger_sachbearbeiter (BUERGER, SACHBEARBEITER) values ('2001','6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002">
            <text:p>6002</text:p>
          </table:table-cell>
          <table:table-cell table:number-columns-repeated="2"/>
          <table:table-cell table:formula="of:=CONCATENATE(&quot;insert into buerger_sachbearbeiter (&quot;;[.A$1];&quot;, &quot;;[.B$1];&quot;) values ('&quot;;[.A4];&quot;','&quot;;[.B4];&quot;');&quot;)" office:value-type="string" office:string-value="insert into buerger_sachbearbeiter (BUERGER, SACHBEARBEITER) values ('2002','6002');">
            <text:p>insert into buerger_sachbearbeiter (BUERGER, SACHBEARBEITER) values ('2002','6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03">
            <text:p>6003</text:p>
          </table:table-cell>
          <table:table-cell table:number-columns-repeated="2"/>
          <table:table-cell table:formula="of:=CONCATENATE(&quot;insert into buerger_sachbearbeiter (&quot;;[.A$1];&quot;, &quot;;[.B$1];&quot;) values ('&quot;;[.A5];&quot;','&quot;;[.B5];&quot;');&quot;)" office:value-type="string" office:string-value="insert into buerger_sachbearbeiter (BUERGER, SACHBEARBEITER) values ('2003','6003');">
            <text:p>insert into buerger_sachbearbeiter (BUERGER, SACHBEARBEITER) values ('2003','6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04">
            <text:p>6004</text:p>
          </table:table-cell>
          <table:table-cell table:number-columns-repeated="2"/>
          <table:table-cell table:formula="of:=CONCATENATE(&quot;insert into buerger_sachbearbeiter (&quot;;[.A$1];&quot;, &quot;;[.B$1];&quot;) values ('&quot;;[.A6];&quot;','&quot;;[.B6];&quot;');&quot;)" office:value-type="string" office:string-value="insert into buerger_sachbearbeiter (BUERGER, SACHBEARBEITER) values ('2004','6004');">
            <text:p>insert into buerger_sachbearbeiter (BUERGER, SACHBEARBEITER) values ('2004','6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005">
            <text:p>6005</text:p>
          </table:table-cell>
          <table:table-cell table:number-columns-repeated="2"/>
          <table:table-cell table:formula="of:=CONCATENATE(&quot;insert into buerger_sachbearbeiter (&quot;;[.A$1];&quot;, &quot;;[.B$1];&quot;) values ('&quot;;[.A7];&quot;','&quot;;[.B7];&quot;');&quot;)" office:value-type="string" office:string-value="insert into buerger_sachbearbeiter (BUERGER, SACHBEARBEITER) values ('2005','6005');">
            <text:p>insert into buerger_sachbearbeiter (BUERGER, SACHBEARBEITER) values ('2005','6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006">
            <text:p>6006</text:p>
          </table:table-cell>
          <table:table-cell table:number-columns-repeated="2"/>
          <table:table-cell table:formula="of:=CONCATENATE(&quot;insert into buerger_sachbearbeiter (&quot;;[.A$1];&quot;, &quot;;[.B$1];&quot;) values ('&quot;;[.A8];&quot;','&quot;;[.B8];&quot;');&quot;)" office:value-type="string" office:string-value="insert into buerger_sachbearbeiter (BUERGER, SACHBEARBEITER) values ('2006','6006');">
            <text:p>insert into buerger_sachbearbeiter (BUERGER, SACHBEARBEITER) values ('2006','6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007">
            <text:p>6007</text:p>
          </table:table-cell>
          <table:table-cell table:number-columns-repeated="2"/>
          <table:table-cell table:formula="of:=CONCATENATE(&quot;insert into buerger_sachbearbeiter (&quot;;[.A$1];&quot;, &quot;;[.B$1];&quot;) values ('&quot;;[.A9];&quot;','&quot;;[.B9];&quot;');&quot;)" office:value-type="string" office:string-value="insert into buerger_sachbearbeiter (BUERGER, SACHBEARBEITER) values ('2007','6007');">
            <text:p>insert into buerger_sachbearbeiter (BUERGER, SACHBEARBEITER) values ('2007','6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008">
            <text:p>6008</text:p>
          </table:table-cell>
          <table:table-cell table:number-columns-repeated="2"/>
          <table:table-cell table:formula="of:=CONCATENATE(&quot;insert into buerger_sachbearbeiter (&quot;;[.A$1];&quot;, &quot;;[.B$1];&quot;) values ('&quot;;[.A10];&quot;','&quot;;[.B10];&quot;');&quot;)" office:value-type="string" office:string-value="insert into buerger_sachbearbeiter (BUERGER, SACHBEARBEITER) values ('2008','6008');">
            <text:p>insert into buerger_sachbearbeiter (BUERGER, SACHBEARBEITER) values ('2008','6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009">
            <text:p>6009</text:p>
          </table:table-cell>
          <table:table-cell table:number-columns-repeated="2"/>
          <table:table-cell table:formula="of:=CONCATENATE(&quot;insert into buerger_sachbearbeiter (&quot;;[.A$1];&quot;, &quot;;[.B$1];&quot;) values ('&quot;;[.A11];&quot;','&quot;;[.B11];&quot;');&quot;)" office:value-type="string" office:string-value="insert into buerger_sachbearbeiter (BUERGER, SACHBEARBEITER) values ('2009','6009');">
            <text:p>insert into buerger_sachbearbeiter (BUERGER, SACHBEARBEITER) values ('2009','6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010">
            <text:p>6010</text:p>
          </table:table-cell>
          <table:table-cell table:number-columns-repeated="2"/>
          <table:table-cell table:formula="of:=CONCATENATE(&quot;insert into buerger_sachbearbeiter (&quot;;[.A$1];&quot;, &quot;;[.B$1];&quot;) values ('&quot;;[.A12];&quot;','&quot;;[.B12];&quot;');&quot;)" office:value-type="string" office:string-value="insert into buerger_sachbearbeiter (BUERGER, SACHBEARBEITER) values ('2010','6010');">
            <text:p>insert into buerger_sachbearbeiter (BUERGER, SACHBEARBEITER) values ('2010','6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011">
            <text:p>6011</text:p>
          </table:table-cell>
          <table:table-cell table:number-columns-repeated="2"/>
          <table:table-cell table:formula="of:=CONCATENATE(&quot;insert into buerger_sachbearbeiter (&quot;;[.A$1];&quot;, &quot;;[.B$1];&quot;) values ('&quot;;[.A13];&quot;','&quot;;[.B13];&quot;');&quot;)" office:value-type="string" office:string-value="insert into buerger_sachbearbeiter (BUERGER, SACHBEARBEITER) values ('2011','6011');">
            <text:p>insert into buerger_sachbearbeiter (BUERGER, SACHBEARBEITER) values ('2011','6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012">
            <text:p>6012</text:p>
          </table:table-cell>
          <table:table-cell table:number-columns-repeated="2"/>
          <table:table-cell table:formula="of:=CONCATENATE(&quot;insert into buerger_sachbearbeiter (&quot;;[.A$1];&quot;, &quot;;[.B$1];&quot;) values ('&quot;;[.A14];&quot;','&quot;;[.B14];&quot;');&quot;)" office:value-type="string" office:string-value="insert into buerger_sachbearbeiter (BUERGER, SACHBEARBEITER) values ('2012','6012');">
            <text:p>insert into buerger_sachbearbeiter (BUERGER, SACHBEARBEITER) values ('2012','6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013">
            <text:p>6013</text:p>
          </table:table-cell>
          <table:table-cell table:number-columns-repeated="2"/>
          <table:table-cell table:formula="of:=CONCATENATE(&quot;insert into buerger_sachbearbeiter (&quot;;[.A$1];&quot;, &quot;;[.B$1];&quot;) values ('&quot;;[.A15];&quot;','&quot;;[.B15];&quot;');&quot;)" office:value-type="string" office:string-value="insert into buerger_sachbearbeiter (BUERGER, SACHBEARBEITER) values ('2013','6013');">
            <text:p>insert into buerger_sachbearbeiter (BUERGER, SACHBEARBEITER) values ('2013','6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014">
            <text:p>6014</text:p>
          </table:table-cell>
          <table:table-cell table:number-columns-repeated="2"/>
          <table:table-cell table:formula="of:=CONCATENATE(&quot;insert into buerger_sachbearbeiter (&quot;;[.A$1];&quot;, &quot;;[.B$1];&quot;) values ('&quot;;[.A16];&quot;','&quot;;[.B16];&quot;');&quot;)" office:value-type="string" office:string-value="insert into buerger_sachbearbeiter (BUERGER, SACHBEARBEITER) values ('2014','6014');">
            <text:p>insert into buerger_sachbearbeiter (BUERGER, SACHBEARBEITER) values ('2014','6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015">
            <text:p>6015</text:p>
          </table:table-cell>
          <table:table-cell table:number-columns-repeated="2"/>
          <table:table-cell table:formula="of:=CONCATENATE(&quot;insert into buerger_sachbearbeiter (&quot;;[.A$1];&quot;, &quot;;[.B$1];&quot;) values ('&quot;;[.A17];&quot;','&quot;;[.B17];&quot;');&quot;)" office:value-type="string" office:string-value="insert into buerger_sachbearbeiter (BUERGER, SACHBEARBEITER) values ('2015','6015');">
            <text:p>insert into buerger_sachbearbeiter (BUERGER, SACHBEARBEITER) values ('2015','6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016">
            <text:p>6016</text:p>
          </table:table-cell>
          <table:table-cell table:number-columns-repeated="2"/>
          <table:table-cell table:formula="of:=CONCATENATE(&quot;insert into buerger_sachbearbeiter (&quot;;[.A$1];&quot;, &quot;;[.B$1];&quot;) values ('&quot;;[.A18];&quot;','&quot;;[.B18];&quot;');&quot;)" office:value-type="string" office:string-value="insert into buerger_sachbearbeiter (BUERGER, SACHBEARBEITER) values ('2016','6016');">
            <text:p>insert into buerger_sachbearbeiter (BUERGER, SACHBEARBEITER) values ('2016','6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017">
            <text:p>6017</text:p>
          </table:table-cell>
          <table:table-cell table:number-columns-repeated="2"/>
          <table:table-cell table:formula="of:=CONCATENATE(&quot;insert into buerger_sachbearbeiter (&quot;;[.A$1];&quot;, &quot;;[.B$1];&quot;) values ('&quot;;[.A19];&quot;','&quot;;[.B19];&quot;');&quot;)" office:value-type="string" office:string-value="insert into buerger_sachbearbeiter (BUERGER, SACHBEARBEITER) values ('2017','6017');">
            <text:p>insert into buerger_sachbearbeiter (BUERGER, SACHBEARBEITER) values ('2017','6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018">
            <text:p>6018</text:p>
          </table:table-cell>
          <table:table-cell table:number-columns-repeated="2"/>
          <table:table-cell table:formula="of:=CONCATENATE(&quot;insert into buerger_sachbearbeiter (&quot;;[.A$1];&quot;, &quot;;[.B$1];&quot;) values ('&quot;;[.A20];&quot;','&quot;;[.B20];&quot;');&quot;)" office:value-type="string" office:string-value="insert into buerger_sachbearbeiter (BUERGER, SACHBEARBEITER) values ('2018','6018');">
            <text:p>insert into buerger_sachbearbeiter (BUERGER, SACHBEARBEITER) values ('2018','601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019">
            <text:p>6019</text:p>
          </table:table-cell>
          <table:table-cell table:number-columns-repeated="2"/>
          <table:table-cell table:formula="of:=CONCATENATE(&quot;insert into buerger_sachbearbeiter (&quot;;[.A$1];&quot;, &quot;;[.B$1];&quot;) values ('&quot;;[.A21];&quot;','&quot;;[.B21];&quot;');&quot;)" office:value-type="string" office:string-value="insert into buerger_sachbearbeiter (BUERGER, SACHBEARBEITER) values ('2019','6019');">
            <text:p>insert into buerger_sachbearbeiter (BUERGER, SACHBEARBEITER) values ('2019','6019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10">
            <text:p>6010</text:p>
          </table:table-cell>
          <table:table-cell table:number-columns-repeated="2"/>
          <table:table-cell table:formula="of:=CONCATENATE(&quot;insert into buerger_sachbearbeiter (&quot;;[.A$1];&quot;, &quot;;[.B$1];&quot;) values ('&quot;;[.A22];&quot;','&quot;;[.B22];&quot;');&quot;)" office:value-type="string" office:string-value="insert into buerger_sachbearbeiter (BUERGER, SACHBEARBEITER) values ('2000','6010');">
            <text:p>insert into buerger_sachbearbeiter (BUERGER, SACHBEARBEITER) values ('2000','6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011">
            <text:p>6011</text:p>
          </table:table-cell>
          <table:table-cell table:number-columns-repeated="2"/>
          <table:table-cell table:formula="of:=CONCATENATE(&quot;insert into buerger_sachbearbeiter (&quot;;[.A$1];&quot;, &quot;;[.B$1];&quot;) values ('&quot;;[.A23];&quot;','&quot;;[.B23];&quot;');&quot;)" office:value-type="string" office:string-value="insert into buerger_sachbearbeiter (BUERGER, SACHBEARBEITER) values ('2001','6011');">
            <text:p>insert into buerger_sachbearbeiter (BUERGER, SACHBEARBEITER) values ('2001','6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012">
            <text:p>6012</text:p>
          </table:table-cell>
          <table:table-cell table:number-columns-repeated="2"/>
          <table:table-cell table:formula="of:=CONCATENATE(&quot;insert into buerger_sachbearbeiter (&quot;;[.A$1];&quot;, &quot;;[.B$1];&quot;) values ('&quot;;[.A24];&quot;','&quot;;[.B24];&quot;');&quot;)" office:value-type="string" office:string-value="insert into buerger_sachbearbeiter (BUERGER, SACHBEARBEITER) values ('2002','6012');">
            <text:p>insert into buerger_sachbearbeiter (BUERGER, SACHBEARBEITER) values ('2002','6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13">
            <text:p>6013</text:p>
          </table:table-cell>
          <table:table-cell table:number-columns-repeated="2"/>
          <table:table-cell table:formula="of:=CONCATENATE(&quot;insert into buerger_sachbearbeiter (&quot;;[.A$1];&quot;, &quot;;[.B$1];&quot;) values ('&quot;;[.A25];&quot;','&quot;;[.B25];&quot;');&quot;)" office:value-type="string" office:string-value="insert into buerger_sachbearbeiter (BUERGER, SACHBEARBEITER) values ('2003','6013');">
            <text:p>insert into buerger_sachbearbeiter (BUERGER, SACHBEARBEITER) values ('2003','6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14">
            <text:p>6014</text:p>
          </table:table-cell>
          <table:table-cell table:number-columns-repeated="2"/>
          <table:table-cell table:formula="of:=CONCATENATE(&quot;insert into buerger_sachbearbeiter (&quot;;[.A$1];&quot;, &quot;;[.B$1];&quot;) values ('&quot;;[.A26];&quot;','&quot;;[.B26];&quot;');&quot;)" office:value-type="string" office:string-value="insert into buerger_sachbearbeiter (BUERGER, SACHBEARBEITER) values ('2004','6014');">
            <text:p>insert into buerger_sachbearbeiter (BUERGER, SACHBEARBEITER) values ('2004','6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015">
            <text:p>6015</text:p>
          </table:table-cell>
          <table:table-cell table:number-columns-repeated="2"/>
          <table:table-cell table:formula="of:=CONCATENATE(&quot;insert into buerger_sachbearbeiter (&quot;;[.A$1];&quot;, &quot;;[.B$1];&quot;) values ('&quot;;[.A27];&quot;','&quot;;[.B27];&quot;');&quot;)" office:value-type="string" office:string-value="insert into buerger_sachbearbeiter (BUERGER, SACHBEARBEITER) values ('2005','6015');">
            <text:p>insert into buerger_sachbearbeiter (BUERGER, SACHBEARBEITER) values ('2005','6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016">
            <text:p>6016</text:p>
          </table:table-cell>
          <table:table-cell table:number-columns-repeated="2"/>
          <table:table-cell table:formula="of:=CONCATENATE(&quot;insert into buerger_sachbearbeiter (&quot;;[.A$1];&quot;, &quot;;[.B$1];&quot;) values ('&quot;;[.A28];&quot;','&quot;;[.B28];&quot;');&quot;)" office:value-type="string" office:string-value="insert into buerger_sachbearbeiter (BUERGER, SACHBEARBEITER) values ('2006','6016');">
            <text:p>insert into buerger_sachbearbeiter (BUERGER, SACHBEARBEITER) values ('2006','6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017">
            <text:p>6017</text:p>
          </table:table-cell>
          <table:table-cell table:number-columns-repeated="2"/>
          <table:table-cell table:formula="of:=CONCATENATE(&quot;insert into buerger_sachbearbeiter (&quot;;[.A$1];&quot;, &quot;;[.B$1];&quot;) values ('&quot;;[.A29];&quot;','&quot;;[.B29];&quot;');&quot;)" office:value-type="string" office:string-value="insert into buerger_sachbearbeiter (BUERGER, SACHBEARBEITER) values ('2007','6017');">
            <text:p>insert into buerger_sachbearbeiter (BUERGER, SACHBEARBEITER) values ('2007','6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018">
            <text:p>6018</text:p>
          </table:table-cell>
          <table:table-cell table:number-columns-repeated="2"/>
          <table:table-cell table:formula="of:=CONCATENATE(&quot;insert into buerger_sachbearbeiter (&quot;;[.A$1];&quot;, &quot;;[.B$1];&quot;) values ('&quot;;[.A30];&quot;','&quot;;[.B30];&quot;');&quot;)" office:value-type="string" office:string-value="insert into buerger_sachbearbeiter (BUERGER, SACHBEARBEITER) values ('2008','6018');">
            <text:p>insert into buerger_sachbearbeiter (BUERGER, SACHBEARBEITER) values ('2008','6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019">
            <text:p>6019</text:p>
          </table:table-cell>
          <table:table-cell table:number-columns-repeated="2"/>
          <table:table-cell table:formula="of:=CONCATENATE(&quot;insert into buerger_sachbearbeiter (&quot;;[.A$1];&quot;, &quot;;[.B$1];&quot;) values ('&quot;;[.A31];&quot;','&quot;;[.B31];&quot;');&quot;)" office:value-type="string" office:string-value="insert into buerger_sachbearbeiter (BUERGER, SACHBEARBEITER) values ('2009','6019');">
            <text:p>insert into buerger_sachbearbeiter (BUERGER, SACHBEARBEITER) values ('2009','6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020">
            <text:p>6020</text:p>
          </table:table-cell>
          <table:table-cell table:number-columns-repeated="2"/>
          <table:table-cell table:formula="of:=CONCATENATE(&quot;insert into buerger_sachbearbeiter (&quot;;[.A$1];&quot;, &quot;;[.B$1];&quot;) values ('&quot;;[.A32];&quot;','&quot;;[.B32];&quot;');&quot;)" office:value-type="string" office:string-value="insert into buerger_sachbearbeiter (BUERGER, SACHBEARBEITER) values ('2010','6020');">
            <text:p>insert into buerger_sachbearbeiter (BUERGER, SACHBEARBEITER) values ('2010','6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021">
            <text:p>6021</text:p>
          </table:table-cell>
          <table:table-cell table:number-columns-repeated="2"/>
          <table:table-cell table:formula="of:=CONCATENATE(&quot;insert into buerger_sachbearbeiter (&quot;;[.A$1];&quot;, &quot;;[.B$1];&quot;) values ('&quot;;[.A33];&quot;','&quot;;[.B33];&quot;');&quot;)" office:value-type="string" office:string-value="insert into buerger_sachbearbeiter (BUERGER, SACHBEARBEITER) values ('2011','6021');">
            <text:p>insert into buerger_sachbearbeiter (BUERGER, SACHBEARBEITER) values ('2011','6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022">
            <text:p>6022</text:p>
          </table:table-cell>
          <table:table-cell table:number-columns-repeated="2"/>
          <table:table-cell table:formula="of:=CONCATENATE(&quot;insert into buerger_sachbearbeiter (&quot;;[.A$1];&quot;, &quot;;[.B$1];&quot;) values ('&quot;;[.A34];&quot;','&quot;;[.B34];&quot;');&quot;)" office:value-type="string" office:string-value="insert into buerger_sachbearbeiter (BUERGER, SACHBEARBEITER) values ('2012','6022');">
            <text:p>insert into buerger_sachbearbeiter (BUERGER, SACHBEARBEITER) values ('2012','6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023">
            <text:p>6023</text:p>
          </table:table-cell>
          <table:table-cell table:number-columns-repeated="2"/>
          <table:table-cell table:formula="of:=CONCATENATE(&quot;insert into buerger_sachbearbeiter (&quot;;[.A$1];&quot;, &quot;;[.B$1];&quot;) values ('&quot;;[.A35];&quot;','&quot;;[.B35];&quot;');&quot;)" office:value-type="string" office:string-value="insert into buerger_sachbearbeiter (BUERGER, SACHBEARBEITER) values ('2013','6023');">
            <text:p>insert into buerger_sachbearbeiter (BUERGER, SACHBEARBEITER) values ('2013','6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024">
            <text:p>6024</text:p>
          </table:table-cell>
          <table:table-cell table:number-columns-repeated="2"/>
          <table:table-cell table:formula="of:=CONCATENATE(&quot;insert into buerger_sachbearbeiter (&quot;;[.A$1];&quot;, &quot;;[.B$1];&quot;) values ('&quot;;[.A36];&quot;','&quot;;[.B36];&quot;');&quot;)" office:value-type="string" office:string-value="insert into buerger_sachbearbeiter (BUERGER, SACHBEARBEITER) values ('2014','6024');">
            <text:p>insert into buerger_sachbearbeiter (BUERGER, SACHBEARBEITER) values ('2014','6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025">
            <text:p>6025</text:p>
          </table:table-cell>
          <table:table-cell table:number-columns-repeated="2"/>
          <table:table-cell table:formula="of:=CONCATENATE(&quot;insert into buerger_sachbearbeiter (&quot;;[.A$1];&quot;, &quot;;[.B$1];&quot;) values ('&quot;;[.A37];&quot;','&quot;;[.B37];&quot;');&quot;)" office:value-type="string" office:string-value="insert into buerger_sachbearbeiter (BUERGER, SACHBEARBEITER) values ('2015','6025');">
            <text:p>insert into buerger_sachbearbeiter (BUERGER, SACHBEARBEITER) values ('2015','6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026">
            <text:p>6026</text:p>
          </table:table-cell>
          <table:table-cell table:number-columns-repeated="2"/>
          <table:table-cell table:formula="of:=CONCATENATE(&quot;insert into buerger_sachbearbeiter (&quot;;[.A$1];&quot;, &quot;;[.B$1];&quot;) values ('&quot;;[.A38];&quot;','&quot;;[.B38];&quot;');&quot;)" office:value-type="string" office:string-value="insert into buerger_sachbearbeiter (BUERGER, SACHBEARBEITER) values ('2016','6026');">
            <text:p>insert into buerger_sachbearbeiter (BUERGER, SACHBEARBEITER) values ('2016','6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027">
            <text:p>6027</text:p>
          </table:table-cell>
          <table:table-cell table:number-columns-repeated="2"/>
          <table:table-cell table:formula="of:=CONCATENATE(&quot;insert into buerger_sachbearbeiter (&quot;;[.A$1];&quot;, &quot;;[.B$1];&quot;) values ('&quot;;[.A39];&quot;','&quot;;[.B39];&quot;');&quot;)" office:value-type="string" office:string-value="insert into buerger_sachbearbeiter (BUERGER, SACHBEARBEITER) values ('2017','6027');">
            <text:p>insert into buerger_sachbearbeiter (BUERGER, SACHBEARBEITER) values ('2017','6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028">
            <text:p>6028</text:p>
          </table:table-cell>
          <table:table-cell table:number-columns-repeated="2"/>
          <table:table-cell table:formula="of:=CONCATENATE(&quot;insert into buerger_sachbearbeiter (&quot;;[.A$1];&quot;, &quot;;[.B$1];&quot;) values ('&quot;;[.A40];&quot;','&quot;;[.B40];&quot;');&quot;)" office:value-type="string" office:string-value="insert into buerger_sachbearbeiter (BUERGER, SACHBEARBEITER) values ('2018','6028');">
            <text:p>insert into buerger_sachbearbeiter (BUERGER, SACHBEARBEITER) values ('2018','602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029">
            <text:p>6029</text:p>
          </table:table-cell>
          <table:table-cell table:number-columns-repeated="2"/>
          <table:table-cell table:formula="of:=CONCATENATE(&quot;insert into buerger_sachbearbeiter (&quot;;[.A$1];&quot;, &quot;;[.B$1];&quot;) values ('&quot;;[.A41];&quot;','&quot;;[.B41];&quot;');&quot;)" office:value-type="string" office:string-value="insert into buerger_sachbearbeiter (BUERGER, SACHBEARBEITER) values ('2019','6029');">
            <text:p>insert into buerger_sachbearbeiter (BUERGER, SACHBEARBEITER) values ('2019','6029');</text:p>
          </table:table-cell>
        </table:table-row>
      </table:table>
      <table:table table:name="SACHBEARBEITER_BUERGER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SACHBEARBEITER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00">
            <text:p>6000</text:p>
          </table:table-cell>
          <table:table-cell table:number-columns-repeated="2"/>
          <table:table-cell table:formula="of:=CONCATENATE(&quot;insert into  sachbearbeiter_buerger (&quot;;[.A$1];&quot;, &quot;;[.B$1];&quot;) values ('&quot;;[.A2];&quot;','&quot;;[.B2];&quot;');&quot;)" office:value-type="string" office:string-value="insert into  sachbearbeiter_buerger (BUERGER, SACHBEARBEITER) values ('2000','6000');">
            <text:p>insert into <text:s/>sachbearbeiter_buerger (BUERGER, SACHBEARBEITER) values ('2000','6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001">
            <text:p>6001</text:p>
          </table:table-cell>
          <table:table-cell table:number-columns-repeated="2"/>
          <table:table-cell table:formula="of:=CONCATENATE(&quot;insert into  sachbearbeiter_buerger (&quot;;[.A$1];&quot;, &quot;;[.B$1];&quot;) values ('&quot;;[.A3];&quot;','&quot;;[.B3];&quot;');&quot;)" office:value-type="string" office:string-value="insert into  sachbearbeiter_buerger (BUERGER, SACHBEARBEITER) values ('2001','6001');">
            <text:p>insert into <text:s/>sachbearbeiter_buerger (BUERGER, SACHBEARBEITER) values ('2001','6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002">
            <text:p>6002</text:p>
          </table:table-cell>
          <table:table-cell table:number-columns-repeated="2"/>
          <table:table-cell table:formula="of:=CONCATENATE(&quot;insert into  sachbearbeiter_buerger (&quot;;[.A$1];&quot;, &quot;;[.B$1];&quot;) values ('&quot;;[.A4];&quot;','&quot;;[.B4];&quot;');&quot;)" office:value-type="string" office:string-value="insert into  sachbearbeiter_buerger (BUERGER, SACHBEARBEITER) values ('2002','6002');">
            <text:p>insert into <text:s/>sachbearbeiter_buerger (BUERGER, SACHBEARBEITER) values ('2002','6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03">
            <text:p>6003</text:p>
          </table:table-cell>
          <table:table-cell table:number-columns-repeated="2"/>
          <table:table-cell table:formula="of:=CONCATENATE(&quot;insert into  sachbearbeiter_buerger (&quot;;[.A$1];&quot;, &quot;;[.B$1];&quot;) values ('&quot;;[.A5];&quot;','&quot;;[.B5];&quot;');&quot;)" office:value-type="string" office:string-value="insert into  sachbearbeiter_buerger (BUERGER, SACHBEARBEITER) values ('2003','6003');">
            <text:p>insert into <text:s/>sachbearbeiter_buerger (BUERGER, SACHBEARBEITER) values ('2003','6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04">
            <text:p>6004</text:p>
          </table:table-cell>
          <table:table-cell table:number-columns-repeated="2"/>
          <table:table-cell table:formula="of:=CONCATENATE(&quot;insert into  sachbearbeiter_buerger (&quot;;[.A$1];&quot;, &quot;;[.B$1];&quot;) values ('&quot;;[.A6];&quot;','&quot;;[.B6];&quot;');&quot;)" office:value-type="string" office:string-value="insert into  sachbearbeiter_buerger (BUERGER, SACHBEARBEITER) values ('2004','6004');">
            <text:p>insert into <text:s/>sachbearbeiter_buerger (BUERGER, SACHBEARBEITER) values ('2004','6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005">
            <text:p>6005</text:p>
          </table:table-cell>
          <table:table-cell table:number-columns-repeated="2"/>
          <table:table-cell table:formula="of:=CONCATENATE(&quot;insert into  sachbearbeiter_buerger (&quot;;[.A$1];&quot;, &quot;;[.B$1];&quot;) values ('&quot;;[.A7];&quot;','&quot;;[.B7];&quot;');&quot;)" office:value-type="string" office:string-value="insert into  sachbearbeiter_buerger (BUERGER, SACHBEARBEITER) values ('2005','6005');">
            <text:p>insert into <text:s/>sachbearbeiter_buerger (BUERGER, SACHBEARBEITER) values ('2005','6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006">
            <text:p>6006</text:p>
          </table:table-cell>
          <table:table-cell table:number-columns-repeated="2"/>
          <table:table-cell table:formula="of:=CONCATENATE(&quot;insert into  sachbearbeiter_buerger (&quot;;[.A$1];&quot;, &quot;;[.B$1];&quot;) values ('&quot;;[.A8];&quot;','&quot;;[.B8];&quot;');&quot;)" office:value-type="string" office:string-value="insert into  sachbearbeiter_buerger (BUERGER, SACHBEARBEITER) values ('2006','6006');">
            <text:p>insert into <text:s/>sachbearbeiter_buerger (BUERGER, SACHBEARBEITER) values ('2006','6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007">
            <text:p>6007</text:p>
          </table:table-cell>
          <table:table-cell table:number-columns-repeated="2"/>
          <table:table-cell table:formula="of:=CONCATENATE(&quot;insert into  sachbearbeiter_buerger (&quot;;[.A$1];&quot;, &quot;;[.B$1];&quot;) values ('&quot;;[.A9];&quot;','&quot;;[.B9];&quot;');&quot;)" office:value-type="string" office:string-value="insert into  sachbearbeiter_buerger (BUERGER, SACHBEARBEITER) values ('2007','6007');">
            <text:p>insert into <text:s/>sachbearbeiter_buerger (BUERGER, SACHBEARBEITER) values ('2007','6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008">
            <text:p>6008</text:p>
          </table:table-cell>
          <table:table-cell table:number-columns-repeated="2"/>
          <table:table-cell table:formula="of:=CONCATENATE(&quot;insert into  sachbearbeiter_buerger (&quot;;[.A$1];&quot;, &quot;;[.B$1];&quot;) values ('&quot;;[.A10];&quot;','&quot;;[.B10];&quot;');&quot;)" office:value-type="string" office:string-value="insert into  sachbearbeiter_buerger (BUERGER, SACHBEARBEITER) values ('2008','6008');">
            <text:p>insert into <text:s/>sachbearbeiter_buerger (BUERGER, SACHBEARBEITER) values ('2008','6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009">
            <text:p>6009</text:p>
          </table:table-cell>
          <table:table-cell table:number-columns-repeated="2"/>
          <table:table-cell table:formula="of:=CONCATENATE(&quot;insert into  sachbearbeiter_buerger (&quot;;[.A$1];&quot;, &quot;;[.B$1];&quot;) values ('&quot;;[.A11];&quot;','&quot;;[.B11];&quot;');&quot;)" office:value-type="string" office:string-value="insert into  sachbearbeiter_buerger (BUERGER, SACHBEARBEITER) values ('2009','6009');">
            <text:p>insert into <text:s/>sachbearbeiter_buerger (BUERGER, SACHBEARBEITER) values ('2009','6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010">
            <text:p>6010</text:p>
          </table:table-cell>
          <table:table-cell table:number-columns-repeated="2"/>
          <table:table-cell table:formula="of:=CONCATENATE(&quot;insert into  sachbearbeiter_buerger (&quot;;[.A$1];&quot;, &quot;;[.B$1];&quot;) values ('&quot;;[.A12];&quot;','&quot;;[.B12];&quot;');&quot;)" office:value-type="string" office:string-value="insert into  sachbearbeiter_buerger (BUERGER, SACHBEARBEITER) values ('2010','6010');">
            <text:p>insert into <text:s/>sachbearbeiter_buerger (BUERGER, SACHBEARBEITER) values ('2010','6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011">
            <text:p>6011</text:p>
          </table:table-cell>
          <table:table-cell table:number-columns-repeated="2"/>
          <table:table-cell table:formula="of:=CONCATENATE(&quot;insert into  sachbearbeiter_buerger (&quot;;[.A$1];&quot;, &quot;;[.B$1];&quot;) values ('&quot;;[.A13];&quot;','&quot;;[.B13];&quot;');&quot;)" office:value-type="string" office:string-value="insert into  sachbearbeiter_buerger (BUERGER, SACHBEARBEITER) values ('2011','6011');">
            <text:p>insert into <text:s/>sachbearbeiter_buerger (BUERGER, SACHBEARBEITER) values ('2011','6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012">
            <text:p>6012</text:p>
          </table:table-cell>
          <table:table-cell table:number-columns-repeated="2"/>
          <table:table-cell table:formula="of:=CONCATENATE(&quot;insert into  sachbearbeiter_buerger (&quot;;[.A$1];&quot;, &quot;;[.B$1];&quot;) values ('&quot;;[.A14];&quot;','&quot;;[.B14];&quot;');&quot;)" office:value-type="string" office:string-value="insert into  sachbearbeiter_buerger (BUERGER, SACHBEARBEITER) values ('2012','6012');">
            <text:p>insert into <text:s/>sachbearbeiter_buerger (BUERGER, SACHBEARBEITER) values ('2012','6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013">
            <text:p>6013</text:p>
          </table:table-cell>
          <table:table-cell table:number-columns-repeated="2"/>
          <table:table-cell table:formula="of:=CONCATENATE(&quot;insert into  sachbearbeiter_buerger (&quot;;[.A$1];&quot;, &quot;;[.B$1];&quot;) values ('&quot;;[.A15];&quot;','&quot;;[.B15];&quot;');&quot;)" office:value-type="string" office:string-value="insert into  sachbearbeiter_buerger (BUERGER, SACHBEARBEITER) values ('2013','6013');">
            <text:p>insert into <text:s/>sachbearbeiter_buerger (BUERGER, SACHBEARBEITER) values ('2013','6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014">
            <text:p>6014</text:p>
          </table:table-cell>
          <table:table-cell table:number-columns-repeated="2"/>
          <table:table-cell table:formula="of:=CONCATENATE(&quot;insert into  sachbearbeiter_buerger (&quot;;[.A$1];&quot;, &quot;;[.B$1];&quot;) values ('&quot;;[.A16];&quot;','&quot;;[.B16];&quot;');&quot;)" office:value-type="string" office:string-value="insert into  sachbearbeiter_buerger (BUERGER, SACHBEARBEITER) values ('2014','6014');">
            <text:p>insert into <text:s/>sachbearbeiter_buerger (BUERGER, SACHBEARBEITER) values ('2014','6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015">
            <text:p>6015</text:p>
          </table:table-cell>
          <table:table-cell table:number-columns-repeated="2"/>
          <table:table-cell table:formula="of:=CONCATENATE(&quot;insert into  sachbearbeiter_buerger (&quot;;[.A$1];&quot;, &quot;;[.B$1];&quot;) values ('&quot;;[.A17];&quot;','&quot;;[.B17];&quot;');&quot;)" office:value-type="string" office:string-value="insert into  sachbearbeiter_buerger (BUERGER, SACHBEARBEITER) values ('2015','6015');">
            <text:p>insert into <text:s/>sachbearbeiter_buerger (BUERGER, SACHBEARBEITER) values ('2015','6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016">
            <text:p>6016</text:p>
          </table:table-cell>
          <table:table-cell table:number-columns-repeated="2"/>
          <table:table-cell table:formula="of:=CONCATENATE(&quot;insert into  sachbearbeiter_buerger (&quot;;[.A$1];&quot;, &quot;;[.B$1];&quot;) values ('&quot;;[.A18];&quot;','&quot;;[.B18];&quot;');&quot;)" office:value-type="string" office:string-value="insert into  sachbearbeiter_buerger (BUERGER, SACHBEARBEITER) values ('2016','6016');">
            <text:p>insert into <text:s/>sachbearbeiter_buerger (BUERGER, SACHBEARBEITER) values ('2016','6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017">
            <text:p>6017</text:p>
          </table:table-cell>
          <table:table-cell table:number-columns-repeated="2"/>
          <table:table-cell table:formula="of:=CONCATENATE(&quot;insert into  sachbearbeiter_buerger (&quot;;[.A$1];&quot;, &quot;;[.B$1];&quot;) values ('&quot;;[.A19];&quot;','&quot;;[.B19];&quot;');&quot;)" office:value-type="string" office:string-value="insert into  sachbearbeiter_buerger (BUERGER, SACHBEARBEITER) values ('2017','6017');">
            <text:p>insert into <text:s/>sachbearbeiter_buerger (BUERGER, SACHBEARBEITER) values ('2017','6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018">
            <text:p>6018</text:p>
          </table:table-cell>
          <table:table-cell table:number-columns-repeated="2"/>
          <table:table-cell table:formula="of:=CONCATENATE(&quot;insert into  sachbearbeiter_buerger (&quot;;[.A$1];&quot;, &quot;;[.B$1];&quot;) values ('&quot;;[.A20];&quot;','&quot;;[.B20];&quot;');&quot;)" office:value-type="string" office:string-value="insert into  sachbearbeiter_buerger (BUERGER, SACHBEARBEITER) values ('2018','6018');">
            <text:p>insert into <text:s/>sachbearbeiter_buerger (BUERGER, SACHBEARBEITER) values ('2018','601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019">
            <text:p>6019</text:p>
          </table:table-cell>
          <table:table-cell table:number-columns-repeated="2"/>
          <table:table-cell table:formula="of:=CONCATENATE(&quot;insert into  sachbearbeiter_buerger (&quot;;[.A$1];&quot;, &quot;;[.B$1];&quot;) values ('&quot;;[.A21];&quot;','&quot;;[.B21];&quot;');&quot;)" office:value-type="string" office:string-value="insert into  sachbearbeiter_buerger (BUERGER, SACHBEARBEITER) values ('2019','6019');">
            <text:p>insert into <text:s/>sachbearbeiter_buerger (BUERGER, SACHBEARBEITER) values ('2019','6019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010">
            <text:p>6010</text:p>
          </table:table-cell>
          <table:table-cell table:number-columns-repeated="2"/>
          <table:table-cell table:formula="of:=CONCATENATE(&quot;insert into  sachbearbeiter_buerger (&quot;;[.A$1];&quot;, &quot;;[.B$1];&quot;) values ('&quot;;[.A22];&quot;','&quot;;[.B22];&quot;');&quot;)" office:value-type="string" office:string-value="insert into  sachbearbeiter_buerger (BUERGER, SACHBEARBEITER) values ('2000','6010');">
            <text:p>insert into <text:s/>sachbearbeiter_buerger (BUERGER, SACHBEARBEITER) values ('2000','6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011">
            <text:p>6011</text:p>
          </table:table-cell>
          <table:table-cell table:number-columns-repeated="2"/>
          <table:table-cell table:formula="of:=CONCATENATE(&quot;insert into  sachbearbeiter_buerger (&quot;;[.A$1];&quot;, &quot;;[.B$1];&quot;) values ('&quot;;[.A23];&quot;','&quot;;[.B23];&quot;');&quot;)" office:value-type="string" office:string-value="insert into  sachbearbeiter_buerger (BUERGER, SACHBEARBEITER) values ('2001','6011');">
            <text:p>insert into <text:s/>sachbearbeiter_buerger (BUERGER, SACHBEARBEITER) values ('2001','6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012">
            <text:p>6012</text:p>
          </table:table-cell>
          <table:table-cell table:number-columns-repeated="2"/>
          <table:table-cell table:formula="of:=CONCATENATE(&quot;insert into  sachbearbeiter_buerger (&quot;;[.A$1];&quot;, &quot;;[.B$1];&quot;) values ('&quot;;[.A24];&quot;','&quot;;[.B24];&quot;');&quot;)" office:value-type="string" office:string-value="insert into  sachbearbeiter_buerger (BUERGER, SACHBEARBEITER) values ('2002','6012');">
            <text:p>insert into <text:s/>sachbearbeiter_buerger (BUERGER, SACHBEARBEITER) values ('2002','6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13">
            <text:p>6013</text:p>
          </table:table-cell>
          <table:table-cell table:number-columns-repeated="2"/>
          <table:table-cell table:formula="of:=CONCATENATE(&quot;insert into  sachbearbeiter_buerger (&quot;;[.A$1];&quot;, &quot;;[.B$1];&quot;) values ('&quot;;[.A25];&quot;','&quot;;[.B25];&quot;');&quot;)" office:value-type="string" office:string-value="insert into  sachbearbeiter_buerger (BUERGER, SACHBEARBEITER) values ('2003','6013');">
            <text:p>insert into <text:s/>sachbearbeiter_buerger (BUERGER, SACHBEARBEITER) values ('2003','6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14">
            <text:p>6014</text:p>
          </table:table-cell>
          <table:table-cell table:number-columns-repeated="2"/>
          <table:table-cell table:formula="of:=CONCATENATE(&quot;insert into  sachbearbeiter_buerger (&quot;;[.A$1];&quot;, &quot;;[.B$1];&quot;) values ('&quot;;[.A26];&quot;','&quot;;[.B26];&quot;');&quot;)" office:value-type="string" office:string-value="insert into  sachbearbeiter_buerger (BUERGER, SACHBEARBEITER) values ('2004','6014');">
            <text:p>insert into <text:s/>sachbearbeiter_buerger (BUERGER, SACHBEARBEITER) values ('2004','6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015">
            <text:p>6015</text:p>
          </table:table-cell>
          <table:table-cell table:number-columns-repeated="2"/>
          <table:table-cell table:formula="of:=CONCATENATE(&quot;insert into  sachbearbeiter_buerger (&quot;;[.A$1];&quot;, &quot;;[.B$1];&quot;) values ('&quot;;[.A27];&quot;','&quot;;[.B27];&quot;');&quot;)" office:value-type="string" office:string-value="insert into  sachbearbeiter_buerger (BUERGER, SACHBEARBEITER) values ('2005','6015');">
            <text:p>insert into <text:s/>sachbearbeiter_buerger (BUERGER, SACHBEARBEITER) values ('2005','6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016">
            <text:p>6016</text:p>
          </table:table-cell>
          <table:table-cell table:number-columns-repeated="2"/>
          <table:table-cell table:formula="of:=CONCATENATE(&quot;insert into  sachbearbeiter_buerger (&quot;;[.A$1];&quot;, &quot;;[.B$1];&quot;) values ('&quot;;[.A28];&quot;','&quot;;[.B28];&quot;');&quot;)" office:value-type="string" office:string-value="insert into  sachbearbeiter_buerger (BUERGER, SACHBEARBEITER) values ('2006','6016');">
            <text:p>insert into <text:s/>sachbearbeiter_buerger (BUERGER, SACHBEARBEITER) values ('2006','6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017">
            <text:p>6017</text:p>
          </table:table-cell>
          <table:table-cell table:number-columns-repeated="2"/>
          <table:table-cell table:formula="of:=CONCATENATE(&quot;insert into  sachbearbeiter_buerger (&quot;;[.A$1];&quot;, &quot;;[.B$1];&quot;) values ('&quot;;[.A29];&quot;','&quot;;[.B29];&quot;');&quot;)" office:value-type="string" office:string-value="insert into  sachbearbeiter_buerger (BUERGER, SACHBEARBEITER) values ('2007','6017');">
            <text:p>insert into <text:s/>sachbearbeiter_buerger (BUERGER, SACHBEARBEITER) values ('2007','6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018">
            <text:p>6018</text:p>
          </table:table-cell>
          <table:table-cell table:number-columns-repeated="2"/>
          <table:table-cell table:formula="of:=CONCATENATE(&quot;insert into  sachbearbeiter_buerger (&quot;;[.A$1];&quot;, &quot;;[.B$1];&quot;) values ('&quot;;[.A30];&quot;','&quot;;[.B30];&quot;');&quot;)" office:value-type="string" office:string-value="insert into  sachbearbeiter_buerger (BUERGER, SACHBEARBEITER) values ('2008','6018');">
            <text:p>insert into <text:s/>sachbearbeiter_buerger (BUERGER, SACHBEARBEITER) values ('2008','6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019">
            <text:p>6019</text:p>
          </table:table-cell>
          <table:table-cell table:number-columns-repeated="2"/>
          <table:table-cell table:formula="of:=CONCATENATE(&quot;insert into  sachbearbeiter_buerger (&quot;;[.A$1];&quot;, &quot;;[.B$1];&quot;) values ('&quot;;[.A31];&quot;','&quot;;[.B31];&quot;');&quot;)" office:value-type="string" office:string-value="insert into  sachbearbeiter_buerger (BUERGER, SACHBEARBEITER) values ('2009','6019');">
            <text:p>insert into <text:s/>sachbearbeiter_buerger (BUERGER, SACHBEARBEITER) values ('2009','6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020">
            <text:p>6020</text:p>
          </table:table-cell>
          <table:table-cell table:number-columns-repeated="2"/>
          <table:table-cell table:formula="of:=CONCATENATE(&quot;insert into  sachbearbeiter_buerger (&quot;;[.A$1];&quot;, &quot;;[.B$1];&quot;) values ('&quot;;[.A32];&quot;','&quot;;[.B32];&quot;');&quot;)" office:value-type="string" office:string-value="insert into  sachbearbeiter_buerger (BUERGER, SACHBEARBEITER) values ('2010','6020');">
            <text:p>insert into <text:s/>sachbearbeiter_buerger (BUERGER, SACHBEARBEITER) values ('2010','6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021">
            <text:p>6021</text:p>
          </table:table-cell>
          <table:table-cell table:number-columns-repeated="2"/>
          <table:table-cell table:formula="of:=CONCATENATE(&quot;insert into  sachbearbeiter_buerger (&quot;;[.A$1];&quot;, &quot;;[.B$1];&quot;) values ('&quot;;[.A33];&quot;','&quot;;[.B33];&quot;');&quot;)" office:value-type="string" office:string-value="insert into  sachbearbeiter_buerger (BUERGER, SACHBEARBEITER) values ('2011','6021');">
            <text:p>insert into <text:s/>sachbearbeiter_buerger (BUERGER, SACHBEARBEITER) values ('2011','6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022">
            <text:p>6022</text:p>
          </table:table-cell>
          <table:table-cell table:number-columns-repeated="2"/>
          <table:table-cell table:formula="of:=CONCATENATE(&quot;insert into  sachbearbeiter_buerger (&quot;;[.A$1];&quot;, &quot;;[.B$1];&quot;) values ('&quot;;[.A34];&quot;','&quot;;[.B34];&quot;');&quot;)" office:value-type="string" office:string-value="insert into  sachbearbeiter_buerger (BUERGER, SACHBEARBEITER) values ('2012','6022');">
            <text:p>insert into <text:s/>sachbearbeiter_buerger (BUERGER, SACHBEARBEITER) values ('2012','6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023">
            <text:p>6023</text:p>
          </table:table-cell>
          <table:table-cell table:number-columns-repeated="2"/>
          <table:table-cell table:formula="of:=CONCATENATE(&quot;insert into  sachbearbeiter_buerger (&quot;;[.A$1];&quot;, &quot;;[.B$1];&quot;) values ('&quot;;[.A35];&quot;','&quot;;[.B35];&quot;');&quot;)" office:value-type="string" office:string-value="insert into  sachbearbeiter_buerger (BUERGER, SACHBEARBEITER) values ('2013','6023');">
            <text:p>insert into <text:s/>sachbearbeiter_buerger (BUERGER, SACHBEARBEITER) values ('2013','6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024">
            <text:p>6024</text:p>
          </table:table-cell>
          <table:table-cell table:number-columns-repeated="2"/>
          <table:table-cell table:formula="of:=CONCATENATE(&quot;insert into  sachbearbeiter_buerger (&quot;;[.A$1];&quot;, &quot;;[.B$1];&quot;) values ('&quot;;[.A36];&quot;','&quot;;[.B36];&quot;');&quot;)" office:value-type="string" office:string-value="insert into  sachbearbeiter_buerger (BUERGER, SACHBEARBEITER) values ('2014','6024');">
            <text:p>insert into <text:s/>sachbearbeiter_buerger (BUERGER, SACHBEARBEITER) values ('2014','6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025">
            <text:p>6025</text:p>
          </table:table-cell>
          <table:table-cell table:number-columns-repeated="2"/>
          <table:table-cell table:formula="of:=CONCATENATE(&quot;insert into  sachbearbeiter_buerger (&quot;;[.A$1];&quot;, &quot;;[.B$1];&quot;) values ('&quot;;[.A37];&quot;','&quot;;[.B37];&quot;');&quot;)" office:value-type="string" office:string-value="insert into  sachbearbeiter_buerger (BUERGER, SACHBEARBEITER) values ('2015','6025');">
            <text:p>insert into <text:s/>sachbearbeiter_buerger (BUERGER, SACHBEARBEITER) values ('2015','6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026">
            <text:p>6026</text:p>
          </table:table-cell>
          <table:table-cell table:number-columns-repeated="2"/>
          <table:table-cell table:formula="of:=CONCATENATE(&quot;insert into  sachbearbeiter_buerger (&quot;;[.A$1];&quot;, &quot;;[.B$1];&quot;) values ('&quot;;[.A38];&quot;','&quot;;[.B38];&quot;');&quot;)" office:value-type="string" office:string-value="insert into  sachbearbeiter_buerger (BUERGER, SACHBEARBEITER) values ('2016','6026');">
            <text:p>insert into <text:s/>sachbearbeiter_buerger (BUERGER, SACHBEARBEITER) values ('2016','6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027">
            <text:p>6027</text:p>
          </table:table-cell>
          <table:table-cell table:number-columns-repeated="2"/>
          <table:table-cell table:formula="of:=CONCATENATE(&quot;insert into  sachbearbeiter_buerger (&quot;;[.A$1];&quot;, &quot;;[.B$1];&quot;) values ('&quot;;[.A39];&quot;','&quot;;[.B39];&quot;');&quot;)" office:value-type="string" office:string-value="insert into  sachbearbeiter_buerger (BUERGER, SACHBEARBEITER) values ('2017','6027');">
            <text:p>insert into <text:s/>sachbearbeiter_buerger (BUERGER, SACHBEARBEITER) values ('2017','6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028">
            <text:p>6028</text:p>
          </table:table-cell>
          <table:table-cell table:number-columns-repeated="2"/>
          <table:table-cell table:formula="of:=CONCATENATE(&quot;insert into  sachbearbeiter_buerger (&quot;;[.A$1];&quot;, &quot;;[.B$1];&quot;) values ('&quot;;[.A40];&quot;','&quot;;[.B40];&quot;');&quot;)" office:value-type="string" office:string-value="insert into  sachbearbeiter_buerger (BUERGER, SACHBEARBEITER) values ('2018','6028');">
            <text:p>insert into <text:s/>sachbearbeiter_buerger (BUERGER, SACHBEARBEITER) values ('2018','602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029">
            <text:p>6029</text:p>
          </table:table-cell>
          <table:table-cell table:number-columns-repeated="2"/>
          <table:table-cell table:formula="of:=CONCATENATE(&quot;insert into  sachbearbeiter_buerger (&quot;;[.A$1];&quot;, &quot;;[.B$1];&quot;) values ('&quot;;[.A41];&quot;','&quot;;[.B41];&quot;');&quot;)" office:value-type="string" office:string-value="insert into  sachbearbeiter_buerger (BUERGER, SACHBEARBEITER) values ('2019','6029');">
            <text:p>insert into <text:s/>sachbearbeiter_buerger (BUERGER, SACHBEARBEITER) values ('2019','6029');</text:p>
          </table:table-cell>
        </table:table-row>
      </table:table>
      <table:table table:name="ADRESSE_EXTERNE" table:style-name="ta1" table:print="false"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14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hausnummer</text:p>
          </table:table-cell>
          <table:table-cell office:value-type="string">
            <text:p>plz</text:p>
          </table:table-cell>
          <table:table-cell office:value-type="string">
            <text:p>str</text:p>
          </table:table-cell>
          <table:table-cell office:value-type="string">
            <text:p>stadt</text:p>
          </table:table-cell>
          <table:table-cell table:style-name="Default" office:value-type="string">
            <text:p>mandant_Ref</text:p>
          </table:table-cell>
          <table:table-cell/>
          <table:table-cell table:style-name="Default"/>
          <table:table-cell table:number-columns-repeated="14"/>
        </table:table-row>
        <table:table-row table:style-name="ro2">
          <table:table-cell office:value-type="string">
            <text:p>M2_AE001</text:p>
          </table:table-cell>
          <table:table-cell office:value-type="float" office:value="7000">
            <text:p>7000</text:p>
          </table:table-cell>
          <table:table-cell office:value-type="string">
            <text:p>OIDM2_ADRESSEEXTA001</text:p>
          </table:table-cell>
          <table:table-cell office:value-type="float" office:value="1">
            <text:p>1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2];&quot;','&quot;;[.C2];&quot;','&quot;;[.D2];&quot;','&quot;;[.E2];&quot;','&quot;;[.F2];&quot;','&quot;;[.G2];&quot;','&quot;;[.H2];&quot;');&quot;)" office:value-type="string" office:string-value="insert into adresse_externe (ID, oid,adr_hausnummer,adr_plz, adr_str,adr_stadt,  MANDANT) values ('7000','OIDM2_ADRESSEEXTA001','1','69034','panoramaStr.','Passau','2');">
            <text:p>insert into adresse_externe (ID, oid,adr_hausnummer,adr_plz, adr_str,adr_stadt, <text:s/>MANDANT) values ('7000','OIDM2_ADRESSEEXTA001','1','69034','panoramaStr.','Passau','2');</text:p>
          </table:table-cell>
          <table:table-cell table:number-columns-repeated="13"/>
          <table:table-cell table:formula="of:=CONCATENATE(&quot;public final static String &quot;;[.$A2];&quot; = &quot;&quot;&quot;;[.$C2];&quot;&quot;&quot;;&quot;)" office:value-type="string" office:string-value="public final static String M2_AE001 = &quot;OIDM2_ADRESSEEXTA001&quot;;">
            <text:p>public final static String M2_AE001 = "OIDM2_ADRESSEEXTA001";</text:p>
          </table:table-cell>
        </table:table-row>
        <table:table-row table:style-name="ro2">
          <table:table-cell office:value-type="string">
            <text:p>M2_AE002</text:p>
          </table:table-cell>
          <table:table-cell office:value-type="float" office:value="7001">
            <text:p>7001</text:p>
          </table:table-cell>
          <table:table-cell office:value-type="string">
            <text:p>OIDM2_ADRESSEEXTA002</text:p>
          </table:table-cell>
          <table:table-cell office:value-type="float" office:value="2">
            <text:p>2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3];&quot;','&quot;;[.C3];&quot;','&quot;;[.D3];&quot;','&quot;;[.E3];&quot;','&quot;;[.F3];&quot;','&quot;;[.G3];&quot;','&quot;;[.H3];&quot;');&quot;)" office:value-type="string" office:string-value="insert into adresse_externe (ID, oid,adr_hausnummer,adr_plz, adr_str,adr_stadt,  MANDANT) values ('7001','OIDM2_ADRESSEEXTA002','2','69034','panoramaStr.','Passau','2');">
            <text:p>insert into adresse_externe (ID, oid,adr_hausnummer,adr_plz, adr_str,adr_stadt, <text:s/>MANDANT) values ('7001','OIDM2_ADRESSEEXTA002','2','69034','panoramaStr.','Passau','2');</text:p>
          </table:table-cell>
          <table:table-cell table:number-columns-repeated="13"/>
          <table:table-cell table:formula="of:=CONCATENATE(&quot;public final static String &quot;;[.$A3];&quot; = &quot;&quot;&quot;;[.$C3];&quot;&quot;&quot;;&quot;)" office:value-type="string" office:string-value="public final static String M2_AE002 = &quot;OIDM2_ADRESSEEXTA002&quot;;">
            <text:p>public final static String M2_AE002 = "OIDM2_ADRESSEEXTA002";</text:p>
          </table:table-cell>
        </table:table-row>
        <table:table-row table:style-name="ro2">
          <table:table-cell office:value-type="string">
            <text:p>M2_AE003</text:p>
          </table:table-cell>
          <table:table-cell office:value-type="float" office:value="7002">
            <text:p>7002</text:p>
          </table:table-cell>
          <table:table-cell office:value-type="string">
            <text:p>OIDM2_ADRESSEEXTA003</text:p>
          </table:table-cell>
          <table:table-cell office:value-type="float" office:value="3">
            <text:p>3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4];&quot;','&quot;;[.C4];&quot;','&quot;;[.D4];&quot;','&quot;;[.E4];&quot;','&quot;;[.F4];&quot;','&quot;;[.G4];&quot;','&quot;;[.H4];&quot;');&quot;)" office:value-type="string" office:string-value="insert into adresse_externe (ID, oid,adr_hausnummer,adr_plz, adr_str,adr_stadt,  MANDANT) values ('7002','OIDM2_ADRESSEEXTA003','3','69034','panoramaStr.','Passau','2');">
            <text:p>insert into adresse_externe (ID, oid,adr_hausnummer,adr_plz, adr_str,adr_stadt, <text:s/>MANDANT) values ('7002','OIDM2_ADRESSEEXTA003','3','69034','panoramaStr.','Passau','2');</text:p>
          </table:table-cell>
          <table:table-cell table:number-columns-repeated="13"/>
          <table:table-cell table:formula="of:=CONCATENATE(&quot;public final static String &quot;;[.$A4];&quot; = &quot;&quot;&quot;;[.$C4];&quot;&quot;&quot;;&quot;)" office:value-type="string" office:string-value="public final static String M2_AE003 = &quot;OIDM2_ADRESSEEXTA003&quot;;">
            <text:p>public final static String M2_AE003 = "OIDM2_ADRESSEEXTA003";</text:p>
          </table:table-cell>
        </table:table-row>
        <table:table-row table:style-name="ro2">
          <table:table-cell office:value-type="string">
            <text:p>M2_AE004</text:p>
          </table:table-cell>
          <table:table-cell office:value-type="float" office:value="7003">
            <text:p>7003</text:p>
          </table:table-cell>
          <table:table-cell office:value-type="string">
            <text:p>OIDM2_ADRESSEEXTA004</text:p>
          </table:table-cell>
          <table:table-cell office:value-type="float" office:value="4">
            <text:p>4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5];&quot;','&quot;;[.C5];&quot;','&quot;;[.D5];&quot;','&quot;;[.E5];&quot;','&quot;;[.F5];&quot;','&quot;;[.G5];&quot;','&quot;;[.H5];&quot;');&quot;)" office:value-type="string" office:string-value="insert into adresse_externe (ID, oid,adr_hausnummer,adr_plz, adr_str,adr_stadt,  MANDANT) values ('7003','OIDM2_ADRESSEEXTA004','4','69034','panoramaStr.','Passau','2');">
            <text:p>insert into adresse_externe (ID, oid,adr_hausnummer,adr_plz, adr_str,adr_stadt, <text:s/>MANDANT) values ('7003','OIDM2_ADRESSEEXTA004','4','69034','panoramaStr.','Passau','2');</text:p>
          </table:table-cell>
          <table:table-cell table:number-columns-repeated="13"/>
          <table:table-cell table:formula="of:=CONCATENATE(&quot;public final static String &quot;;[.$A5];&quot; = &quot;&quot;&quot;;[.$C5];&quot;&quot;&quot;;&quot;)" office:value-type="string" office:string-value="public final static String M2_AE004 = &quot;OIDM2_ADRESSEEXTA004&quot;;">
            <text:p>public final static String M2_AE004 = "OIDM2_ADRESSEEXTA004";</text:p>
          </table:table-cell>
        </table:table-row>
        <table:table-row table:style-name="ro2">
          <table:table-cell office:value-type="string">
            <text:p>M2_AE005</text:p>
          </table:table-cell>
          <table:table-cell office:value-type="float" office:value="7004">
            <text:p>7004</text:p>
          </table:table-cell>
          <table:table-cell office:value-type="string">
            <text:p>OIDM2_ADRESSEEXTA005</text:p>
          </table:table-cell>
          <table:table-cell office:value-type="float" office:value="5">
            <text:p>5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6];&quot;','&quot;;[.C6];&quot;','&quot;;[.D6];&quot;','&quot;;[.E6];&quot;','&quot;;[.F6];&quot;','&quot;;[.G6];&quot;','&quot;;[.H6];&quot;');&quot;)" office:value-type="string" office:string-value="insert into adresse_externe (ID, oid,adr_hausnummer,adr_plz, adr_str,adr_stadt,  MANDANT) values ('7004','OIDM2_ADRESSEEXTA005','5','69034','panoramaStr.','Passau','2');">
            <text:p>insert into adresse_externe (ID, oid,adr_hausnummer,adr_plz, adr_str,adr_stadt, <text:s/>MANDANT) values ('7004','OIDM2_ADRESSEEXTA005','5','69034','panoramaStr.','Passau','2');</text:p>
          </table:table-cell>
          <table:table-cell table:number-columns-repeated="13"/>
          <table:table-cell table:formula="of:=CONCATENATE(&quot;public final static String &quot;;[.$A6];&quot; = &quot;&quot;&quot;;[.$C6];&quot;&quot;&quot;;&quot;)" office:value-type="string" office:string-value="public final static String M2_AE005 = &quot;OIDM2_ADRESSEEXTA005&quot;;">
            <text:p>public final static String M2_AE005 = "OIDM2_ADRESSEEXTA005";</text:p>
          </table:table-cell>
        </table:table-row>
        <table:table-row table:style-name="ro2">
          <table:table-cell office:value-type="string">
            <text:p>M2_AE006</text:p>
          </table:table-cell>
          <table:table-cell office:value-type="float" office:value="7005">
            <text:p>7005</text:p>
          </table:table-cell>
          <table:table-cell office:value-type="string">
            <text:p>OIDM2_ADRESSEEXTA006</text:p>
          </table:table-cell>
          <table:table-cell office:value-type="float" office:value="6">
            <text:p>6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7];&quot;','&quot;;[.C7];&quot;','&quot;;[.D7];&quot;','&quot;;[.E7];&quot;','&quot;;[.F7];&quot;','&quot;;[.G7];&quot;','&quot;;[.H7];&quot;');&quot;)" office:value-type="string" office:string-value="insert into adresse_externe (ID, oid,adr_hausnummer,adr_plz, adr_str,adr_stadt,  MANDANT) values ('7005','OIDM2_ADRESSEEXTA006','6','69034','panoramaStr.','Passau','2');">
            <text:p>insert into adresse_externe (ID, oid,adr_hausnummer,adr_plz, adr_str,adr_stadt, <text:s/>MANDANT) values ('7005','OIDM2_ADRESSEEXTA006','6','69034','panoramaStr.','Passau','2');</text:p>
          </table:table-cell>
          <table:table-cell table:number-columns-repeated="13"/>
          <table:table-cell table:formula="of:=CONCATENATE(&quot;public final static String &quot;;[.$A7];&quot; = &quot;&quot;&quot;;[.$C7];&quot;&quot;&quot;;&quot;)" office:value-type="string" office:string-value="public final static String M2_AE006 = &quot;OIDM2_ADRESSEEXTA006&quot;;">
            <text:p>public final static String M2_AE006 = "OIDM2_ADRESSEEXTA006";</text:p>
          </table:table-cell>
        </table:table-row>
        <table:table-row table:style-name="ro2">
          <table:table-cell office:value-type="string">
            <text:p>M2_AE007</text:p>
          </table:table-cell>
          <table:table-cell office:value-type="float" office:value="7006">
            <text:p>7006</text:p>
          </table:table-cell>
          <table:table-cell office:value-type="string">
            <text:p>OIDM2_ADRESSEEXTA007</text:p>
          </table:table-cell>
          <table:table-cell office:value-type="float" office:value="7">
            <text:p>7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8];&quot;','&quot;;[.C8];&quot;','&quot;;[.D8];&quot;','&quot;;[.E8];&quot;','&quot;;[.F8];&quot;','&quot;;[.G8];&quot;','&quot;;[.H8];&quot;');&quot;)" office:value-type="string" office:string-value="insert into adresse_externe (ID, oid,adr_hausnummer,adr_plz, adr_str,adr_stadt,  MANDANT) values ('7006','OIDM2_ADRESSEEXTA007','7','69034','panoramaStr.','Passau','2');">
            <text:p>insert into adresse_externe (ID, oid,adr_hausnummer,adr_plz, adr_str,adr_stadt, <text:s/>MANDANT) values ('7006','OIDM2_ADRESSEEXTA007','7','69034','panoramaStr.','Passau','2');</text:p>
          </table:table-cell>
          <table:table-cell table:number-columns-repeated="13"/>
          <table:table-cell table:formula="of:=CONCATENATE(&quot;public final static String &quot;;[.$A8];&quot; = &quot;&quot;&quot;;[.$C8];&quot;&quot;&quot;;&quot;)" office:value-type="string" office:string-value="public final static String M2_AE007 = &quot;OIDM2_ADRESSEEXTA007&quot;;">
            <text:p>public final static String M2_AE007 = "OIDM2_ADRESSEEXTA007";</text:p>
          </table:table-cell>
        </table:table-row>
        <table:table-row table:style-name="ro2">
          <table:table-cell office:value-type="string">
            <text:p>M2_AE008</text:p>
          </table:table-cell>
          <table:table-cell office:value-type="float" office:value="7007">
            <text:p>7007</text:p>
          </table:table-cell>
          <table:table-cell office:value-type="string">
            <text:p>OIDM2_ADRESSEEXTA008</text:p>
          </table:table-cell>
          <table:table-cell office:value-type="float" office:value="8">
            <text:p>8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9];&quot;','&quot;;[.C9];&quot;','&quot;;[.D9];&quot;','&quot;;[.E9];&quot;','&quot;;[.F9];&quot;','&quot;;[.G9];&quot;','&quot;;[.H9];&quot;');&quot;)" office:value-type="string" office:string-value="insert into adresse_externe (ID, oid,adr_hausnummer,adr_plz, adr_str,adr_stadt,  MANDANT) values ('7007','OIDM2_ADRESSEEXTA008','8','69034','panoramaStr.','Passau','2');">
            <text:p>insert into adresse_externe (ID, oid,adr_hausnummer,adr_plz, adr_str,adr_stadt, <text:s/>MANDANT) values ('7007','OIDM2_ADRESSEEXTA008','8','69034','panoramaStr.','Passau','2');</text:p>
          </table:table-cell>
          <table:table-cell table:number-columns-repeated="13"/>
          <table:table-cell table:formula="of:=CONCATENATE(&quot;public final static String &quot;;[.$A9];&quot; = &quot;&quot;&quot;;[.$C9];&quot;&quot;&quot;;&quot;)" office:value-type="string" office:string-value="public final static String M2_AE008 = &quot;OIDM2_ADRESSEEXTA008&quot;;">
            <text:p>public final static String M2_AE008 = "OIDM2_ADRESSEEXTA008";</text:p>
          </table:table-cell>
        </table:table-row>
        <table:table-row table:style-name="ro2">
          <table:table-cell office:value-type="string">
            <text:p>M2_AE009</text:p>
          </table:table-cell>
          <table:table-cell office:value-type="float" office:value="7008">
            <text:p>7008</text:p>
          </table:table-cell>
          <table:table-cell office:value-type="string">
            <text:p>OIDM2_ADRESSEEXTA009</text:p>
          </table:table-cell>
          <table:table-cell office:value-type="float" office:value="9">
            <text:p>9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0];&quot;','&quot;;[.C10];&quot;','&quot;;[.D10];&quot;','&quot;;[.E10];&quot;','&quot;;[.F10];&quot;','&quot;;[.G10];&quot;','&quot;;[.H10];&quot;');&quot;)" office:value-type="string" office:string-value="insert into adresse_externe (ID, oid,adr_hausnummer,adr_plz, adr_str,adr_stadt,  MANDANT) values ('7008','OIDM2_ADRESSEEXTA009','9','69034','panoramaStr.','Passau','2');">
            <text:p>insert into adresse_externe (ID, oid,adr_hausnummer,adr_plz, adr_str,adr_stadt, <text:s/>MANDANT) values ('7008','OIDM2_ADRESSEEXTA009','9','69034','panoramaStr.','Passau','2');</text:p>
          </table:table-cell>
          <table:table-cell table:number-columns-repeated="13"/>
          <table:table-cell table:formula="of:=CONCATENATE(&quot;public final static String &quot;;[.$A10];&quot; = &quot;&quot;&quot;;[.$C10];&quot;&quot;&quot;;&quot;)" office:value-type="string" office:string-value="public final static String M2_AE009 = &quot;OIDM2_ADRESSEEXTA009&quot;;">
            <text:p>public final static String M2_AE009 = "OIDM2_ADRESSEEXTA009";</text:p>
          </table:table-cell>
        </table:table-row>
        <table:table-row table:style-name="ro2">
          <table:table-cell office:value-type="string">
            <text:p>M2_AE010</text:p>
          </table:table-cell>
          <table:table-cell office:value-type="float" office:value="7009">
            <text:p>7009</text:p>
          </table:table-cell>
          <table:table-cell office:value-type="string">
            <text:p>OIDM2_ADRESSEEXTA010</text:p>
          </table:table-cell>
          <table:table-cell office:value-type="float" office:value="10">
            <text:p>10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1];&quot;','&quot;;[.C11];&quot;','&quot;;[.D11];&quot;','&quot;;[.E11];&quot;','&quot;;[.F11];&quot;','&quot;;[.G11];&quot;','&quot;;[.H11];&quot;');&quot;)" office:value-type="string" office:string-value="insert into adresse_externe (ID, oid,adr_hausnummer,adr_plz, adr_str,adr_stadt,  MANDANT) values ('7009','OIDM2_ADRESSEEXTA010','10','69034','panoramaStr.','Passau','2');">
            <text:p>insert into adresse_externe (ID, oid,adr_hausnummer,adr_plz, adr_str,adr_stadt, <text:s/>MANDANT) values ('7009','OIDM2_ADRESSEEXTA010','10','69034','panoramaStr.','Passau','2');</text:p>
          </table:table-cell>
          <table:table-cell table:number-columns-repeated="13"/>
          <table:table-cell table:formula="of:=CONCATENATE(&quot;public final static String &quot;;[.$A11];&quot; = &quot;&quot;&quot;;[.$C11];&quot;&quot;&quot;;&quot;)" office:value-type="string" office:string-value="public final static String M2_AE010 = &quot;OIDM2_ADRESSEEXTA010&quot;;">
            <text:p>public final static String M2_AE010 = "OIDM2_ADRESSEEXTA010";</text:p>
          </table:table-cell>
        </table:table-row>
        <table:table-row table:style-name="ro2">
          <table:table-cell office:value-type="string">
            <text:p>M2_AE011</text:p>
          </table:table-cell>
          <table:table-cell office:value-type="float" office:value="7010">
            <text:p>7010</text:p>
          </table:table-cell>
          <table:table-cell office:value-type="string">
            <text:p>OIDM2_ADRESSEEXTA011</text:p>
          </table:table-cell>
          <table:table-cell office:value-type="float" office:value="11">
            <text:p>11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2];&quot;','&quot;;[.C12];&quot;','&quot;;[.D12];&quot;','&quot;;[.E12];&quot;','&quot;;[.F12];&quot;','&quot;;[.G12];&quot;','&quot;;[.H12];&quot;');&quot;)" office:value-type="string" office:string-value="insert into adresse_externe (ID, oid,adr_hausnummer,adr_plz, adr_str,adr_stadt,  MANDANT) values ('7010','OIDM2_ADRESSEEXTA011','11','69034','panoramaStr.','Passau','2');">
            <text:p>insert into adresse_externe (ID, oid,adr_hausnummer,adr_plz, adr_str,adr_stadt, <text:s/>MANDANT) values ('7010','OIDM2_ADRESSEEXTA011','11','69034','panoramaStr.','Passau','2');</text:p>
          </table:table-cell>
          <table:table-cell table:number-columns-repeated="13"/>
          <table:table-cell table:formula="of:=CONCATENATE(&quot;public final static String &quot;;[.$A12];&quot; = &quot;&quot;&quot;;[.$C12];&quot;&quot;&quot;;&quot;)" office:value-type="string" office:string-value="public final static String M2_AE011 = &quot;OIDM2_ADRESSEEXTA011&quot;;">
            <text:p>public final static String M2_AE011 = "OIDM2_ADRESSEEXTA011";</text:p>
          </table:table-cell>
        </table:table-row>
        <table:table-row table:style-name="ro2">
          <table:table-cell office:value-type="string">
            <text:p>M2_AE012</text:p>
          </table:table-cell>
          <table:table-cell office:value-type="float" office:value="7011">
            <text:p>7011</text:p>
          </table:table-cell>
          <table:table-cell office:value-type="string">
            <text:p>OIDM2_ADRESSEEXTA012</text:p>
          </table:table-cell>
          <table:table-cell office:value-type="float" office:value="12">
            <text:p>12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3];&quot;','&quot;;[.C13];&quot;','&quot;;[.D13];&quot;','&quot;;[.E13];&quot;','&quot;;[.F13];&quot;','&quot;;[.G13];&quot;','&quot;;[.H13];&quot;');&quot;)" office:value-type="string" office:string-value="insert into adresse_externe (ID, oid,adr_hausnummer,adr_plz, adr_str,adr_stadt,  MANDANT) values ('7011','OIDM2_ADRESSEEXTA012','12','69034','panoramaStr.','Passau','2');">
            <text:p>insert into adresse_externe (ID, oid,adr_hausnummer,adr_plz, adr_str,adr_stadt, <text:s/>MANDANT) values ('7011','OIDM2_ADRESSEEXTA012','12','69034','panoramaStr.','Passau','2');</text:p>
          </table:table-cell>
          <table:table-cell table:number-columns-repeated="13"/>
          <table:table-cell table:formula="of:=CONCATENATE(&quot;public final static String &quot;;[.$A13];&quot; = &quot;&quot;&quot;;[.$C13];&quot;&quot;&quot;;&quot;)" office:value-type="string" office:string-value="public final static String M2_AE012 = &quot;OIDM2_ADRESSEEXTA012&quot;;">
            <text:p>public final static String M2_AE012 = "OIDM2_ADRESSEEXTA012";</text:p>
          </table:table-cell>
        </table:table-row>
        <table:table-row table:style-name="ro2">
          <table:table-cell office:value-type="string">
            <text:p>M2_AE013</text:p>
          </table:table-cell>
          <table:table-cell office:value-type="float" office:value="7012">
            <text:p>7012</text:p>
          </table:table-cell>
          <table:table-cell office:value-type="string">
            <text:p>OIDM2_ADRESSEEXTA013</text:p>
          </table:table-cell>
          <table:table-cell office:value-type="float" office:value="13">
            <text:p>13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4];&quot;','&quot;;[.C14];&quot;','&quot;;[.D14];&quot;','&quot;;[.E14];&quot;','&quot;;[.F14];&quot;','&quot;;[.G14];&quot;','&quot;;[.H14];&quot;');&quot;)" office:value-type="string" office:string-value="insert into adresse_externe (ID, oid,adr_hausnummer,adr_plz, adr_str,adr_stadt,  MANDANT) values ('7012','OIDM2_ADRESSEEXTA013','13','69034','panoramaStr.','Passau','2');">
            <text:p>insert into adresse_externe (ID, oid,adr_hausnummer,adr_plz, adr_str,adr_stadt, <text:s/>MANDANT) values ('7012','OIDM2_ADRESSEEXTA013','13','69034','panoramaStr.','Passau','2');</text:p>
          </table:table-cell>
          <table:table-cell table:number-columns-repeated="13"/>
          <table:table-cell table:formula="of:=CONCATENATE(&quot;public final static String &quot;;[.$A14];&quot; = &quot;&quot;&quot;;[.$C14];&quot;&quot;&quot;;&quot;)" office:value-type="string" office:string-value="public final static String M2_AE013 = &quot;OIDM2_ADRESSEEXTA013&quot;;">
            <text:p>public final static String M2_AE013 = "OIDM2_ADRESSEEXTA013";</text:p>
          </table:table-cell>
        </table:table-row>
        <table:table-row table:style-name="ro2">
          <table:table-cell office:value-type="string">
            <text:p>M2_AE014</text:p>
          </table:table-cell>
          <table:table-cell office:value-type="float" office:value="7013">
            <text:p>7013</text:p>
          </table:table-cell>
          <table:table-cell office:value-type="string">
            <text:p>OIDM2_ADRESSEEXTA014</text:p>
          </table:table-cell>
          <table:table-cell office:value-type="float" office:value="14">
            <text:p>14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5];&quot;','&quot;;[.C15];&quot;','&quot;;[.D15];&quot;','&quot;;[.E15];&quot;','&quot;;[.F15];&quot;','&quot;;[.G15];&quot;','&quot;;[.H15];&quot;');&quot;)" office:value-type="string" office:string-value="insert into adresse_externe (ID, oid,adr_hausnummer,adr_plz, adr_str,adr_stadt,  MANDANT) values ('7013','OIDM2_ADRESSEEXTA014','14','69034','panoramaStr.','Passau','2');">
            <text:p>insert into adresse_externe (ID, oid,adr_hausnummer,adr_plz, adr_str,adr_stadt, <text:s/>MANDANT) values ('7013','OIDM2_ADRESSEEXTA014','14','69034','panoramaStr.','Passau','2');</text:p>
          </table:table-cell>
          <table:table-cell table:number-columns-repeated="13"/>
          <table:table-cell table:formula="of:=CONCATENATE(&quot;public final static String &quot;;[.$A15];&quot; = &quot;&quot;&quot;;[.$C15];&quot;&quot;&quot;;&quot;)" office:value-type="string" office:string-value="public final static String M2_AE014 = &quot;OIDM2_ADRESSEEXTA014&quot;;">
            <text:p>public final static String M2_AE014 = "OIDM2_ADRESSEEXTA014";</text:p>
          </table:table-cell>
        </table:table-row>
        <table:table-row table:style-name="ro2">
          <table:table-cell office:value-type="string">
            <text:p>M2_AE015</text:p>
          </table:table-cell>
          <table:table-cell office:value-type="float" office:value="7014">
            <text:p>7014</text:p>
          </table:table-cell>
          <table:table-cell office:value-type="string">
            <text:p>OIDM2_ADRESSEEXTA015</text:p>
          </table:table-cell>
          <table:table-cell office:value-type="float" office:value="15">
            <text:p>15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6];&quot;','&quot;;[.C16];&quot;','&quot;;[.D16];&quot;','&quot;;[.E16];&quot;','&quot;;[.F16];&quot;','&quot;;[.G16];&quot;','&quot;;[.H16];&quot;');&quot;)" office:value-type="string" office:string-value="insert into adresse_externe (ID, oid,adr_hausnummer,adr_plz, adr_str,adr_stadt,  MANDANT) values ('7014','OIDM2_ADRESSEEXTA015','15','69034','panoramaStr.','Passau','2');">
            <text:p>insert into adresse_externe (ID, oid,adr_hausnummer,adr_plz, adr_str,adr_stadt, <text:s/>MANDANT) values ('7014','OIDM2_ADRESSEEXTA015','15','69034','panoramaStr.','Passau','2');</text:p>
          </table:table-cell>
          <table:table-cell table:number-columns-repeated="13"/>
          <table:table-cell table:formula="of:=CONCATENATE(&quot;public final static String &quot;;[.$A16];&quot; = &quot;&quot;&quot;;[.$C16];&quot;&quot;&quot;;&quot;)" office:value-type="string" office:string-value="public final static String M2_AE015 = &quot;OIDM2_ADRESSEEXTA015&quot;;">
            <text:p>public final static String M2_AE015 = "OIDM2_ADRESSEEXTA015";</text:p>
          </table:table-cell>
        </table:table-row>
        <table:table-row table:style-name="ro2">
          <table:table-cell office:value-type="string">
            <text:p>M2_AE016</text:p>
          </table:table-cell>
          <table:table-cell office:value-type="float" office:value="7015">
            <text:p>7015</text:p>
          </table:table-cell>
          <table:table-cell office:value-type="string">
            <text:p>OIDM2_ADRESSEEXTA016</text:p>
          </table:table-cell>
          <table:table-cell office:value-type="float" office:value="16">
            <text:p>16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7];&quot;','&quot;;[.C17];&quot;','&quot;;[.D17];&quot;','&quot;;[.E17];&quot;','&quot;;[.F17];&quot;','&quot;;[.G17];&quot;','&quot;;[.H17];&quot;');&quot;)" office:value-type="string" office:string-value="insert into adresse_externe (ID, oid,adr_hausnummer,adr_plz, adr_str,adr_stadt,  MANDANT) values ('7015','OIDM2_ADRESSEEXTA016','16','69034','panoramaStr.','Passau','2');">
            <text:p>insert into adresse_externe (ID, oid,adr_hausnummer,adr_plz, adr_str,adr_stadt, <text:s/>MANDANT) values ('7015','OIDM2_ADRESSEEXTA016','16','69034','panoramaStr.','Passau','2');</text:p>
          </table:table-cell>
          <table:table-cell table:number-columns-repeated="13"/>
          <table:table-cell table:formula="of:=CONCATENATE(&quot;public final static String &quot;;[.$A17];&quot; = &quot;&quot;&quot;;[.$C17];&quot;&quot;&quot;;&quot;)" office:value-type="string" office:string-value="public final static String M2_AE016 = &quot;OIDM2_ADRESSEEXTA016&quot;;">
            <text:p>public final static String M2_AE016 = "OIDM2_ADRESSEEXTA016";</text:p>
          </table:table-cell>
        </table:table-row>
        <table:table-row table:style-name="ro2">
          <table:table-cell office:value-type="string">
            <text:p>M2_AE017</text:p>
          </table:table-cell>
          <table:table-cell office:value-type="float" office:value="7016">
            <text:p>7016</text:p>
          </table:table-cell>
          <table:table-cell office:value-type="string">
            <text:p>OIDM2_ADRESSEEXTA017</text:p>
          </table:table-cell>
          <table:table-cell office:value-type="float" office:value="17">
            <text:p>17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8];&quot;','&quot;;[.C18];&quot;','&quot;;[.D18];&quot;','&quot;;[.E18];&quot;','&quot;;[.F18];&quot;','&quot;;[.G18];&quot;','&quot;;[.H18];&quot;');&quot;)" office:value-type="string" office:string-value="insert into adresse_externe (ID, oid,adr_hausnummer,adr_plz, adr_str,adr_stadt,  MANDANT) values ('7016','OIDM2_ADRESSEEXTA017','17','69034','panoramaStr.','Passau','2');">
            <text:p>insert into adresse_externe (ID, oid,adr_hausnummer,adr_plz, adr_str,adr_stadt, <text:s/>MANDANT) values ('7016','OIDM2_ADRESSEEXTA017','17','69034','panoramaStr.','Passau','2');</text:p>
          </table:table-cell>
          <table:table-cell table:number-columns-repeated="13"/>
          <table:table-cell table:formula="of:=CONCATENATE(&quot;public final static String &quot;;[.$A18];&quot; = &quot;&quot;&quot;;[.$C18];&quot;&quot;&quot;;&quot;)" office:value-type="string" office:string-value="public final static String M2_AE017 = &quot;OIDM2_ADRESSEEXTA017&quot;;">
            <text:p>public final static String M2_AE017 = "OIDM2_ADRESSEEXTA017";</text:p>
          </table:table-cell>
        </table:table-row>
        <table:table-row table:style-name="ro2">
          <table:table-cell office:value-type="string">
            <text:p>M2_AE018</text:p>
          </table:table-cell>
          <table:table-cell office:value-type="float" office:value="7017">
            <text:p>7017</text:p>
          </table:table-cell>
          <table:table-cell office:value-type="string">
            <text:p>OIDM2_ADRESSEEXTA018</text:p>
          </table:table-cell>
          <table:table-cell office:value-type="float" office:value="18">
            <text:p>18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19];&quot;','&quot;;[.C19];&quot;','&quot;;[.D19];&quot;','&quot;;[.E19];&quot;','&quot;;[.F19];&quot;','&quot;;[.G19];&quot;','&quot;;[.H19];&quot;');&quot;)" office:value-type="string" office:string-value="insert into adresse_externe (ID, oid,adr_hausnummer,adr_plz, adr_str,adr_stadt,  MANDANT) values ('7017','OIDM2_ADRESSEEXTA018','18','69034','panoramaStr.','Passau','2');">
            <text:p>insert into adresse_externe (ID, oid,adr_hausnummer,adr_plz, adr_str,adr_stadt, <text:s/>MANDANT) values ('7017','OIDM2_ADRESSEEXTA018','18','69034','panoramaStr.','Passau','2');</text:p>
          </table:table-cell>
          <table:table-cell table:number-columns-repeated="13"/>
          <table:table-cell table:formula="of:=CONCATENATE(&quot;public final static String &quot;;[.$A19];&quot; = &quot;&quot;&quot;;[.$C19];&quot;&quot;&quot;;&quot;)" office:value-type="string" office:string-value="public final static String M2_AE018 = &quot;OIDM2_ADRESSEEXTA018&quot;;">
            <text:p>public final static String M2_AE018 = "OIDM2_ADRESSEEXTA018";</text:p>
          </table:table-cell>
        </table:table-row>
        <table:table-row table:style-name="ro2">
          <table:table-cell office:value-type="string">
            <text:p>M2_AE019</text:p>
          </table:table-cell>
          <table:table-cell office:value-type="float" office:value="7018">
            <text:p>7018</text:p>
          </table:table-cell>
          <table:table-cell office:value-type="string">
            <text:p>OIDM2_ADRESSEEXTA019</text:p>
          </table:table-cell>
          <table:table-cell office:value-type="float" office:value="19">
            <text:p>19</text:p>
          </table:table-cell>
          <table:table-cell office:value-type="float" office:value="69034">
            <text:p>69034</text:p>
          </table:table-cell>
          <table:table-cell office:value-type="string">
            <text:p>panoramaStr.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adresse_externe (ID, oid,adr_hausnummer,adr_plz, adr_str,adr_stadt,  MANDANT) values ('&quot;;[.B20];&quot;','&quot;;[.C20];&quot;','&quot;;[.D20];&quot;','&quot;;[.E20];&quot;','&quot;;[.F20];&quot;','&quot;;[.G20];&quot;','&quot;;[.H20];&quot;');&quot;)" office:value-type="string" office:string-value="insert into adresse_externe (ID, oid,adr_hausnummer,adr_plz, adr_str,adr_stadt,  MANDANT) values ('7018','OIDM2_ADRESSEEXTA019','19','69034','panoramaStr.','Passau','2');">
            <text:p>insert into adresse_externe (ID, oid,adr_hausnummer,adr_plz, adr_str,adr_stadt, <text:s/>MANDANT) values ('7018','OIDM2_ADRESSEEXTA019','19','69034','panoramaStr.','Passau','2');</text:p>
          </table:table-cell>
          <table:table-cell table:number-columns-repeated="13"/>
          <table:table-cell table:formula="of:=CONCATENATE(&quot;public final static String &quot;;[.$A20];&quot; = &quot;&quot;&quot;;[.$C20];&quot;&quot;&quot;;&quot;)" office:value-type="string" office:string-value="public final static String M2_AE019 = &quot;OIDM2_ADRESSEEXTA019&quot;;">
            <text:p>public final static String M2_AE019 = "OIDM2_ADRESSEEXTA019";</text:p>
          </table:table-cell>
        </table:table-row>
        <table:table-row table:style-name="ro2">
          <table:table-cell office:value-type="string">
            <text:p>M3_AE001</text:p>
          </table:table-cell>
          <table:table-cell office:value-type="float" office:value="7019">
            <text:p>7019</text:p>
          </table:table-cell>
          <table:table-cell office:value-type="string">
            <text:p>OIDM3_ADRESSEEXTA001</text:p>
          </table:table-cell>
          <table:table-cell office:value-type="float" office:value="1">
            <text:p>1</text:p>
          </table:table-cell>
          <table:table-cell office:value-type="float" office:value="26003">
            <text:p>26003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1];&quot;','&quot;;[.C21];&quot;','&quot;;[.D21];&quot;','&quot;;[.E21];&quot;','&quot;;[.F21];&quot;','&quot;;[.G21];&quot;','&quot;;[.H21];&quot;');&quot;)" office:value-type="string" office:string-value="insert into adresse_externe (ID, oid,adr_hausnummer,adr_plz, adr_str,adr_stadt,  MANDANT) values ('7019','OIDM3_ADRESSEEXTA001','1','26003','donauStr','heidelberg','3');">
            <text:p>insert into adresse_externe (ID, oid,adr_hausnummer,adr_plz, adr_str,adr_stadt, <text:s/>MANDANT) values ('7019','OIDM3_ADRESSEEXTA001','1','26003','donauStr','heidelberg','3');</text:p>
          </table:table-cell>
          <table:table-cell table:number-columns-repeated="13"/>
          <table:table-cell table:formula="of:=CONCATENATE(&quot;public final static String &quot;;[.$A21];&quot; = &quot;&quot;&quot;;[.$C21];&quot;&quot;&quot;;&quot;)" office:value-type="string" office:string-value="public final static String M3_AE001 = &quot;OIDM3_ADRESSEEXTA001&quot;;">
            <text:p>public final static String M3_AE001 = "OIDM3_ADRESSEEXTA001";</text:p>
          </table:table-cell>
        </table:table-row>
        <table:table-row table:style-name="ro2">
          <table:table-cell office:value-type="string">
            <text:p>M3_AE002</text:p>
          </table:table-cell>
          <table:table-cell office:value-type="float" office:value="7020">
            <text:p>7020</text:p>
          </table:table-cell>
          <table:table-cell office:value-type="string">
            <text:p>OIDM3_ADRESSEEXTA002</text:p>
          </table:table-cell>
          <table:table-cell office:value-type="float" office:value="2">
            <text:p>2</text:p>
          </table:table-cell>
          <table:table-cell office:value-type="float" office:value="26004">
            <text:p>26004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2];&quot;','&quot;;[.C22];&quot;','&quot;;[.D22];&quot;','&quot;;[.E22];&quot;','&quot;;[.F22];&quot;','&quot;;[.G22];&quot;','&quot;;[.H22];&quot;');&quot;)" office:value-type="string" office:string-value="insert into adresse_externe (ID, oid,adr_hausnummer,adr_plz, adr_str,adr_stadt,  MANDANT) values ('7020','OIDM3_ADRESSEEXTA002','2','26004','donauStr','heidelberg','3');">
            <text:p>insert into adresse_externe (ID, oid,adr_hausnummer,adr_plz, adr_str,adr_stadt, <text:s/>MANDANT) values ('7020','OIDM3_ADRESSEEXTA002','2','26004','donauStr','heidelberg','3');</text:p>
          </table:table-cell>
          <table:table-cell table:number-columns-repeated="13"/>
          <table:table-cell table:formula="of:=CONCATENATE(&quot;public final static String &quot;;[.$A22];&quot; = &quot;&quot;&quot;;[.$C22];&quot;&quot;&quot;;&quot;)" office:value-type="string" office:string-value="public final static String M3_AE002 = &quot;OIDM3_ADRESSEEXTA002&quot;;">
            <text:p>public final static String M3_AE002 = "OIDM3_ADRESSEEXTA002";</text:p>
          </table:table-cell>
        </table:table-row>
        <table:table-row table:style-name="ro2">
          <table:table-cell office:value-type="string">
            <text:p>M3_AE003</text:p>
          </table:table-cell>
          <table:table-cell office:value-type="float" office:value="7021">
            <text:p>7021</text:p>
          </table:table-cell>
          <table:table-cell office:value-type="string">
            <text:p>OIDM3_ADRESSEEXTA003</text:p>
          </table:table-cell>
          <table:table-cell office:value-type="float" office:value="3">
            <text:p>3</text:p>
          </table:table-cell>
          <table:table-cell office:value-type="float" office:value="26005">
            <text:p>26005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3];&quot;','&quot;;[.C23];&quot;','&quot;;[.D23];&quot;','&quot;;[.E23];&quot;','&quot;;[.F23];&quot;','&quot;;[.G23];&quot;','&quot;;[.H23];&quot;');&quot;)" office:value-type="string" office:string-value="insert into adresse_externe (ID, oid,adr_hausnummer,adr_plz, adr_str,adr_stadt,  MANDANT) values ('7021','OIDM3_ADRESSEEXTA003','3','26005','donauStr','heidelberg','3');">
            <text:p>insert into adresse_externe (ID, oid,adr_hausnummer,adr_plz, adr_str,adr_stadt, <text:s/>MANDANT) values ('7021','OIDM3_ADRESSEEXTA003','3','26005','donauStr','heidelberg','3');</text:p>
          </table:table-cell>
          <table:table-cell table:number-columns-repeated="13"/>
          <table:table-cell table:formula="of:=CONCATENATE(&quot;public final static String &quot;;[.$A23];&quot; = &quot;&quot;&quot;;[.$C23];&quot;&quot;&quot;;&quot;)" office:value-type="string" office:string-value="public final static String M3_AE003 = &quot;OIDM3_ADRESSEEXTA003&quot;;">
            <text:p>public final static String M3_AE003 = "OIDM3_ADRESSEEXTA003";</text:p>
          </table:table-cell>
        </table:table-row>
        <table:table-row table:style-name="ro2">
          <table:table-cell office:value-type="string">
            <text:p>M3_AE004</text:p>
          </table:table-cell>
          <table:table-cell office:value-type="float" office:value="7022">
            <text:p>7022</text:p>
          </table:table-cell>
          <table:table-cell office:value-type="string">
            <text:p>OIDM3_ADRESSEEXTA004</text:p>
          </table:table-cell>
          <table:table-cell office:value-type="float" office:value="4">
            <text:p>4</text:p>
          </table:table-cell>
          <table:table-cell office:value-type="float" office:value="26006">
            <text:p>26006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4];&quot;','&quot;;[.C24];&quot;','&quot;;[.D24];&quot;','&quot;;[.E24];&quot;','&quot;;[.F24];&quot;','&quot;;[.G24];&quot;','&quot;;[.H24];&quot;');&quot;)" office:value-type="string" office:string-value="insert into adresse_externe (ID, oid,adr_hausnummer,adr_plz, adr_str,adr_stadt,  MANDANT) values ('7022','OIDM3_ADRESSEEXTA004','4','26006','donauStr','heidelberg','3');">
            <text:p>insert into adresse_externe (ID, oid,adr_hausnummer,adr_plz, adr_str,adr_stadt, <text:s/>MANDANT) values ('7022','OIDM3_ADRESSEEXTA004','4','26006','donauStr','heidelberg','3');</text:p>
          </table:table-cell>
          <table:table-cell table:number-columns-repeated="13"/>
          <table:table-cell table:formula="of:=CONCATENATE(&quot;public final static String &quot;;[.$A24];&quot; = &quot;&quot;&quot;;[.$C24];&quot;&quot;&quot;;&quot;)" office:value-type="string" office:string-value="public final static String M3_AE004 = &quot;OIDM3_ADRESSEEXTA004&quot;;">
            <text:p>public final static String M3_AE004 = "OIDM3_ADRESSEEXTA004";</text:p>
          </table:table-cell>
        </table:table-row>
        <table:table-row table:style-name="ro2">
          <table:table-cell office:value-type="string">
            <text:p>M3_AE005</text:p>
          </table:table-cell>
          <table:table-cell office:value-type="float" office:value="7023">
            <text:p>7023</text:p>
          </table:table-cell>
          <table:table-cell office:value-type="string">
            <text:p>OIDM3_ADRESSEEXTA005</text:p>
          </table:table-cell>
          <table:table-cell office:value-type="float" office:value="5">
            <text:p>5</text:p>
          </table:table-cell>
          <table:table-cell office:value-type="float" office:value="26007">
            <text:p>26007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5];&quot;','&quot;;[.C25];&quot;','&quot;;[.D25];&quot;','&quot;;[.E25];&quot;','&quot;;[.F25];&quot;','&quot;;[.G25];&quot;','&quot;;[.H25];&quot;');&quot;)" office:value-type="string" office:string-value="insert into adresse_externe (ID, oid,adr_hausnummer,adr_plz, adr_str,adr_stadt,  MANDANT) values ('7023','OIDM3_ADRESSEEXTA005','5','26007','donauStr','heidelberg','3');">
            <text:p>insert into adresse_externe (ID, oid,adr_hausnummer,adr_plz, adr_str,adr_stadt, <text:s/>MANDANT) values ('7023','OIDM3_ADRESSEEXTA005','5','26007','donauStr','heidelberg','3');</text:p>
          </table:table-cell>
          <table:table-cell table:number-columns-repeated="13"/>
          <table:table-cell table:formula="of:=CONCATENATE(&quot;public final static String &quot;;[.$A25];&quot; = &quot;&quot;&quot;;[.$C25];&quot;&quot;&quot;;&quot;)" office:value-type="string" office:string-value="public final static String M3_AE005 = &quot;OIDM3_ADRESSEEXTA005&quot;;">
            <text:p>public final static String M3_AE005 = "OIDM3_ADRESSEEXTA005";</text:p>
          </table:table-cell>
        </table:table-row>
        <table:table-row table:style-name="ro2">
          <table:table-cell office:value-type="string">
            <text:p>M3_AE006</text:p>
          </table:table-cell>
          <table:table-cell office:value-type="float" office:value="7024">
            <text:p>7024</text:p>
          </table:table-cell>
          <table:table-cell office:value-type="string">
            <text:p>OIDM3_ADRESSEEXTA006</text:p>
          </table:table-cell>
          <table:table-cell office:value-type="float" office:value="6">
            <text:p>6</text:p>
          </table:table-cell>
          <table:table-cell office:value-type="float" office:value="26008">
            <text:p>26008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6];&quot;','&quot;;[.C26];&quot;','&quot;;[.D26];&quot;','&quot;;[.E26];&quot;','&quot;;[.F26];&quot;','&quot;;[.G26];&quot;','&quot;;[.H26];&quot;');&quot;)" office:value-type="string" office:string-value="insert into adresse_externe (ID, oid,adr_hausnummer,adr_plz, adr_str,adr_stadt,  MANDANT) values ('7024','OIDM3_ADRESSEEXTA006','6','26008','donauStr','heidelberg','3');">
            <text:p>insert into adresse_externe (ID, oid,adr_hausnummer,adr_plz, adr_str,adr_stadt, <text:s/>MANDANT) values ('7024','OIDM3_ADRESSEEXTA006','6','26008','donauStr','heidelberg','3');</text:p>
          </table:table-cell>
          <table:table-cell table:number-columns-repeated="13"/>
          <table:table-cell table:formula="of:=CONCATENATE(&quot;public final static String &quot;;[.$A26];&quot; = &quot;&quot;&quot;;[.$C26];&quot;&quot;&quot;;&quot;)" office:value-type="string" office:string-value="public final static String M3_AE006 = &quot;OIDM3_ADRESSEEXTA006&quot;;">
            <text:p>public final static String M3_AE006 = "OIDM3_ADRESSEEXTA006";</text:p>
          </table:table-cell>
        </table:table-row>
        <table:table-row table:style-name="ro2">
          <table:table-cell office:value-type="string">
            <text:p>M3_AE007</text:p>
          </table:table-cell>
          <table:table-cell office:value-type="float" office:value="7025">
            <text:p>7025</text:p>
          </table:table-cell>
          <table:table-cell office:value-type="string">
            <text:p>OIDM3_ADRESSEEXTA007</text:p>
          </table:table-cell>
          <table:table-cell office:value-type="float" office:value="7">
            <text:p>7</text:p>
          </table:table-cell>
          <table:table-cell office:value-type="float" office:value="26009">
            <text:p>26009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7];&quot;','&quot;;[.C27];&quot;','&quot;;[.D27];&quot;','&quot;;[.E27];&quot;','&quot;;[.F27];&quot;','&quot;;[.G27];&quot;','&quot;;[.H27];&quot;');&quot;)" office:value-type="string" office:string-value="insert into adresse_externe (ID, oid,adr_hausnummer,adr_plz, adr_str,adr_stadt,  MANDANT) values ('7025','OIDM3_ADRESSEEXTA007','7','26009','donauStr','heidelberg','3');">
            <text:p>insert into adresse_externe (ID, oid,adr_hausnummer,adr_plz, adr_str,adr_stadt, <text:s/>MANDANT) values ('7025','OIDM3_ADRESSEEXTA007','7','26009','donauStr','heidelberg','3');</text:p>
          </table:table-cell>
          <table:table-cell table:number-columns-repeated="13"/>
          <table:table-cell table:formula="of:=CONCATENATE(&quot;public final static String &quot;;[.$A27];&quot; = &quot;&quot;&quot;;[.$C27];&quot;&quot;&quot;;&quot;)" office:value-type="string" office:string-value="public final static String M3_AE007 = &quot;OIDM3_ADRESSEEXTA007&quot;;">
            <text:p>public final static String M3_AE007 = "OIDM3_ADRESSEEXTA007";</text:p>
          </table:table-cell>
        </table:table-row>
        <table:table-row table:style-name="ro2">
          <table:table-cell office:value-type="string">
            <text:p>M3_AE008</text:p>
          </table:table-cell>
          <table:table-cell office:value-type="float" office:value="7026">
            <text:p>7026</text:p>
          </table:table-cell>
          <table:table-cell office:value-type="string">
            <text:p>OIDM3_ADRESSEEXTA008</text:p>
          </table:table-cell>
          <table:table-cell office:value-type="float" office:value="8">
            <text:p>8</text:p>
          </table:table-cell>
          <table:table-cell office:value-type="float" office:value="26010">
            <text:p>26010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8];&quot;','&quot;;[.C28];&quot;','&quot;;[.D28];&quot;','&quot;;[.E28];&quot;','&quot;;[.F28];&quot;','&quot;;[.G28];&quot;','&quot;;[.H28];&quot;');&quot;)" office:value-type="string" office:string-value="insert into adresse_externe (ID, oid,adr_hausnummer,adr_plz, adr_str,adr_stadt,  MANDANT) values ('7026','OIDM3_ADRESSEEXTA008','8','26010','donauStr','heidelberg','3');">
            <text:p>insert into adresse_externe (ID, oid,adr_hausnummer,adr_plz, adr_str,adr_stadt, <text:s/>MANDANT) values ('7026','OIDM3_ADRESSEEXTA008','8','26010','donauStr','heidelberg','3');</text:p>
          </table:table-cell>
          <table:table-cell table:number-columns-repeated="13"/>
          <table:table-cell table:formula="of:=CONCATENATE(&quot;public final static String &quot;;[.$A28];&quot; = &quot;&quot;&quot;;[.$C28];&quot;&quot;&quot;;&quot;)" office:value-type="string" office:string-value="public final static String M3_AE008 = &quot;OIDM3_ADRESSEEXTA008&quot;;">
            <text:p>public final static String M3_AE008 = "OIDM3_ADRESSEEXTA008";</text:p>
          </table:table-cell>
        </table:table-row>
        <table:table-row table:style-name="ro2">
          <table:table-cell office:value-type="string">
            <text:p>M3_AE009</text:p>
          </table:table-cell>
          <table:table-cell office:value-type="float" office:value="7027">
            <text:p>7027</text:p>
          </table:table-cell>
          <table:table-cell office:value-type="string">
            <text:p>OIDM3_ADRESSEEXTA009</text:p>
          </table:table-cell>
          <table:table-cell office:value-type="float" office:value="9">
            <text:p>9</text:p>
          </table:table-cell>
          <table:table-cell office:value-type="float" office:value="26011">
            <text:p>26011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29];&quot;','&quot;;[.C29];&quot;','&quot;;[.D29];&quot;','&quot;;[.E29];&quot;','&quot;;[.F29];&quot;','&quot;;[.G29];&quot;','&quot;;[.H29];&quot;');&quot;)" office:value-type="string" office:string-value="insert into adresse_externe (ID, oid,adr_hausnummer,adr_plz, adr_str,adr_stadt,  MANDANT) values ('7027','OIDM3_ADRESSEEXTA009','9','26011','donauStr','heidelberg','3');">
            <text:p>insert into adresse_externe (ID, oid,adr_hausnummer,adr_plz, adr_str,adr_stadt, <text:s/>MANDANT) values ('7027','OIDM3_ADRESSEEXTA009','9','26011','donauStr','heidelberg','3');</text:p>
          </table:table-cell>
          <table:table-cell table:number-columns-repeated="13"/>
          <table:table-cell table:formula="of:=CONCATENATE(&quot;public final static String &quot;;[.$A29];&quot; = &quot;&quot;&quot;;[.$C29];&quot;&quot;&quot;;&quot;)" office:value-type="string" office:string-value="public final static String M3_AE009 = &quot;OIDM3_ADRESSEEXTA009&quot;;">
            <text:p>public final static String M3_AE009 = "OIDM3_ADRESSEEXTA009";</text:p>
          </table:table-cell>
        </table:table-row>
        <table:table-row table:style-name="ro2">
          <table:table-cell office:value-type="string">
            <text:p>M3_AE010</text:p>
          </table:table-cell>
          <table:table-cell office:value-type="float" office:value="7028">
            <text:p>7028</text:p>
          </table:table-cell>
          <table:table-cell office:value-type="string">
            <text:p>OIDM3_ADRESSEEXTA010</text:p>
          </table:table-cell>
          <table:table-cell office:value-type="float" office:value="10">
            <text:p>10</text:p>
          </table:table-cell>
          <table:table-cell office:value-type="float" office:value="26012">
            <text:p>26012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30];&quot;','&quot;;[.C30];&quot;','&quot;;[.D30];&quot;','&quot;;[.E30];&quot;','&quot;;[.F30];&quot;','&quot;;[.G30];&quot;','&quot;;[.H30];&quot;');&quot;)" office:value-type="string" office:string-value="insert into adresse_externe (ID, oid,adr_hausnummer,adr_plz, adr_str,adr_stadt,  MANDANT) values ('7028','OIDM3_ADRESSEEXTA010','10','26012','donauStr','heidelberg','3');">
            <text:p>insert into adresse_externe (ID, oid,adr_hausnummer,adr_plz, adr_str,adr_stadt, <text:s/>MANDANT) values ('7028','OIDM3_ADRESSEEXTA010','10','26012','donauStr','heidelberg','3');</text:p>
          </table:table-cell>
          <table:table-cell table:number-columns-repeated="13"/>
          <table:table-cell table:formula="of:=CONCATENATE(&quot;public final static String &quot;;[.$A30];&quot; = &quot;&quot;&quot;;[.$C30];&quot;&quot;&quot;;&quot;)" office:value-type="string" office:string-value="public final static String M3_AE010 = &quot;OIDM3_ADRESSEEXTA010&quot;;">
            <text:p>public final static String M3_AE010 = "OIDM3_ADRESSEEXTA010";</text:p>
          </table:table-cell>
        </table:table-row>
        <table:table-row table:style-name="ro2">
          <table:table-cell office:value-type="string">
            <text:p>M3_AE011</text:p>
          </table:table-cell>
          <table:table-cell office:value-type="float" office:value="7029">
            <text:p>7029</text:p>
          </table:table-cell>
          <table:table-cell office:value-type="string">
            <text:p>OIDM3_ADRESSEEXTA011</text:p>
          </table:table-cell>
          <table:table-cell office:value-type="float" office:value="11">
            <text:p>11</text:p>
          </table:table-cell>
          <table:table-cell office:value-type="float" office:value="26013">
            <text:p>26013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31];&quot;','&quot;;[.C31];&quot;','&quot;;[.D31];&quot;','&quot;;[.E31];&quot;','&quot;;[.F31];&quot;','&quot;;[.G31];&quot;','&quot;;[.H31];&quot;');&quot;)" office:value-type="string" office:string-value="insert into adresse_externe (ID, oid,adr_hausnummer,adr_plz, adr_str,adr_stadt,  MANDANT) values ('7029','OIDM3_ADRESSEEXTA011','11','26013','donauStr','heidelberg','3');">
            <text:p>insert into adresse_externe (ID, oid,adr_hausnummer,adr_plz, adr_str,adr_stadt, <text:s/>MANDANT) values ('7029','OIDM3_ADRESSEEXTA011','11','26013','donauStr','heidelberg','3');</text:p>
          </table:table-cell>
          <table:table-cell table:number-columns-repeated="13"/>
          <table:table-cell table:formula="of:=CONCATENATE(&quot;public final static String &quot;;[.$A31];&quot; = &quot;&quot;&quot;;[.$C31];&quot;&quot;&quot;;&quot;)" office:value-type="string" office:string-value="public final static String M3_AE011 = &quot;OIDM3_ADRESSEEXTA011&quot;;">
            <text:p>public final static String M3_AE011 = "OIDM3_ADRESSEEXTA011";</text:p>
          </table:table-cell>
        </table:table-row>
        <table:table-row table:style-name="ro2">
          <table:table-cell office:value-type="string">
            <text:p>M3_AE012</text:p>
          </table:table-cell>
          <table:table-cell office:value-type="float" office:value="7030">
            <text:p>7030</text:p>
          </table:table-cell>
          <table:table-cell office:value-type="string">
            <text:p>OIDM3_ADRESSEEXTA012</text:p>
          </table:table-cell>
          <table:table-cell office:value-type="float" office:value="12">
            <text:p>12</text:p>
          </table:table-cell>
          <table:table-cell office:value-type="float" office:value="26014">
            <text:p>26014</text:p>
          </table:table-cell>
          <table:table-cell office:value-type="string">
            <text:p>donauStr</text:p>
          </table:table-cell>
          <table:table-cell office:value-type="string">
            <text:p>heidelberg</text:p>
          </table:table-cell>
          <table:table-cell table:style-name="Default" office:value-type="float" office:value="3">
            <text:p>3</text:p>
          </table:table-cell>
          <table:table-cell/>
          <table:table-cell table:formula="of:=CONCATENATE(&quot;insert into adresse_externe (ID, oid,adr_hausnummer,adr_plz, adr_str,adr_stadt,  MANDANT) values ('&quot;;[.B32];&quot;','&quot;;[.C32];&quot;','&quot;;[.D32];&quot;','&quot;;[.E32];&quot;','&quot;;[.F32];&quot;','&quot;;[.G32];&quot;','&quot;;[.H32];&quot;');&quot;)" office:value-type="string" office:string-value="insert into adresse_externe (ID, oid,adr_hausnummer,adr_plz, adr_str,adr_stadt,  MANDANT) values ('7030','OIDM3_ADRESSEEXTA012','12','26014','donauStr','heidelberg','3');">
            <text:p>insert into adresse_externe (ID, oid,adr_hausnummer,adr_plz, adr_str,adr_stadt, <text:s/>MANDANT) values ('7030','OIDM3_ADRESSEEXTA012','12','26014','donauStr','heidelberg','3');</text:p>
          </table:table-cell>
          <table:table-cell table:number-columns-repeated="13"/>
          <table:table-cell table:formula="of:=CONCATENATE(&quot;public final static String &quot;;[.$A32];&quot; = &quot;&quot;&quot;;[.$C32];&quot;&quot;&quot;;&quot;)" office:value-type="string" office:string-value="public final static String M3_AE012 = &quot;OIDM3_ADRESSEEXTA012&quot;;">
            <text:p>public final static String M3_AE012 = "OIDM3_ADRESSEEXTA012"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26.08.2015</text:date>, <text:time>16:0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8-26T16:05:46</dc:date>
    <meta:editing-duration>PT46H02M58S</meta:editing-duration>
    <meta:editing-cycles>45</meta:editing-cycles>
    <meta:generator>OpenOffice.org/3.2$Linux OpenOffice.org_project/320m19$Build-9505</meta:generator>
    <meta:document-statistic meta:table-count="18" meta:cell-count="4039" meta:object-count="0"/>
  </office:meta>
</office:document-meta>
</file>